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03.52pt" svg:y="33.8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3449.0925" calcext:value-type="float">
            <text:p>3449.0925</text:p>
          </table:table-cell>
        </table:table-row>
        <table:table-row table:style-name="ro1">
          <table:table-cell office:value-type="float" office:value="5463.1679" calcext:value-type="float">
            <text:p>5463.1679</text:p>
          </table:table-cell>
        </table:table-row>
        <table:table-row table:style-name="ro1">
          <table:table-cell office:value-type="float" office:value="4356.1654" calcext:value-type="float">
            <text:p>4356.1654</text:p>
          </table:table-cell>
        </table:table-row>
        <table:table-row table:style-name="ro1">
          <table:table-cell office:value-type="float" office:value="3180.8555" calcext:value-type="float">
            <text:p>3180.8555</text:p>
          </table:table-cell>
        </table:table-row>
        <table:table-row table:style-name="ro1">
          <table:table-cell office:value-type="float" office:value="4137.415" calcext:value-type="float">
            <text:p>4137.415</text:p>
          </table:table-cell>
        </table:table-row>
        <table:table-row table:style-name="ro1">
          <table:table-cell office:value-type="float" office:value="4204.381" calcext:value-type="float">
            <text:p>4204.381</text:p>
          </table:table-cell>
        </table:table-row>
        <table:table-row table:style-name="ro1">
          <table:table-cell office:value-type="float" office:value="3345.8953" calcext:value-type="float">
            <text:p>3345.8953</text:p>
          </table:table-cell>
        </table:table-row>
        <table:table-row table:style-name="ro1">
          <table:table-cell office:value-type="float" office:value="6478.1346" calcext:value-type="float">
            <text:p>6478.1346</text:p>
          </table:table-cell>
        </table:table-row>
        <table:table-row table:style-name="ro1">
          <table:table-cell office:value-type="float" office:value="2936.2874" calcext:value-type="float">
            <text:p>2936.2874</text:p>
          </table:table-cell>
        </table:table-row>
        <table:table-row table:style-name="ro1">
          <table:table-cell office:value-type="float" office:value="7127.5337" calcext:value-type="float">
            <text:p>7127.5337</text:p>
          </table:table-cell>
        </table:table-row>
        <table:table-row table:style-name="ro1">
          <table:table-cell office:value-type="float" office:value="8465.1325" calcext:value-type="float">
            <text:p>8465.1325</text:p>
          </table:table-cell>
        </table:table-row>
        <table:table-row table:style-name="ro1">
          <table:table-cell office:value-type="float" office:value="3065.704" calcext:value-type="float">
            <text:p>3065.704</text:p>
          </table:table-cell>
        </table:table-row>
        <table:table-row table:style-name="ro1">
          <table:table-cell office:value-type="float" office:value="2834.9104" calcext:value-type="float">
            <text:p>2834.9104</text:p>
          </table:table-cell>
        </table:table-row>
        <table:table-row table:style-name="ro1">
          <table:table-cell office:value-type="float" office:value="5132.64" calcext:value-type="float">
            <text:p>5132.64</text:p>
          </table:table-cell>
        </table:table-row>
        <table:table-row table:style-name="ro1">
          <table:table-cell office:value-type="float" office:value="2497.5479" calcext:value-type="float">
            <text:p>2497.5479</text:p>
          </table:table-cell>
        </table:table-row>
        <table:table-row table:style-name="ro1">
          <table:table-cell office:value-type="float" office:value="2718.1055" calcext:value-type="float">
            <text:p>2718.1055</text:p>
          </table:table-cell>
        </table:table-row>
        <table:table-row table:style-name="ro1">
          <table:table-cell office:value-type="float" office:value="6542.225" calcext:value-type="float">
            <text:p>6542.225</text:p>
          </table:table-cell>
        </table:table-row>
        <table:table-row table:style-name="ro1">
          <table:table-cell office:value-type="float" office:value="5648.1234" calcext:value-type="float">
            <text:p>5648.1234</text:p>
          </table:table-cell>
        </table:table-row>
        <table:table-row table:style-name="ro1">
          <table:table-cell office:value-type="float" office:value="2643.5615" calcext:value-type="float">
            <text:p>2643.5615</text:p>
          </table:table-cell>
        </table:table-row>
        <table:table-row table:style-name="ro1">
          <table:table-cell office:value-type="float" office:value="5555.321" calcext:value-type="float">
            <text:p>5555.321</text:p>
          </table:table-cell>
        </table:table-row>
        <table:table-row table:style-name="ro1">
          <table:table-cell office:value-type="float" office:value="3102.3079" calcext:value-type="float">
            <text:p>3102.3079</text:p>
          </table:table-cell>
        </table:table-row>
        <table:table-row table:style-name="ro1">
          <table:table-cell office:value-type="float" office:value="4500.154" calcext:value-type="float">
            <text:p>4500.154</text:p>
          </table:table-cell>
        </table:table-row>
        <table:table-row table:style-name="ro1">
          <table:table-cell office:value-type="float" office:value="1767.5547" calcext:value-type="float">
            <text:p>1767.5547</text:p>
          </table:table-cell>
        </table:table-row>
        <table:table-row table:style-name="ro1">
          <table:table-cell office:value-type="float" office:value="4899.26" calcext:value-type="float">
            <text:p>4899.26</text:p>
          </table:table-cell>
        </table:table-row>
        <table:table-row table:style-name="ro1">
          <table:table-cell office:value-type="float" office:value="5324.1233" calcext:value-type="float">
            <text:p>5324.1233</text:p>
          </table:table-cell>
        </table:table-row>
        <table:table-row table:style-name="ro1">
          <table:table-cell office:value-type="float" office:value="1999.4641" calcext:value-type="float">
            <text:p>1999.4641</text:p>
          </table:table-cell>
        </table:table-row>
        <table:table-row table:style-name="ro1">
          <table:table-cell office:value-type="float" office:value="5789.3359" calcext:value-type="float">
            <text:p>5789.3359</text:p>
          </table:table-cell>
        </table:table-row>
        <table:table-row table:style-name="ro1">
          <table:table-cell office:value-type="float" office:value="4648.1324" calcext:value-type="float">
            <text:p>4648.1324</text:p>
          </table:table-cell>
        </table:table-row>
        <table:table-row table:style-name="ro1">
          <table:table-cell office:value-type="float" office:value="5999.2315" calcext:value-type="float">
            <text:p>5999.2315</text:p>
          </table:table-cell>
        </table:table-row>
        <table:table-row table:style-name="ro1">
          <table:table-cell office:value-type="float" office:value="2580.7651" calcext:value-type="float">
            <text:p>2580.7651</text:p>
          </table:table-cell>
        </table:table-row>
        <table:table-row table:style-name="ro1">
          <table:table-cell office:value-type="float" office:value="7546.135" calcext:value-type="float">
            <text:p>7546.135</text:p>
          </table:table-cell>
        </table:table-row>
        <table:table-row table:style-name="ro1">
          <table:table-cell office:value-type="float" office:value="2537.722" calcext:value-type="float">
            <text:p>2537.722</text:p>
          </table:table-cell>
        </table:table-row>
        <table:table-row table:style-name="ro1">
          <table:table-cell office:value-type="float" office:value="7894.132" calcext:value-type="float">
            <text:p>7894.132</text:p>
          </table:table-cell>
        </table:table-row>
        <table:table-row table:style-name="ro1">
          <table:table-cell office:value-type="float" office:value="3404.7476" calcext:value-type="float">
            <text:p>3404.7476</text:p>
          </table:table-cell>
        </table:table-row>
        <table:table-row table:style-name="ro1">
          <table:table-cell office:value-type="float" office:value="2673.7036" calcext:value-type="float">
            <text:p>2673.7036</text:p>
          </table:table-cell>
        </table:table-row>
        <table:table-row table:style-name="ro1">
          <table:table-cell office:value-type="float" office:value="7124.216" calcext:value-type="float">
            <text:p>7124.216</text:p>
          </table:table-cell>
        </table:table-row>
        <table:table-row table:style-name="ro1">
          <table:table-cell office:value-type="float" office:value="3148.7905" calcext:value-type="float">
            <text:p>3148.7905</text:p>
          </table:table-cell>
        </table:table-row>
        <table:table-row table:style-name="ro1">
          <table:table-cell office:value-type="float" office:value="7006.235" calcext:value-type="float">
            <text:p>7006.235</text:p>
          </table:table-cell>
        </table:table-row>
        <table:table-row table:style-name="ro1">
          <table:table-cell office:value-type="float" office:value="2361.6453" calcext:value-type="float">
            <text:p>2361.6453</text:p>
          </table:table-cell>
        </table:table-row>
        <table:table-row table:style-name="ro1">
          <table:table-cell office:value-type="float" office:value="6197.1346" calcext:value-type="float">
            <text:p>6197.1346</text:p>
          </table:table-cell>
        </table:table-row>
        <table:table-row table:style-name="ro1">
          <table:table-cell office:value-type="float" office:value="2781.7144" calcext:value-type="float">
            <text:p>2781.7144</text:p>
          </table:table-cell>
        </table:table-row>
        <table:table-row table:style-name="ro1">
          <table:table-cell office:value-type="float" office:value="6894.234" calcext:value-type="float">
            <text:p>6894.234</text:p>
          </table:table-cell>
        </table:table-row>
        <table:table-row table:style-name="ro1">
          <table:table-cell office:value-type="float" office:value="2947.926" calcext:value-type="float">
            <text:p>2947.926</text:p>
          </table:table-cell>
        </table:table-row>
        <table:table-row table:style-name="ro1">
          <table:table-cell office:value-type="float" office:value="6549.2346" calcext:value-type="float">
            <text:p>6549.2346</text:p>
          </table:table-cell>
        </table:table-row>
        <table:table-row table:style-name="ro1">
          <table:table-cell office:value-type="float" office:value="1914.6514" calcext:value-type="float">
            <text:p>1914.6514</text:p>
          </table:table-cell>
        </table:table-row>
        <table:table-row table:style-name="ro1">
          <table:table-cell office:value-type="float" office:value="6154.3121" calcext:value-type="float">
            <text:p>6154.3121</text:p>
          </table:table-cell>
        </table:table-row>
        <table:table-row table:style-name="ro1">
          <table:table-cell office:value-type="float" office:value="2375.2961" calcext:value-type="float">
            <text:p>2375.2961</text:p>
          </table:table-cell>
        </table:table-row>
        <table:table-row table:style-name="ro1">
          <table:table-cell office:value-type="float" office:value="6154.1657" calcext:value-type="float">
            <text:p>6154.1657</text:p>
          </table:table-cell>
        </table:table-row>
        <table:table-row table:style-name="ro1">
          <table:table-cell office:value-type="float" office:value="3407.7332" calcext:value-type="float">
            <text:p>3407.7332</text:p>
          </table:table-cell>
        </table:table-row>
        <table:table-row table:style-name="ro1">
          <table:table-cell office:value-type="float" office:value="6521.347" calcext:value-type="float">
            <text:p>6521.347</text:p>
          </table:table-cell>
        </table:table-row>
        <table:table-row table:style-name="ro1">
          <table:table-cell office:value-type="float" office:value="3769.86" calcext:value-type="float">
            <text:p>3769.86</text:p>
          </table:table-cell>
        </table:table-row>
        <table:table-row table:style-name="ro1">
          <table:table-cell office:value-type="float" office:value="6842.1237" calcext:value-type="float">
            <text:p>6842.1237</text:p>
          </table:table-cell>
        </table:table-row>
        <table:table-row table:style-name="ro1">
          <table:table-cell office:value-type="float" office:value="2176.045" calcext:value-type="float">
            <text:p>2176.045</text:p>
          </table:table-cell>
        </table:table-row>
        <table:table-row table:style-name="ro1">
          <table:table-cell office:value-type="float" office:value="6479.1346" calcext:value-type="float">
            <text:p>6479.1346</text:p>
          </table:table-cell>
        </table:table-row>
        <table:table-row table:style-name="ro1">
          <table:table-cell office:value-type="float" office:value="2683.5742" calcext:value-type="float">
            <text:p>2683.5742</text:p>
          </table:table-cell>
        </table:table-row>
        <table:table-row table:style-name="ro1">
          <table:table-cell office:value-type="float" office:value="5487.1654" calcext:value-type="float">
            <text:p>5487.1654</text:p>
          </table:table-cell>
        </table:table-row>
        <table:table-row table:style-name="ro1">
          <table:table-cell office:value-type="float" office:value="2575.555" calcext:value-type="float">
            <text:p>2575.555</text:p>
          </table:table-cell>
        </table:table-row>
        <table:table-row table:style-name="ro1">
          <table:table-cell office:value-type="float" office:value="3284.577" calcext:value-type="float">
            <text:p>3284.577</text:p>
          </table:table-cell>
        </table:table-row>
        <table:table-row table:style-name="ro1">
          <table:table-cell office:value-type="float" office:value="3999.2546" calcext:value-type="float">
            <text:p>3999.2546</text:p>
          </table:table-cell>
        </table:table-row>
        <table:table-row table:style-name="ro1">
          <table:table-cell office:value-type="float" office:value="1941.3464" calcext:value-type="float">
            <text:p>1941.3464</text:p>
          </table:table-cell>
        </table:table-row>
        <table:table-row table:style-name="ro1">
          <table:table-cell office:value-type="float" office:value="4732.10654" calcext:value-type="float">
            <text:p>4732.10654</text:p>
          </table:table-cell>
        </table:table-row>
        <table:table-row table:style-name="ro1">
          <table:table-cell office:value-type="float" office:value="2667.0708" calcext:value-type="float">
            <text:p>2667.0708</text:p>
          </table:table-cell>
        </table:table-row>
        <table:table-row table:style-name="ro1">
          <table:table-cell office:value-type="float" office:value="4120.416" calcext:value-type="float">
            <text:p>4120.416</text:p>
          </table:table-cell>
        </table:table-row>
        <table:table-row table:style-name="ro1">
          <table:table-cell office:value-type="float" office:value="3884.2412" calcext:value-type="float">
            <text:p>3884.2412</text:p>
          </table:table-cell>
        </table:table-row>
        <table:table-row table:style-name="ro1">
          <table:table-cell office:value-type="float" office:value="4250.1657" calcext:value-type="float">
            <text:p>4250.1657</text:p>
          </table:table-cell>
        </table:table-row>
        <table:table-row table:style-name="ro1">
          <table:table-cell office:value-type="float" office:value="3024.7646" calcext:value-type="float">
            <text:p>3024.7646</text:p>
          </table:table-cell>
        </table:table-row>
        <table:table-row table:style-name="ro1">
          <table:table-cell office:value-type="float" office:value="5315.75" calcext:value-type="float">
            <text:p>5315.75</text:p>
          </table:table-cell>
        </table:table-row>
        <table:table-row table:style-name="ro1">
          <table:table-cell office:value-type="float" office:value="2835.0713" calcext:value-type="float">
            <text:p>2835.0713</text:p>
          </table:table-cell>
        </table:table-row>
        <table:table-row table:style-name="ro1">
          <table:table-cell office:value-type="float" office:value="4074.1324" calcext:value-type="float">
            <text:p>4074.1324</text:p>
          </table:table-cell>
        </table:table-row>
        <table:table-row table:style-name="ro1">
          <table:table-cell office:value-type="float" office:value="4971.13" calcext:value-type="float">
            <text:p>4971.13</text:p>
          </table:table-cell>
        </table:table-row>
        <table:table-row table:style-name="ro1">
          <table:table-cell office:value-type="float" office:value="2415.2185" calcext:value-type="float">
            <text:p>2415.2185</text:p>
          </table:table-cell>
        </table:table-row>
        <table:table-row table:style-name="ro1">
          <table:table-cell office:value-type="float" office:value="4831.165" calcext:value-type="float">
            <text:p>4831.165</text:p>
          </table:table-cell>
        </table:table-row>
        <table:table-row table:style-name="ro1">
          <table:table-cell office:value-type="float" office:value="2152.684" calcext:value-type="float">
            <text:p>2152.684</text:p>
          </table:table-cell>
        </table:table-row>
        <table:table-row table:style-name="ro1">
          <table:table-cell office:value-type="float" office:value="4106.161" calcext:value-type="float">
            <text:p>4106.161</text:p>
          </table:table-cell>
        </table:table-row>
        <table:table-row table:style-name="ro1">
          <table:table-cell office:value-type="float" office:value="2334.3755" calcext:value-type="float">
            <text:p>2334.3755</text:p>
          </table:table-cell>
        </table:table-row>
        <table:table-row table:style-name="ro1">
          <table:table-cell office:value-type="float" office:value="3789.1263" calcext:value-type="float">
            <text:p>3789.1263</text:p>
          </table:table-cell>
        </table:table-row>
        <table:table-row table:style-name="ro1">
          <table:table-cell office:value-type="float" office:value="2510.0913" calcext:value-type="float">
            <text:p>2510.0913</text:p>
          </table:table-cell>
        </table:table-row>
        <table:table-row table:style-name="ro1">
          <table:table-cell office:value-type="float" office:value="4000.2348" calcext:value-type="float">
            <text:p>4000.2348</text:p>
          </table:table-cell>
        </table:table-row>
        <table:table-row table:style-name="ro1">
          <table:table-cell office:value-type="float" office:value="3890.4321" calcext:value-type="float">
            <text:p>3890.4321</text:p>
          </table:table-cell>
        </table:table-row>
        <table:table-row table:style-name="ro1">
          <table:table-cell office:value-type="float" office:value="3113.7622" calcext:value-type="float">
            <text:p>3113.7622</text:p>
          </table:table-cell>
        </table:table-row>
        <table:table-row table:style-name="ro1">
          <table:table-cell office:value-type="float" office:value="4975.3248" calcext:value-type="float">
            <text:p>4975.3248</text:p>
          </table:table-cell>
        </table:table-row>
        <table:table-row table:style-name="ro1">
          <table:table-cell office:value-type="float" office:value="4302.1654" calcext:value-type="float">
            <text:p>4302.1654</text:p>
          </table:table-cell>
        </table:table-row>
        <table:table-row table:style-name="ro1">
          <table:table-cell office:value-type="float" office:value="3782.8984" calcext:value-type="float">
            <text:p>3782.8984</text:p>
          </table:table-cell>
        </table:table-row>
        <table:table-row table:style-name="ro1">
          <table:table-cell office:value-type="float" office:value="5131.1324" calcext:value-type="float">
            <text:p>5131.1324</text:p>
          </table:table-cell>
        </table:table-row>
        <table:table-row table:style-name="ro1">
          <table:table-cell office:value-type="float" office:value="2668.3992" calcext:value-type="float">
            <text:p>2668.3992</text:p>
          </table:table-cell>
        </table:table-row>
        <table:table-row table:style-name="ro1">
          <table:table-cell office:value-type="float" office:value="5137.1654" calcext:value-type="float">
            <text:p>5137.1654</text:p>
          </table:table-cell>
        </table:table-row>
        <table:table-row table:style-name="ro1">
          <table:table-cell office:value-type="float" office:value="2526.8862" calcext:value-type="float">
            <text:p>2526.8862</text:p>
          </table:table-cell>
        </table:table-row>
        <table:table-row table:style-name="ro1">
          <table:table-cell office:value-type="float" office:value="5984.213" calcext:value-type="float">
            <text:p>5984.213</text:p>
          </table:table-cell>
        </table:table-row>
        <table:table-row table:style-name="ro1">
          <table:table-cell office:value-type="float" office:value="3068.6335" calcext:value-type="float">
            <text:p>3068.6335</text:p>
          </table:table-cell>
        </table:table-row>
        <table:table-row table:style-name="ro1">
          <table:table-cell office:value-type="float" office:value="5641.0236" calcext:value-type="float">
            <text:p>5641.0236</text:p>
          </table:table-cell>
        </table:table-row>
        <table:table-row table:style-name="ro1">
          <table:table-cell office:value-type="float" office:value="2441.2566" calcext:value-type="float">
            <text:p>2441.2566</text:p>
          </table:table-cell>
        </table:table-row>
        <table:table-row table:style-name="ro1">
          <table:table-cell office:value-type="float" office:value="5874.234" calcext:value-type="float">
            <text:p>5874.234</text:p>
          </table:table-cell>
        </table:table-row>
        <table:table-row table:style-name="ro1">
          <table:table-cell office:value-type="float" office:value="3147.2644" calcext:value-type="float">
            <text:p>3147.2644</text:p>
          </table:table-cell>
        </table:table-row>
        <table:table-row table:style-name="ro1">
          <table:table-cell office:value-type="float" office:value="5132.9878" calcext:value-type="float">
            <text:p>5132.9878</text:p>
          </table:table-cell>
        </table:table-row>
        <table:table-row table:style-name="ro1">
          <table:table-cell office:value-type="float" office:value="4102.1657" calcext:value-type="float">
            <text:p>4102.1657</text:p>
          </table:table-cell>
        </table:table-row>
        <table:table-row table:style-name="ro1">
          <table:table-cell office:value-type="float" office:value="5213.123" calcext:value-type="float">
            <text:p>5213.123</text:p>
          </table:table-cell>
        </table:table-row>
        <table:table-row table:style-name="ro1">
          <table:table-cell office:value-type="float" office:value="3152.0596" calcext:value-type="float">
            <text:p>3152.0596</text:p>
          </table:table-cell>
        </table:table-row>
        <table:table-row table:style-name="ro1">
          <table:table-cell office:value-type="float" office:value="4298.4578" calcext:value-type="float">
            <text:p>4298.4578</text:p>
          </table:table-cell>
        </table:table-row>
        <table:table-row table:style-name="ro1">
          <table:table-cell office:value-type="float" office:value="3672.616" calcext:value-type="float">
            <text:p>3672.616</text:p>
          </table:table-cell>
        </table:table-row>
        <table:table-row table:style-name="ro1">
          <table:table-cell office:value-type="float" office:value="5132.13" calcext:value-type="float">
            <text:p>5132.13</text:p>
          </table:table-cell>
        </table:table-row>
        <table:table-row table:style-name="ro1">
          <table:table-cell office:value-type="float" office:value="2206.0435" calcext:value-type="float">
            <text:p>2206.0435</text:p>
          </table:table-cell>
        </table:table-row>
        <table:table-row table:style-name="ro1">
          <table:table-cell office:value-type="float" office:value="5971.235" calcext:value-type="float">
            <text:p>5971.235</text:p>
          </table:table-cell>
        </table:table-row>
        <table:table-row table:style-name="ro1">
          <table:table-cell office:value-type="float" office:value="2924.595" calcext:value-type="float">
            <text:p>2924.595</text:p>
          </table:table-cell>
        </table:table-row>
        <table:table-row table:style-name="ro1">
          <table:table-cell office:value-type="float" office:value="4031.4654" calcext:value-type="float">
            <text:p>4031.4654</text:p>
          </table:table-cell>
        </table:table-row>
        <table:table-row table:style-name="ro1">
          <table:table-cell office:value-type="float" office:value="3374.1418" calcext:value-type="float">
            <text:p>3374.1418</text:p>
          </table:table-cell>
        </table:table-row>
        <table:table-row table:style-name="ro1">
          <table:table-cell office:value-type="float" office:value="5134.489" calcext:value-type="float">
            <text:p>5134.489</text:p>
          </table:table-cell>
        </table:table-row>
        <table:table-row table:style-name="ro1">
          <table:table-cell office:value-type="float" office:value="3009.207" calcext:value-type="float">
            <text:p>3009.207</text:p>
          </table:table-cell>
        </table:table-row>
        <table:table-row table:style-name="ro1">
          <table:table-cell office:value-type="float" office:value="5756.132" calcext:value-type="float">
            <text:p>5756.132</text:p>
          </table:table-cell>
        </table:table-row>
        <table:table-row table:style-name="ro1">
          <table:table-cell office:value-type="float" office:value="2388.6694" calcext:value-type="float">
            <text:p>2388.6694</text:p>
          </table:table-cell>
        </table:table-row>
        <table:table-row table:style-name="ro1">
          <table:table-cell office:value-type="float" office:value="3789.12314" calcext:value-type="float">
            <text:p>3789.12314</text:p>
          </table:table-cell>
        </table:table-row>
        <table:table-row table:style-name="ro1">
          <table:table-cell office:value-type="float" office:value="3445.0154" calcext:value-type="float">
            <text:p>3445.0154</text:p>
          </table:table-cell>
        </table:table-row>
        <table:table-row table:style-name="ro1">
          <table:table-cell office:value-type="float" office:value="4065.1654" calcext:value-type="float">
            <text:p>4065.1654</text:p>
          </table:table-cell>
        </table:table-row>
        <table:table-row table:style-name="ro1">
          <table:table-cell office:value-type="float" office:value="2414.8948" calcext:value-type="float">
            <text:p>2414.8948</text:p>
          </table:table-cell>
        </table:table-row>
        <table:table-row table:style-name="ro1">
          <table:table-cell office:value-type="float" office:value="5134.1675" calcext:value-type="float">
            <text:p>5134.1675</text:p>
          </table:table-cell>
        </table:table-row>
        <table:table-row table:style-name="ro1">
          <table:table-cell office:value-type="float" office:value="3887.358" calcext:value-type="float">
            <text:p>3887.358</text:p>
          </table:table-cell>
        </table:table-row>
        <table:table-row table:style-name="ro1">
          <table:table-cell office:value-type="float" office:value="5130.456" calcext:value-type="float">
            <text:p>5130.456</text:p>
          </table:table-cell>
        </table:table-row>
        <table:table-row table:style-name="ro1">
          <table:table-cell office:value-type="float" office:value="4201.1654" calcext:value-type="float">
            <text:p>4201.1654</text:p>
          </table:table-cell>
        </table:table-row>
        <table:table-row table:style-name="ro1">
          <table:table-cell office:value-type="float" office:value="5000.79" calcext:value-type="float">
            <text:p>5000.79</text:p>
          </table:table-cell>
        </table:table-row>
        <table:table-row table:style-name="ro1">
          <table:table-cell office:value-type="float" office:value="3203.5051" calcext:value-type="float">
            <text:p>3203.5051</text:p>
          </table:table-cell>
        </table:table-row>
        <table:table-row table:style-name="ro1">
          <table:table-cell office:value-type="float" office:value="5000.4567" calcext:value-type="float">
            <text:p>5000.4567</text:p>
          </table:table-cell>
        </table:table-row>
        <table:table-row table:style-name="ro1">
          <table:table-cell office:value-type="float" office:value="3938.1436" calcext:value-type="float">
            <text:p>3938.1436</text:p>
          </table:table-cell>
        </table:table-row>
        <table:table-row table:style-name="ro1">
          <table:table-cell office:value-type="float" office:value="5001.5649" calcext:value-type="float">
            <text:p>5001.5649</text:p>
          </table:table-cell>
        </table:table-row>
        <table:table-row table:style-name="ro1">
          <table:table-cell office:value-type="float" office:value="4003.164" calcext:value-type="float">
            <text:p>4003.164</text:p>
          </table:table-cell>
        </table:table-row>
        <table:table-row table:style-name="ro1">
          <table:table-cell office:value-type="float" office:value="5005.2549" calcext:value-type="float">
            <text:p>5005.2549</text:p>
          </table:table-cell>
        </table:table-row>
        <table:table-row table:style-name="ro1">
          <table:table-cell office:value-type="float" office:value="2618.7175" calcext:value-type="float">
            <text:p>2618.7175</text:p>
          </table:table-cell>
        </table:table-row>
        <table:table-row table:style-name="ro1">
          <table:table-cell office:value-type="float" office:value="4130.0314" calcext:value-type="float">
            <text:p>4130.0314</text:p>
          </table:table-cell>
        </table:table-row>
        <table:table-row table:style-name="ro1">
          <table:table-cell office:value-type="float" office:value="3267.085" calcext:value-type="float">
            <text:p>3267.085</text:p>
          </table:table-cell>
        </table:table-row>
        <table:table-row table:style-name="ro1">
          <table:table-cell office:value-type="float" office:value="5034.1567" calcext:value-type="float">
            <text:p>5034.1567</text:p>
          </table:table-cell>
        </table:table-row>
        <table:table-row table:style-name="ro1">
          <table:table-cell office:value-type="float" office:value="2243.0369" calcext:value-type="float">
            <text:p>2243.0369</text:p>
          </table:table-cell>
        </table:table-row>
        <table:table-row table:style-name="ro1">
          <table:table-cell office:value-type="float" office:value="5034.97" calcext:value-type="float">
            <text:p>5034.97</text:p>
          </table:table-cell>
        </table:table-row>
        <table:table-row table:style-name="ro1">
          <table:table-cell office:value-type="float" office:value="2052.2144" calcext:value-type="float">
            <text:p>2052.2144</text:p>
          </table:table-cell>
        </table:table-row>
        <table:table-row table:style-name="ro1">
          <table:table-cell office:value-type="float" office:value="4241.78" calcext:value-type="float">
            <text:p>4241.78</text:p>
          </table:table-cell>
        </table:table-row>
        <table:table-row table:style-name="ro1">
          <table:table-cell office:value-type="float" office:value="3718.5586" calcext:value-type="float">
            <text:p>3718.5586</text:p>
          </table:table-cell>
        </table:table-row>
        <table:table-row table:style-name="ro1">
          <table:table-cell office:value-type="float" office:value="4316.0635" calcext:value-type="float">
            <text:p>4316.0635</text:p>
          </table:table-cell>
        </table:table-row>
        <table:table-row table:style-name="ro1">
          <table:table-cell office:value-type="float" office:value="2656.3496" calcext:value-type="float">
            <text:p>2656.3496</text:p>
          </table:table-cell>
        </table:table-row>
        <table:table-row table:style-name="ro1">
          <table:table-cell office:value-type="float" office:value="5671.1324" calcext:value-type="float">
            <text:p>5671.1324</text:p>
          </table:table-cell>
        </table:table-row>
        <table:table-row table:style-name="ro1">
          <table:table-cell office:value-type="float" office:value="2703.7012" calcext:value-type="float">
            <text:p>2703.7012</text:p>
          </table:table-cell>
        </table:table-row>
        <table:table-row table:style-name="ro1">
          <table:table-cell office:value-type="float" office:value="5132.4897" calcext:value-type="float">
            <text:p>5132.4897</text:p>
          </table:table-cell>
        </table:table-row>
        <table:table-row table:style-name="ro1">
          <table:table-cell office:value-type="float" office:value="1875.2087" calcext:value-type="float">
            <text:p>1875.2087</text:p>
          </table:table-cell>
        </table:table-row>
        <table:table-row table:style-name="ro1">
          <table:table-cell office:value-type="float" office:value="1233.165" calcext:value-type="float">
            <text:p>1233.165</text:p>
          </table:table-cell>
        </table:table-row>
        <table:table-row table:style-name="ro1">
          <table:table-cell office:value-type="float" office:value="1876.4379" calcext:value-type="float">
            <text:p>1876.4379</text:p>
          </table:table-cell>
        </table:table-row>
        <table:table-row table:style-name="ro1">
          <table:table-cell office:value-type="float" office:value="5124.0154" calcext:value-type="float">
            <text:p>5124.0154</text:p>
          </table:table-cell>
        </table:table-row>
        <table:table-row table:style-name="ro1">
          <table:table-cell office:value-type="float" office:value="1925.8865" calcext:value-type="float">
            <text:p>1925.8865</text:p>
          </table:table-cell>
        </table:table-row>
        <table:table-row table:style-name="ro1">
          <table:table-cell office:value-type="float" office:value="3254.978" calcext:value-type="float">
            <text:p>3254.978</text:p>
          </table:table-cell>
        </table:table-row>
        <table:table-row table:style-name="ro1">
          <table:table-cell office:value-type="float" office:value="4294.5566" calcext:value-type="float">
            <text:p>4294.5566</text:p>
          </table:table-cell>
        </table:table-row>
        <table:table-row table:style-name="ro1">
          <table:table-cell office:value-type="float" office:value="4303.165" calcext:value-type="float">
            <text:p>4303.165</text:p>
          </table:table-cell>
        </table:table-row>
        <table:table-row table:style-name="ro1">
          <table:table-cell office:value-type="float" office:value="3396.9854" calcext:value-type="float">
            <text:p>3396.9854</text:p>
          </table:table-cell>
        </table:table-row>
        <table:table-row table:style-name="ro1">
          <table:table-cell office:value-type="float" office:value="5321.2103" calcext:value-type="float">
            <text:p>5321.2103</text:p>
          </table:table-cell>
        </table:table-row>
        <table:table-row table:style-name="ro1">
          <table:table-cell office:value-type="float" office:value="4034.6576" calcext:value-type="float">
            <text:p>4034.6576</text:p>
          </table:table-cell>
        </table:table-row>
        <table:table-row table:style-name="ro1">
          <table:table-cell office:value-type="float" office:value="2423.7756" calcext:value-type="float">
            <text:p>2423.7756</text:p>
          </table:table-cell>
        </table:table-row>
        <table:table-row table:style-name="ro1">
          <table:table-cell office:value-type="float" office:value="6134.168" calcext:value-type="float">
            <text:p>6134.168</text:p>
          </table:table-cell>
        </table:table-row>
        <table:table-row table:style-name="ro1">
          <table:table-cell office:value-type="float" office:value="2586.8167" calcext:value-type="float">
            <text:p>2586.8167</text:p>
          </table:table-cell>
        </table:table-row>
        <table:table-row table:style-name="ro1">
          <table:table-cell office:value-type="float" office:value="1825.2494" calcext:value-type="float">
            <text:p>1825.2494</text:p>
          </table:table-cell>
        </table:table-row>
        <table:table-row table:style-name="ro1">
          <table:table-cell office:value-type="float" office:value="6131.652301" calcext:value-type="float">
            <text:p>6131.652301</text:p>
          </table:table-cell>
        </table:table-row>
        <table:table-row table:style-name="ro1">
          <table:table-cell office:value-type="float" office:value="2552.4622" calcext:value-type="float">
            <text:p>2552.4622</text:p>
          </table:table-cell>
        </table:table-row>
        <table:table-row table:style-name="ro1">
          <table:table-cell office:value-type="float" office:value="4064.3246" calcext:value-type="float">
            <text:p>4064.3246</text:p>
          </table:table-cell>
        </table:table-row>
        <table:table-row table:style-name="ro1">
          <table:table-cell office:value-type="float" office:value="1679.5414" calcext:value-type="float">
            <text:p>1679.5414</text:p>
          </table:table-cell>
        </table:table-row>
        <table:table-row table:style-name="ro1">
          <table:table-cell office:value-type="float" office:value="5312.1657" calcext:value-type="float">
            <text:p>5312.1657</text:p>
          </table:table-cell>
        </table:table-row>
        <table:table-row table:style-name="ro1">
          <table:table-cell office:value-type="float" office:value="3058.3806" calcext:value-type="float">
            <text:p>3058.3806</text:p>
          </table:table-cell>
        </table:table-row>
        <table:table-row table:style-name="ro1">
          <table:table-cell office:value-type="float" office:value="4205.1654" calcext:value-type="float">
            <text:p>4205.1654</text:p>
          </table:table-cell>
        </table:table-row>
        <table:table-row table:style-name="ro1">
          <table:table-cell office:value-type="float" office:value="2244.722" calcext:value-type="float">
            <text:p>2244.722</text:p>
          </table:table-cell>
        </table:table-row>
        <table:table-row table:style-name="ro1">
          <table:table-cell office:value-type="float" office:value="5327.1657" calcext:value-type="float">
            <text:p>5327.1657</text:p>
          </table:table-cell>
        </table:table-row>
        <table:table-row table:style-name="ro1">
          <table:table-cell office:value-type="float" office:value="3574.0176" calcext:value-type="float">
            <text:p>3574.0176</text:p>
          </table:table-cell>
        </table:table-row>
        <table:table-row table:style-name="ro1">
          <table:table-cell office:value-type="float" office:value="7643.4657" calcext:value-type="float">
            <text:p>7643.4657</text:p>
          </table:table-cell>
        </table:table-row>
        <table:table-row table:style-name="ro1">
          <table:table-cell office:value-type="float" office:value="3151.6423" calcext:value-type="float">
            <text:p>3151.6423</text:p>
          </table:table-cell>
        </table:table-row>
        <table:table-row table:style-name="ro1">
          <table:table-cell office:value-type="float" office:value="7365.1657" calcext:value-type="float">
            <text:p>7365.1657</text:p>
          </table:table-cell>
        </table:table-row>
        <table:table-row table:style-name="ro1">
          <table:table-cell office:value-type="float" office:value="2129.7444" calcext:value-type="float">
            <text:p>2129.7444</text:p>
          </table:table-cell>
        </table:table-row>
        <table:table-row table:style-name="ro1">
          <table:table-cell office:value-type="float" office:value="4109.2314" calcext:value-type="float">
            <text:p>4109.2314</text:p>
          </table:table-cell>
        </table:table-row>
        <table:table-row table:style-name="ro1">
          <table:table-cell office:value-type="float" office:value="4022.1897" calcext:value-type="float">
            <text:p>4022.1897</text:p>
          </table:table-cell>
        </table:table-row>
        <table:table-row table:style-name="ro1">
          <table:table-cell office:value-type="float" office:value="2580.625" calcext:value-type="float">
            <text:p>2580.625</text:p>
          </table:table-cell>
        </table:table-row>
        <table:table-row table:style-name="ro1">
          <table:table-cell office:value-type="float" office:value="5132.154" calcext:value-type="float">
            <text:p>5132.154</text:p>
          </table:table-cell>
        </table:table-row>
        <table:table-row table:style-name="ro1">
          <table:table-cell office:value-type="float" office:value="2268.9956" calcext:value-type="float">
            <text:p>2268.9956</text:p>
          </table:table-cell>
        </table:table-row>
        <table:table-row table:style-name="ro1">
          <table:table-cell office:value-type="float" office:value="4578.1231" calcext:value-type="float">
            <text:p>4578.1231</text:p>
          </table:table-cell>
        </table:table-row>
        <table:table-row table:style-name="ro1">
          <table:table-cell office:value-type="float" office:value="2104.7173" calcext:value-type="float">
            <text:p>2104.7173</text:p>
          </table:table-cell>
        </table:table-row>
        <table:table-row table:style-name="ro1">
          <table:table-cell office:value-type="float" office:value="2492.1636" calcext:value-type="float">
            <text:p>2492.1636</text:p>
          </table:table-cell>
        </table:table-row>
        <table:table-row table:style-name="ro1">
          <table:table-cell office:value-type="float" office:value="3012.66" calcext:value-type="float">
            <text:p>3012.66</text:p>
          </table:table-cell>
        </table:table-row>
        <table:table-row table:style-name="ro1">
          <table:table-cell office:value-type="float" office:value="2575.2454" calcext:value-type="float">
            <text:p>2575.2454</text:p>
          </table:table-cell>
        </table:table-row>
        <table:table-row table:style-name="ro1">
          <table:table-cell office:value-type="float" office:value="2666.1355" calcext:value-type="float">
            <text:p>2666.1355</text:p>
          </table:table-cell>
        </table:table-row>
        <table:table-row table:style-name="ro1">
          <table:table-cell office:value-type="float" office:value="2552.0928" calcext:value-type="float">
            <text:p>2552.0928</text:p>
          </table:table-cell>
        </table:table-row>
        <table:table-row table:style-name="ro1">
          <table:table-cell office:value-type="float" office:value="3386.6377" calcext:value-type="float">
            <text:p>3386.6377</text:p>
          </table:table-cell>
        </table:table-row>
        <table:table-row table:style-name="ro1">
          <table:table-cell office:value-type="float" office:value="2052.797" calcext:value-type="float">
            <text:p>2052.797</text:p>
          </table:table-cell>
        </table:table-row>
        <table:table-row table:style-name="ro1">
          <table:table-cell office:value-type="float" office:value="2632.8813" calcext:value-type="float">
            <text:p>2632.8813</text:p>
          </table:table-cell>
        </table:table-row>
        <table:table-row table:style-name="ro1">
          <table:table-cell office:value-type="float" office:value="2417.5857" calcext:value-type="float">
            <text:p>2417.5857</text:p>
          </table:table-cell>
        </table:table-row>
        <table:table-row table:style-name="ro1">
          <table:table-cell office:value-type="float" office:value="2984.1162" calcext:value-type="float">
            <text:p>2984.1162</text:p>
          </table:table-cell>
        </table:table-row>
        <table:table-row table:style-name="ro1">
          <table:table-cell office:value-type="float" office:value="2293.4854" calcext:value-type="float">
            <text:p>2293.4854</text:p>
          </table:table-cell>
        </table:table-row>
        <table:table-row table:style-name="ro1">
          <table:table-cell office:value-type="float" office:value="2770.2454" calcext:value-type="float">
            <text:p>2770.2454</text:p>
          </table:table-cell>
        </table:table-row>
        <table:table-row table:style-name="ro1">
          <table:table-cell office:value-type="float" office:value="2457.3699" calcext:value-type="float">
            <text:p>2457.3699</text:p>
          </table:table-cell>
        </table:table-row>
        <table:table-row table:style-name="ro1">
          <table:table-cell office:value-type="float" office:value="2388.6196" calcext:value-type="float">
            <text:p>2388.6196</text:p>
          </table:table-cell>
        </table:table-row>
        <table:table-row table:style-name="ro1">
          <table:table-cell office:value-type="float" office:value="1487.9644" calcext:value-type="float">
            <text:p>1487.9644</text:p>
          </table:table-cell>
        </table:table-row>
        <table:table-row table:style-name="ro1">
          <table:table-cell office:value-type="float" office:value="2672.5168" calcext:value-type="float">
            <text:p>2672.5168</text:p>
          </table:table-cell>
        </table:table-row>
        <table:table-row table:style-name="ro1">
          <table:table-cell office:value-type="float" office:value="1641.2391" calcext:value-type="float">
            <text:p>1641.2391</text:p>
          </table:table-cell>
        </table:table-row>
        <table:table-row table:style-name="ro1">
          <table:table-cell office:value-type="float" office:value="2989.1934" calcext:value-type="float">
            <text:p>2989.1934</text:p>
          </table:table-cell>
        </table:table-row>
        <table:table-row table:style-name="ro1">
          <table:table-cell office:value-type="float" office:value="3225.909" calcext:value-type="float">
            <text:p>3225.909</text:p>
          </table:table-cell>
        </table:table-row>
        <table:table-row table:style-name="ro1">
          <table:table-cell office:value-type="float" office:value="2230.5085" calcext:value-type="float">
            <text:p>2230.5085</text:p>
          </table:table-cell>
        </table:table-row>
        <table:table-row table:style-name="ro1">
          <table:table-cell office:value-type="float" office:value="3109.4075" calcext:value-type="float">
            <text:p>3109.4075</text:p>
          </table:table-cell>
        </table:table-row>
        <table:table-row table:style-name="ro1">
          <table:table-cell office:value-type="float" office:value="2683.1672" calcext:value-type="float">
            <text:p>2683.1672</text:p>
          </table:table-cell>
        </table:table-row>
        <table:table-row table:style-name="ro1">
          <table:table-cell office:value-type="float" office:value="2155.8486" calcext:value-type="float">
            <text:p>2155.8486</text:p>
          </table:table-cell>
        </table:table-row>
        <table:table-row table:style-name="ro1">
          <table:table-cell office:value-type="float" office:value="2996.1914" calcext:value-type="float">
            <text:p>2996.1914</text:p>
          </table:table-cell>
        </table:table-row>
        <table:table-row table:style-name="ro1">
          <table:table-cell office:value-type="float" office:value="3059.354" calcext:value-type="float">
            <text:p>3059.354</text:p>
          </table:table-cell>
        </table:table-row>
        <table:table-row table:style-name="ro1">
          <table:table-cell office:value-type="float" office:value="2584.6123" calcext:value-type="float">
            <text:p>2584.6123</text:p>
          </table:table-cell>
        </table:table-row>
        <table:table-row table:style-name="ro1">
          <table:table-cell office:value-type="float" office:value="2374.4624" calcext:value-type="float">
            <text:p>2374.4624</text:p>
          </table:table-cell>
        </table:table-row>
        <table:table-row table:style-name="ro1">
          <table:table-cell office:value-type="float" office:value="2441.7695" calcext:value-type="float">
            <text:p>2441.7695</text:p>
          </table:table-cell>
        </table:table-row>
        <table:table-row table:style-name="ro1">
          <table:table-cell office:value-type="float" office:value="4007.9795" calcext:value-type="float">
            <text:p>4007.9795</text:p>
          </table:table-cell>
        </table:table-row>
        <table:table-row table:style-name="ro1">
          <table:table-cell office:value-type="float" office:value="2556.7925" calcext:value-type="float">
            <text:p>2556.7925</text:p>
          </table:table-cell>
        </table:table-row>
        <table:table-row table:style-name="ro1">
          <table:table-cell office:value-type="float" office:value="2477.6172" calcext:value-type="float">
            <text:p>2477.6172</text:p>
          </table:table-cell>
        </table:table-row>
        <table:table-row table:style-name="ro1">
          <table:table-cell office:value-type="float" office:value="2934.4026" calcext:value-type="float">
            <text:p>2934.4026</text:p>
          </table:table-cell>
        </table:table-row>
        <table:table-row table:style-name="ro1">
          <table:table-cell office:value-type="float" office:value="2478.0886" calcext:value-type="float">
            <text:p>2478.0886</text:p>
          </table:table-cell>
        </table:table-row>
        <table:table-row table:style-name="ro1">
          <table:table-cell office:value-type="float" office:value="2557.1072" calcext:value-type="float">
            <text:p>2557.1072</text:p>
          </table:table-cell>
        </table:table-row>
        <table:table-row table:style-name="ro1">
          <table:table-cell office:value-type="float" office:value="2658.9907" calcext:value-type="float">
            <text:p>2658.9907</text:p>
          </table:table-cell>
        </table:table-row>
        <table:table-row table:style-name="ro1">
          <table:table-cell office:value-type="float" office:value="2882.3325" calcext:value-type="float">
            <text:p>2882.3325</text:p>
          </table:table-cell>
        </table:table-row>
        <table:table-row table:style-name="ro1">
          <table:table-cell office:value-type="float" office:value="1965.1403" calcext:value-type="float">
            <text:p>1965.1403</text:p>
          </table:table-cell>
        </table:table-row>
        <table:table-row table:style-name="ro1">
          <table:table-cell office:value-type="float" office:value="2821.6216" calcext:value-type="float">
            <text:p>2821.6216</text:p>
          </table:table-cell>
        </table:table-row>
        <table:table-row table:style-name="ro1">
          <table:table-cell office:value-type="float" office:value="2130.387" calcext:value-type="float">
            <text:p>2130.387</text:p>
          </table:table-cell>
        </table:table-row>
        <table:table-row table:style-name="ro1">
          <table:table-cell office:value-type="float" office:value="2262.3813" calcext:value-type="float">
            <text:p>2262.3813</text:p>
          </table:table-cell>
        </table:table-row>
        <table:table-row table:style-name="ro1">
          <table:table-cell office:value-type="float" office:value="2265.325" calcext:value-type="float">
            <text:p>2265.325</text:p>
          </table:table-cell>
        </table:table-row>
        <table:table-row table:style-name="ro1">
          <table:table-cell office:value-type="float" office:value="3536.3796" calcext:value-type="float">
            <text:p>3536.3796</text:p>
          </table:table-cell>
        </table:table-row>
        <table:table-row table:style-name="ro1">
          <table:table-cell office:value-type="float" office:value="2792.024" calcext:value-type="float">
            <text:p>2792.024</text:p>
          </table:table-cell>
        </table:table-row>
        <table:table-row table:style-name="ro1">
          <table:table-cell office:value-type="float" office:value="3024.8833" calcext:value-type="float">
            <text:p>3024.8833</text:p>
          </table:table-cell>
        </table:table-row>
        <table:table-row table:style-name="ro1">
          <table:table-cell office:value-type="float" office:value="2035.7671" calcext:value-type="float">
            <text:p>2035.7671</text:p>
          </table:table-cell>
        </table:table-row>
        <table:table-row table:style-name="ro1">
          <table:table-cell office:value-type="float" office:value="2371.6213" calcext:value-type="float">
            <text:p>2371.6213</text:p>
          </table:table-cell>
        </table:table-row>
        <table:table-row table:style-name="ro1">
          <table:table-cell office:value-type="float" office:value="3734.833" calcext:value-type="float">
            <text:p>3734.833</text:p>
          </table:table-cell>
        </table:table-row>
        <table:table-row table:style-name="ro1">
          <table:table-cell office:value-type="float" office:value="2230.1968" calcext:value-type="float">
            <text:p>2230.1968</text:p>
          </table:table-cell>
        </table:table-row>
        <table:table-row table:style-name="ro1">
          <table:table-cell office:value-type="float" office:value="2912.864" calcext:value-type="float">
            <text:p>2912.864</text:p>
          </table:table-cell>
        </table:table-row>
        <table:table-row table:style-name="ro1">
          <table:table-cell office:value-type="float" office:value="2235.4333" calcext:value-type="float">
            <text:p>2235.4333</text:p>
          </table:table-cell>
        </table:table-row>
        <table:table-row table:style-name="ro1">
          <table:table-cell office:value-type="float" office:value="3257.8435" calcext:value-type="float">
            <text:p>3257.8435</text:p>
          </table:table-cell>
        </table:table-row>
        <table:table-row table:style-name="ro1">
          <table:table-cell office:value-type="float" office:value="2190.8076" calcext:value-type="float">
            <text:p>2190.8076</text:p>
          </table:table-cell>
        </table:table-row>
        <table:table-row table:style-name="ro1">
          <table:table-cell office:value-type="float" office:value="2820.7048" calcext:value-type="float">
            <text:p>2820.7048</text:p>
          </table:table-cell>
        </table:table-row>
        <table:table-row table:style-name="ro1">
          <table:table-cell office:value-type="float" office:value="2693.0493" calcext:value-type="float">
            <text:p>2693.0493</text:p>
          </table:table-cell>
        </table:table-row>
        <table:table-row table:style-name="ro1">
          <table:table-cell office:value-type="float" office:value="4022.7987" calcext:value-type="float">
            <text:p>4022.7987</text:p>
          </table:table-cell>
        </table:table-row>
        <table:table-row table:style-name="ro1">
          <table:table-cell office:value-type="float" office:value="2385.7563" calcext:value-type="float">
            <text:p>2385.7563</text:p>
          </table:table-cell>
        </table:table-row>
        <table:table-row table:style-name="ro1">
          <table:table-cell office:value-type="float" office:value="1400.219" calcext:value-type="float">
            <text:p>1400.219</text:p>
          </table:table-cell>
        </table:table-row>
        <table:table-row table:style-name="ro1">
          <table:table-cell office:value-type="float" office:value="1752.4282" calcext:value-type="float">
            <text:p>1752.4282</text:p>
          </table:table-cell>
        </table:table-row>
        <table:table-row table:style-name="ro1">
          <table:table-cell office:value-type="float" office:value="3165.073" calcext:value-type="float">
            <text:p>3165.073</text:p>
          </table:table-cell>
        </table:table-row>
        <table:table-row table:style-name="ro1">
          <table:table-cell office:value-type="float" office:value="2445.6467" calcext:value-type="float">
            <text:p>2445.6467</text:p>
          </table:table-cell>
        </table:table-row>
        <table:table-row table:style-name="ro1">
          <table:table-cell office:value-type="float" office:value="2868.0017" calcext:value-type="float">
            <text:p>2868.0017</text:p>
          </table:table-cell>
        </table:table-row>
        <table:table-row table:style-name="ro1">
          <table:table-cell office:value-type="float" office:value="2509.4895" calcext:value-type="float">
            <text:p>2509.4895</text:p>
          </table:table-cell>
        </table:table-row>
        <table:table-row table:style-name="ro1">
          <table:table-cell office:value-type="float" office:value="2952.1765" calcext:value-type="float">
            <text:p>2952.1765</text:p>
          </table:table-cell>
        </table:table-row>
        <table:table-row table:style-name="ro1">
          <table:table-cell office:value-type="float" office:value="2884.6123" calcext:value-type="float">
            <text:p>2884.6123</text:p>
          </table:table-cell>
        </table:table-row>
        <table:table-row table:style-name="ro1">
          <table:table-cell office:value-type="float" office:value="2275.395" calcext:value-type="float">
            <text:p>2275.395</text:p>
          </table:table-cell>
        </table:table-row>
        <table:table-row table:style-name="ro1">
          <table:table-cell office:value-type="float" office:value="2699.839" calcext:value-type="float">
            <text:p>2699.839</text:p>
          </table:table-cell>
        </table:table-row>
        <table:table-row table:style-name="ro1">
          <table:table-cell office:value-type="float" office:value="1898.9213" calcext:value-type="float">
            <text:p>1898.9213</text:p>
          </table:table-cell>
        </table:table-row>
        <table:table-row table:style-name="ro1">
          <table:table-cell office:value-type="float" office:value="2837.3396" calcext:value-type="float">
            <text:p>2837.3396</text:p>
          </table:table-cell>
        </table:table-row>
        <table:table-row table:style-name="ro1">
          <table:table-cell office:value-type="float" office:value="2522.669" calcext:value-type="float">
            <text:p>2522.669</text:p>
          </table:table-cell>
        </table:table-row>
        <table:table-row table:style-name="ro1">
          <table:table-cell office:value-type="float" office:value="3010.8508" calcext:value-type="float">
            <text:p>3010.8508</text:p>
          </table:table-cell>
        </table:table-row>
        <table:table-row table:style-name="ro1">
          <table:table-cell office:value-type="float" office:value="3070.1184" calcext:value-type="float">
            <text:p>3070.1184</text:p>
          </table:table-cell>
        </table:table-row>
        <table:table-row table:style-name="ro1">
          <table:table-cell office:value-type="float" office:value="3465.9407" calcext:value-type="float">
            <text:p>3465.9407</text:p>
          </table:table-cell>
        </table:table-row>
        <table:table-row table:style-name="ro1">
          <table:table-cell office:value-type="float" office:value="2088.5408" calcext:value-type="float">
            <text:p>2088.5408</text:p>
          </table:table-cell>
        </table:table-row>
        <table:table-row table:style-name="ro1">
          <table:table-cell office:value-type="float" office:value="2638.6064" calcext:value-type="float">
            <text:p>2638.6064</text:p>
          </table:table-cell>
        </table:table-row>
        <table:table-row table:style-name="ro1">
          <table:table-cell office:value-type="float" office:value="1860.4684" calcext:value-type="float">
            <text:p>1860.4684</text:p>
          </table:table-cell>
        </table:table-row>
        <table:table-row table:style-name="ro1">
          <table:table-cell office:value-type="float" office:value="1936.4607" calcext:value-type="float">
            <text:p>1936.4607</text:p>
          </table:table-cell>
        </table:table-row>
        <table:table-row table:style-name="ro1">
          <table:table-cell office:value-type="float" office:value="2982.404" calcext:value-type="float">
            <text:p>2982.404</text:p>
          </table:table-cell>
        </table:table-row>
        <table:table-row table:style-name="ro1">
          <table:table-cell office:value-type="float" office:value="2061.705" calcext:value-type="float">
            <text:p>2061.705</text:p>
          </table:table-cell>
        </table:table-row>
        <table:table-row table:style-name="ro1">
          <table:table-cell office:value-type="float" office:value="2197.5322" calcext:value-type="float">
            <text:p>2197.5322</text:p>
          </table:table-cell>
        </table:table-row>
        <table:table-row table:style-name="ro1">
          <table:table-cell office:value-type="float" office:value="2918.5757" calcext:value-type="float">
            <text:p>2918.5757</text:p>
          </table:table-cell>
        </table:table-row>
        <table:table-row table:style-name="ro1">
          <table:table-cell office:value-type="float" office:value="2579.4165" calcext:value-type="float">
            <text:p>2579.4165</text:p>
          </table:table-cell>
        </table:table-row>
        <table:table-row table:style-name="ro1">
          <table:table-cell office:value-type="float" office:value="1439.4027" calcext:value-type="float">
            <text:p>1439.4027</text:p>
          </table:table-cell>
        </table:table-row>
        <table:table-row table:style-name="ro1">
          <table:table-cell office:value-type="float" office:value="3223.6404" calcext:value-type="float">
            <text:p>3223.6404</text:p>
          </table:table-cell>
        </table:table-row>
        <table:table-row table:style-name="ro1">
          <table:table-cell office:value-type="float" office:value="3549.4463" calcext:value-type="float">
            <text:p>3549.4463</text:p>
          </table:table-cell>
        </table:table-row>
        <table:table-row table:style-name="ro1">
          <table:table-cell office:value-type="float" office:value="2524.5337" calcext:value-type="float">
            <text:p>2524.5337</text:p>
          </table:table-cell>
        </table:table-row>
        <table:table-row table:style-name="ro1">
          <table:table-cell office:value-type="float" office:value="2384.454" calcext:value-type="float">
            <text:p>2384.454</text:p>
          </table:table-cell>
        </table:table-row>
        <table:table-row table:style-name="ro1">
          <table:table-cell office:value-type="float" office:value="2528.1494" calcext:value-type="float">
            <text:p>2528.1494</text:p>
          </table:table-cell>
        </table:table-row>
        <table:table-row table:style-name="ro1">
          <table:table-cell office:value-type="float" office:value="3248.36" calcext:value-type="float">
            <text:p>3248.36</text:p>
          </table:table-cell>
        </table:table-row>
        <table:table-row table:style-name="ro1">
          <table:table-cell office:value-type="float" office:value="2424.6462" calcext:value-type="float">
            <text:p>2424.6462</text:p>
          </table:table-cell>
        </table:table-row>
        <table:table-row table:style-name="ro1">
          <table:table-cell office:value-type="float" office:value="4864.1263" calcext:value-type="float">
            <text:p>4864.1263</text:p>
          </table:table-cell>
        </table:table-row>
        <table:table-row table:style-name="ro1">
          <table:table-cell office:value-type="float" office:value="1987.65" calcext:value-type="float">
            <text:p>1987.65</text:p>
          </table:table-cell>
        </table:table-row>
        <table:table-row table:style-name="ro1">
          <table:table-cell office:value-type="float" office:value="5667.1324" calcext:value-type="float">
            <text:p>5667.1324</text:p>
          </table:table-cell>
        </table:table-row>
        <table:table-row table:style-name="ro1">
          <table:table-cell office:value-type="float" office:value="3001.619" calcext:value-type="float">
            <text:p>3001.619</text:p>
          </table:table-cell>
        </table:table-row>
        <table:table-row table:style-name="ro1">
          <table:table-cell office:value-type="float" office:value="6321.137" calcext:value-type="float">
            <text:p>6321.137</text:p>
          </table:table-cell>
        </table:table-row>
        <table:table-row table:style-name="ro1">
          <table:table-cell office:value-type="float" office:value="2183.1487" calcext:value-type="float">
            <text:p>2183.1487</text:p>
          </table:table-cell>
        </table:table-row>
        <table:table-row table:style-name="ro1">
          <table:table-cell office:value-type="float" office:value="5321.1657" calcext:value-type="float">
            <text:p>5321.1657</text:p>
          </table:table-cell>
        </table:table-row>
        <table:table-row table:style-name="ro1">
          <table:table-cell office:value-type="float" office:value="2999.65" calcext:value-type="float">
            <text:p>2999.65</text:p>
          </table:table-cell>
        </table:table-row>
        <table:table-row table:style-name="ro1">
          <table:table-cell office:value-type="float" office:value="4210.132" calcext:value-type="float">
            <text:p>4210.132</text:p>
          </table:table-cell>
        </table:table-row>
        <table:table-row table:style-name="ro1">
          <table:table-cell office:value-type="float" office:value="2946.9744" calcext:value-type="float">
            <text:p>2946.9744</text:p>
          </table:table-cell>
        </table:table-row>
        <table:table-row table:style-name="ro1">
          <table:table-cell office:value-type="float" office:value="4115.9" calcext:value-type="float">
            <text:p>4115.9</text:p>
          </table:table-cell>
        </table:table-row>
        <table:table-row table:style-name="ro1">
          <table:table-cell office:value-type="float" office:value="3180.8555" calcext:value-type="float">
            <text:p>3180.8555</text:p>
          </table:table-cell>
        </table:table-row>
        <table:table-row table:style-name="ro1">
          <table:table-cell office:value-type="float" office:value="4160.5" calcext:value-type="float">
            <text:p>4160.5</text:p>
          </table:table-cell>
        </table:table-row>
        <table:table-row table:style-name="ro1">
          <table:table-cell office:value-type="float" office:value="6405.165" calcext:value-type="float">
            <text:p>6405.165</text:p>
          </table:table-cell>
        </table:table-row>
        <table:table-row table:style-name="ro1">
          <table:table-cell office:value-type="float" office:value="3345.8953" calcext:value-type="float">
            <text:p>3345.8953</text:p>
          </table:table-cell>
        </table:table-row>
        <table:table-row table:style-name="ro1">
          <table:table-cell office:value-type="float" office:value="5077.1549" calcext:value-type="float">
            <text:p>5077.1549</text:p>
          </table:table-cell>
        </table:table-row>
        <table:table-row table:style-name="ro1">
          <table:table-cell office:value-type="float" office:value="3152.65" calcext:value-type="float">
            <text:p>3152.65</text:p>
          </table:table-cell>
        </table:table-row>
        <table:table-row table:style-name="ro1">
          <table:table-cell office:value-type="float" office:value="7001.7854" calcext:value-type="float">
            <text:p>7001.7854</text:p>
          </table:table-cell>
        </table:table-row>
        <table:table-row table:style-name="ro1">
          <table:table-cell office:value-type="float" office:value="3499.5208" calcext:value-type="float">
            <text:p>3499.5208</text:p>
          </table:table-cell>
        </table:table-row>
        <table:table-row table:style-name="ro1">
          <table:table-cell office:value-type="float" office:value="6458.1897" calcext:value-type="float">
            <text:p>6458.1897</text:p>
          </table:table-cell>
        </table:table-row>
        <table:table-row table:style-name="ro1">
          <table:table-cell office:value-type="float" office:value="2834.9104" calcext:value-type="float">
            <text:p>2834.9104</text:p>
          </table:table-cell>
        </table:table-row>
        <table:table-row table:style-name="ro1">
          <table:table-cell office:value-type="float" office:value="4112.564" calcext:value-type="float">
            <text:p>4112.564</text:p>
          </table:table-cell>
        </table:table-row>
        <table:table-row table:style-name="ro1">
          <table:table-cell office:value-type="float" office:value="5546.4578" calcext:value-type="float">
            <text:p>5546.4578</text:p>
          </table:table-cell>
        </table:table-row>
        <table:table-row table:style-name="ro1">
          <table:table-cell office:value-type="float" office:value="2718.1055" calcext:value-type="float">
            <text:p>2718.1055</text:p>
          </table:table-cell>
        </table:table-row>
        <table:table-row table:style-name="ro1">
          <table:table-cell office:value-type="float" office:value="6458.123" calcext:value-type="float">
            <text:p>6458.123</text:p>
          </table:table-cell>
        </table:table-row>
        <table:table-row table:style-name="ro1">
          <table:table-cell office:value-type="float" office:value="4500.1654" calcext:value-type="float">
            <text:p>4500.1654</text:p>
          </table:table-cell>
        </table:table-row>
        <table:table-row table:style-name="ro1">
          <table:table-cell office:value-type="float" office:value="4800.7987" calcext:value-type="float">
            <text:p>4800.7987</text:p>
          </table:table-cell>
        </table:table-row>
        <table:table-row table:style-name="ro1">
          <table:table-cell office:value-type="float" office:value="2136.1936" calcext:value-type="float">
            <text:p>2136.1936</text:p>
          </table:table-cell>
        </table:table-row>
        <table:table-row table:style-name="ro1">
          <table:table-cell office:value-type="float" office:value="6548.1324" calcext:value-type="float">
            <text:p>6548.1324</text:p>
          </table:table-cell>
        </table:table-row>
        <table:table-row table:style-name="ro1">
          <table:table-cell office:value-type="float" office:value="3795.2998" calcext:value-type="float">
            <text:p>3795.2998</text:p>
          </table:table-cell>
        </table:table-row>
        <table:table-row table:style-name="ro1">
          <table:table-cell office:value-type="float" office:value="4031.179" calcext:value-type="float">
            <text:p>4031.179</text:p>
          </table:table-cell>
        </table:table-row>
        <table:table-row table:style-name="ro1">
          <table:table-cell office:value-type="float" office:value="2709.0908" calcext:value-type="float">
            <text:p>2709.0908</text:p>
          </table:table-cell>
        </table:table-row>
        <table:table-row table:style-name="ro1">
          <table:table-cell office:value-type="float" office:value="7324.137" calcext:value-type="float">
            <text:p>7324.137</text:p>
          </table:table-cell>
        </table:table-row>
        <table:table-row table:style-name="ro1">
          <table:table-cell office:value-type="float" office:value="2000.45" calcext:value-type="float">
            <text:p>2000.45</text:p>
          </table:table-cell>
        </table:table-row>
        <table:table-row table:style-name="ro1">
          <table:table-cell office:value-type="float" office:value="4000.16574" calcext:value-type="float">
            <text:p>4000.16574</text:p>
          </table:table-cell>
        </table:table-row>
        <table:table-row table:style-name="ro1">
          <table:table-cell office:value-type="float" office:value="4126.3" calcext:value-type="float">
            <text:p>4126.3</text:p>
          </table:table-cell>
        </table:table-row>
        <table:table-row table:style-name="ro1">
          <table:table-cell office:value-type="float" office:value="4199.187" calcext:value-type="float">
            <text:p>4199.187</text:p>
          </table:table-cell>
        </table:table-row>
        <table:table-row table:style-name="ro1">
          <table:table-cell office:value-type="float" office:value="2581.36" calcext:value-type="float">
            <text:p>2581.36</text:p>
          </table:table-cell>
        </table:table-row>
        <table:table-row table:style-name="ro1">
          <table:table-cell office:value-type="float" office:value="5316.1368" calcext:value-type="float">
            <text:p>5316.1368</text:p>
          </table:table-cell>
        </table:table-row>
        <table:table-row table:style-name="ro1">
          <table:table-cell office:value-type="float" office:value="2564.12" calcext:value-type="float">
            <text:p>2564.12</text:p>
          </table:table-cell>
        </table:table-row>
        <table:table-row table:style-name="ro1">
          <table:table-cell office:value-type="float" office:value="6134.1305" calcext:value-type="float">
            <text:p>6134.1305</text:p>
          </table:table-cell>
        </table:table-row>
        <table:table-row table:style-name="ro1">
          <table:table-cell office:value-type="float" office:value="3404.7476" calcext:value-type="float">
            <text:p>3404.7476</text:p>
          </table:table-cell>
        </table:table-row>
        <table:table-row table:style-name="ro1">
          <table:table-cell office:value-type="float" office:value="7312.1054" calcext:value-type="float">
            <text:p>7312.1054</text:p>
          </table:table-cell>
        </table:table-row>
        <table:table-row table:style-name="ro1">
          <table:table-cell office:value-type="float" office:value="2470.9485" calcext:value-type="float">
            <text:p>2470.9485</text:p>
          </table:table-cell>
        </table:table-row>
        <table:table-row table:style-name="ro1">
          <table:table-cell office:value-type="float" office:value="5321.4" calcext:value-type="float">
            <text:p>5321.4</text:p>
          </table:table-cell>
        </table:table-row>
        <table:table-row table:style-name="ro1">
          <table:table-cell office:value-type="float" office:value="3165.1376" calcext:value-type="float">
            <text:p>3165.1376</text:p>
          </table:table-cell>
        </table:table-row>
        <table:table-row table:style-name="ro1">
          <table:table-cell office:value-type="float" office:value="2333.33" calcext:value-type="float">
            <text:p>2333.33</text:p>
          </table:table-cell>
        </table:table-row>
        <table:table-row table:style-name="ro1">
          <table:table-cell office:value-type="float" office:value="2507.4822" calcext:value-type="float">
            <text:p>2507.4822</text:p>
          </table:table-cell>
        </table:table-row>
        <table:table-row table:style-name="ro1">
          <table:table-cell office:value-type="float" office:value="4978.1657" calcext:value-type="float">
            <text:p>4978.1657</text:p>
          </table:table-cell>
        </table:table-row>
        <table:table-row table:style-name="ro1">
          <table:table-cell office:value-type="float" office:value="2963.7002" calcext:value-type="float">
            <text:p>2963.7002</text:p>
          </table:table-cell>
        </table:table-row>
        <table:table-row table:style-name="ro1">
          <table:table-cell office:value-type="float" office:value="5674.1305" calcext:value-type="float">
            <text:p>5674.1305</text:p>
          </table:table-cell>
        </table:table-row>
        <table:table-row table:style-name="ro1">
          <table:table-cell office:value-type="float" office:value="4989.1657" calcext:value-type="float">
            <text:p>4989.1657</text:p>
          </table:table-cell>
        </table:table-row>
        <table:table-row table:style-name="ro1">
          <table:table-cell office:value-type="float" office:value="6132.1654" calcext:value-type="float">
            <text:p>6132.1654</text:p>
          </table:table-cell>
        </table:table-row>
        <table:table-row table:style-name="ro1">
          <table:table-cell office:value-type="float" office:value="2525.597" calcext:value-type="float">
            <text:p>2525.597</text:p>
          </table:table-cell>
        </table:table-row>
        <table:table-row table:style-name="ro1">
          <table:table-cell office:value-type="float" office:value="5321.0248" calcext:value-type="float">
            <text:p>5321.0248</text:p>
          </table:table-cell>
        </table:table-row>
        <table:table-row table:style-name="ro1">
          <table:table-cell office:value-type="float" office:value="2851.3503" calcext:value-type="float">
            <text:p>2851.3503</text:p>
          </table:table-cell>
        </table:table-row>
        <table:table-row table:style-name="ro1">
          <table:table-cell office:value-type="float" office:value="4021.7981" calcext:value-type="float">
            <text:p>4021.7981</text:p>
          </table:table-cell>
        </table:table-row>
        <table:table-row table:style-name="ro1">
          <table:table-cell office:value-type="float" office:value="2456.987" calcext:value-type="float">
            <text:p>2456.987</text:p>
          </table:table-cell>
        </table:table-row>
        <table:table-row table:style-name="ro1">
          <table:table-cell office:value-type="float" office:value="4999.1789" calcext:value-type="float">
            <text:p>4999.1789</text:p>
          </table:table-cell>
        </table:table-row>
        <table:table-row table:style-name="ro1">
          <table:table-cell office:value-type="float" office:value="3687.9434" calcext:value-type="float">
            <text:p>3687.9434</text:p>
          </table:table-cell>
        </table:table-row>
        <table:table-row table:style-name="ro1">
          <table:table-cell office:value-type="float" office:value="5498.1968" calcext:value-type="float">
            <text:p>5498.1968</text:p>
          </table:table-cell>
        </table:table-row>
        <table:table-row table:style-name="ro1">
          <table:table-cell office:value-type="float" office:value="2133.56" calcext:value-type="float">
            <text:p>2133.56</text:p>
          </table:table-cell>
        </table:table-row>
        <table:table-row table:style-name="ro1">
          <table:table-cell office:value-type="float" office:value="2683.5742" calcext:value-type="float">
            <text:p>2683.5742</text:p>
          </table:table-cell>
        </table:table-row>
        <table:table-row table:style-name="ro1">
          <table:table-cell office:value-type="float" office:value="3123.789" calcext:value-type="float">
            <text:p>3123.789</text:p>
          </table:table-cell>
        </table:table-row>
        <table:table-row table:style-name="ro1">
          <table:table-cell office:value-type="float" office:value="2575.555" calcext:value-type="float">
            <text:p>2575.555</text:p>
          </table:table-cell>
        </table:table-row>
        <table:table-row table:style-name="ro1">
          <table:table-cell office:value-type="float" office:value="3284.577" calcext:value-type="float">
            <text:p>3284.577</text:p>
          </table:table-cell>
        </table:table-row>
        <table:table-row table:style-name="ro1">
          <table:table-cell office:value-type="float" office:value="1899.753" calcext:value-type="float">
            <text:p>1899.753</text:p>
          </table:table-cell>
        </table:table-row>
        <table:table-row table:style-name="ro1">
          <table:table-cell office:value-type="float" office:value="1941.3464" calcext:value-type="float">
            <text:p>1941.3464</text:p>
          </table:table-cell>
        </table:table-row>
        <table:table-row table:style-name="ro1">
          <table:table-cell office:value-type="float" office:value="3808.3604" calcext:value-type="float">
            <text:p>3808.3604</text:p>
          </table:table-cell>
        </table:table-row>
        <table:table-row table:style-name="ro1">
          <table:table-cell office:value-type="float" office:value="2667.0708" calcext:value-type="float">
            <text:p>2667.0708</text:p>
          </table:table-cell>
        </table:table-row>
        <table:table-row table:style-name="ro1">
          <table:table-cell office:value-type="float" office:value="3183.5383" calcext:value-type="float">
            <text:p>3183.5383</text:p>
          </table:table-cell>
        </table:table-row>
        <table:table-row table:style-name="ro1">
          <table:table-cell office:value-type="float" office:value="3884.2412" calcext:value-type="float">
            <text:p>3884.2412</text:p>
          </table:table-cell>
        </table:table-row>
        <table:table-row table:style-name="ro1">
          <table:table-cell office:value-type="float" office:value="2884.7017" calcext:value-type="float">
            <text:p>2884.7017</text:p>
          </table:table-cell>
        </table:table-row>
        <table:table-row table:style-name="ro1">
          <table:table-cell office:value-type="float" office:value="3024.7646" calcext:value-type="float">
            <text:p>3024.7646</text:p>
          </table:table-cell>
        </table:table-row>
        <table:table-row table:style-name="ro1">
          <table:table-cell office:value-type="float" office:value="2847.4734" calcext:value-type="float">
            <text:p>2847.4734</text:p>
          </table:table-cell>
        </table:table-row>
        <table:table-row table:style-name="ro1">
          <table:table-cell office:value-type="float" office:value="2835.0713" calcext:value-type="float">
            <text:p>2835.0713</text:p>
          </table:table-cell>
        </table:table-row>
        <table:table-row table:style-name="ro1">
          <table:table-cell office:value-type="float" office:value="2261.5303" calcext:value-type="float">
            <text:p>2261.5303</text:p>
          </table:table-cell>
        </table:table-row>
        <table:table-row table:style-name="ro1">
          <table:table-cell office:value-type="float" office:value="2680.2573" calcext:value-type="float">
            <text:p>2680.2573</text:p>
          </table:table-cell>
        </table:table-row>
        <table:table-row table:style-name="ro1">
          <table:table-cell office:value-type="float" office:value="2415.2185" calcext:value-type="float">
            <text:p>2415.2185</text:p>
          </table:table-cell>
        </table:table-row>
        <table:table-row table:style-name="ro1">
          <table:table-cell office:value-type="float" office:value="3049.441" calcext:value-type="float">
            <text:p>3049.441</text:p>
          </table:table-cell>
        </table:table-row>
        <table:table-row table:style-name="ro1">
          <table:table-cell office:value-type="float" office:value="2152.684" calcext:value-type="float">
            <text:p>2152.684</text:p>
          </table:table-cell>
        </table:table-row>
        <table:table-row table:style-name="ro1">
          <table:table-cell office:value-type="float" office:value="3840.9758" calcext:value-type="float">
            <text:p>3840.9758</text:p>
          </table:table-cell>
        </table:table-row>
        <table:table-row table:style-name="ro1">
          <table:table-cell office:value-type="float" office:value="2334.3755" calcext:value-type="float">
            <text:p>2334.3755</text:p>
          </table:table-cell>
        </table:table-row>
        <table:table-row table:style-name="ro1">
          <table:table-cell office:value-type="float" office:value="2899.2998" calcext:value-type="float">
            <text:p>2899.2998</text:p>
          </table:table-cell>
        </table:table-row>
        <table:table-row table:style-name="ro1">
          <table:table-cell office:value-type="float" office:value="2510.0913" calcext:value-type="float">
            <text:p>2510.0913</text:p>
          </table:table-cell>
        </table:table-row>
        <table:table-row table:style-name="ro1">
          <table:table-cell office:value-type="float" office:value="3216.8567" calcext:value-type="float">
            <text:p>3216.8567</text:p>
          </table:table-cell>
        </table:table-row>
        <table:table-row table:style-name="ro1">
          <table:table-cell office:value-type="float" office:value="3890.4321" calcext:value-type="float">
            <text:p>3890.4321</text:p>
          </table:table-cell>
        </table:table-row>
        <table:table-row table:style-name="ro1">
          <table:table-cell office:value-type="float" office:value="3113.7622" calcext:value-type="float">
            <text:p>3113.7622</text:p>
          </table:table-cell>
        </table:table-row>
        <table:table-row table:style-name="ro1">
          <table:table-cell office:value-type="float" office:value="3908.2786" calcext:value-type="float">
            <text:p>3908.2786</text:p>
          </table:table-cell>
        </table:table-row>
        <table:table-row table:style-name="ro1">
          <table:table-cell office:value-type="float" office:value="2478.9028" calcext:value-type="float">
            <text:p>2478.9028</text:p>
          </table:table-cell>
        </table:table-row>
        <table:table-row table:style-name="ro1">
          <table:table-cell office:value-type="float" office:value="3782.8984" calcext:value-type="float">
            <text:p>3782.8984</text:p>
          </table:table-cell>
        </table:table-row>
        <table:table-row table:style-name="ro1">
          <table:table-cell office:value-type="float" office:value="2342.2742" calcext:value-type="float">
            <text:p>2342.2742</text:p>
          </table:table-cell>
        </table:table-row>
        <table:table-row table:style-name="ro1">
          <table:table-cell office:value-type="float" office:value="2668.3992" calcext:value-type="float">
            <text:p>2668.3992</text:p>
          </table:table-cell>
        </table:table-row>
        <table:table-row table:style-name="ro1">
          <table:table-cell office:value-type="float" office:value="2006.5939" calcext:value-type="float">
            <text:p>2006.5939</text:p>
          </table:table-cell>
        </table:table-row>
        <table:table-row table:style-name="ro1">
          <table:table-cell office:value-type="float" office:value="2526.8862" calcext:value-type="float">
            <text:p>2526.8862</text:p>
          </table:table-cell>
        </table:table-row>
        <table:table-row table:style-name="ro1">
          <table:table-cell office:value-type="float" office:value="2377.7764" calcext:value-type="float">
            <text:p>2377.7764</text:p>
          </table:table-cell>
        </table:table-row>
        <table:table-row table:style-name="ro1">
          <table:table-cell office:value-type="float" office:value="3068.6335" calcext:value-type="float">
            <text:p>3068.6335</text:p>
          </table:table-cell>
        </table:table-row>
        <table:table-row table:style-name="ro1">
          <table:table-cell office:value-type="float" office:value="2970.0598" calcext:value-type="float">
            <text:p>2970.0598</text:p>
          </table:table-cell>
        </table:table-row>
        <table:table-row table:style-name="ro1">
          <table:table-cell office:value-type="float" office:value="2441.2566" calcext:value-type="float">
            <text:p>2441.2566</text:p>
          </table:table-cell>
        </table:table-row>
        <table:table-row table:style-name="ro1">
          <table:table-cell office:value-type="float" office:value="2398.1785" calcext:value-type="float">
            <text:p>2398.1785</text:p>
          </table:table-cell>
        </table:table-row>
        <table:table-row table:style-name="ro1">
          <table:table-cell office:value-type="float" office:value="3147.2644" calcext:value-type="float">
            <text:p>3147.2644</text:p>
          </table:table-cell>
        </table:table-row>
        <table:table-row table:style-name="ro1">
          <table:table-cell office:value-type="float" office:value="2217.2422" calcext:value-type="float">
            <text:p>2217.2422</text:p>
          </table:table-cell>
        </table:table-row>
        <table:table-row table:style-name="ro1">
          <table:table-cell office:value-type="float" office:value="5794.1616" calcext:value-type="float">
            <text:p>5794.1616</text:p>
          </table:table-cell>
        </table:table-row>
        <table:table-row table:style-name="ro1">
          <table:table-cell office:value-type="float" office:value="2945.7844" calcext:value-type="float">
            <text:p>2945.7844</text:p>
          </table:table-cell>
        </table:table-row>
        <table:table-row table:style-name="ro1">
          <table:table-cell office:value-type="float" office:value="3152.0596" calcext:value-type="float">
            <text:p>3152.0596</text:p>
          </table:table-cell>
        </table:table-row>
        <table:table-row table:style-name="ro1">
          <table:table-cell office:value-type="float" office:value="3843.2988" calcext:value-type="float">
            <text:p>3843.2988</text:p>
          </table:table-cell>
        </table:table-row>
        <table:table-row table:style-name="ro1">
          <table:table-cell office:value-type="float" office:value="3672.616" calcext:value-type="float">
            <text:p>3672.616</text:p>
          </table:table-cell>
        </table:table-row>
        <table:table-row table:style-name="ro1">
          <table:table-cell office:value-type="float" office:value="2195.6326" calcext:value-type="float">
            <text:p>2195.6326</text:p>
          </table:table-cell>
        </table:table-row>
        <table:table-row table:style-name="ro1">
          <table:table-cell office:value-type="float" office:value="2206.0435" calcext:value-type="float">
            <text:p>2206.0435</text:p>
          </table:table-cell>
        </table:table-row>
        <table:table-row table:style-name="ro1">
          <table:table-cell office:value-type="float" office:value="1903.0372" calcext:value-type="float">
            <text:p>1903.0372</text:p>
          </table:table-cell>
        </table:table-row>
        <table:table-row table:style-name="ro1">
          <table:table-cell office:value-type="float" office:value="2924.595" calcext:value-type="float">
            <text:p>2924.595</text:p>
          </table:table-cell>
        </table:table-row>
        <table:table-row table:style-name="ro1">
          <table:table-cell office:value-type="float" office:value="1975.1188" calcext:value-type="float">
            <text:p>1975.1188</text:p>
          </table:table-cell>
        </table:table-row>
        <table:table-row table:style-name="ro1">
          <table:table-cell office:value-type="float" office:value="3374.1418" calcext:value-type="float">
            <text:p>3374.1418</text:p>
          </table:table-cell>
        </table:table-row>
        <table:table-row table:style-name="ro1">
          <table:table-cell office:value-type="float" office:value="2086.8005" calcext:value-type="float">
            <text:p>2086.8005</text:p>
          </table:table-cell>
        </table:table-row>
        <table:table-row table:style-name="ro1">
          <table:table-cell office:value-type="float" office:value="3009.207" calcext:value-type="float">
            <text:p>3009.207</text:p>
          </table:table-cell>
        </table:table-row>
        <table:table-row table:style-name="ro1">
          <table:table-cell office:value-type="float" office:value="3491.5913" calcext:value-type="float">
            <text:p>3491.5913</text:p>
          </table:table-cell>
        </table:table-row>
        <table:table-row table:style-name="ro1">
          <table:table-cell office:value-type="float" office:value="2388.6694" calcext:value-type="float">
            <text:p>2388.6694</text:p>
          </table:table-cell>
        </table:table-row>
        <table:table-row table:style-name="ro1">
          <table:table-cell office:value-type="float" office:value="2160.7617" calcext:value-type="float">
            <text:p>2160.7617</text:p>
          </table:table-cell>
        </table:table-row>
        <table:table-row table:style-name="ro1">
          <table:table-cell office:value-type="float" office:value="3445.0154" calcext:value-type="float">
            <text:p>3445.0154</text:p>
          </table:table-cell>
        </table:table-row>
        <table:table-row table:style-name="ro1">
          <table:table-cell office:value-type="float" office:value="4540.954" calcext:value-type="float">
            <text:p>4540.954</text:p>
          </table:table-cell>
        </table:table-row>
        <table:table-row table:style-name="ro1">
          <table:table-cell office:value-type="float" office:value="2414.8948" calcext:value-type="float">
            <text:p>2414.8948</text:p>
          </table:table-cell>
        </table:table-row>
        <table:table-row table:style-name="ro1">
          <table:table-cell office:value-type="float" office:value="2697.0522" calcext:value-type="float">
            <text:p>2697.0522</text:p>
          </table:table-cell>
        </table:table-row>
        <table:table-row table:style-name="ro1">
          <table:table-cell office:value-type="float" office:value="3887.358" calcext:value-type="float">
            <text:p>3887.358</text:p>
          </table:table-cell>
        </table:table-row>
        <table:table-row table:style-name="ro1">
          <table:table-cell office:value-type="float" office:value="2719.5603" calcext:value-type="float">
            <text:p>2719.5603</text:p>
          </table:table-cell>
        </table:table-row>
        <table:table-row table:style-name="ro1">
          <table:table-cell office:value-type="float" office:value="3798.2103" calcext:value-type="float">
            <text:p>3798.2103</text:p>
          </table:table-cell>
        </table:table-row>
        <table:table-row table:style-name="ro1">
          <table:table-cell office:value-type="float" office:value="2123.0776" calcext:value-type="float">
            <text:p>2123.0776</text:p>
          </table:table-cell>
        </table:table-row>
        <table:table-row table:style-name="ro1">
          <table:table-cell office:value-type="float" office:value="3203.5051" calcext:value-type="float">
            <text:p>3203.5051</text:p>
          </table:table-cell>
        </table:table-row>
        <table:table-row table:style-name="ro1">
          <table:table-cell office:value-type="float" office:value="3015.2407" calcext:value-type="float">
            <text:p>3015.2407</text:p>
          </table:table-cell>
        </table:table-row>
        <table:table-row table:style-name="ro1">
          <table:table-cell office:value-type="float" office:value="3938.1436" calcext:value-type="float">
            <text:p>3938.1436</text:p>
          </table:table-cell>
        </table:table-row>
        <table:table-row table:style-name="ro1">
          <table:table-cell office:value-type="float" office:value="2800.9282" calcext:value-type="float">
            <text:p>2800.9282</text:p>
          </table:table-cell>
        </table:table-row>
        <table:table-row table:style-name="ro1">
          <table:table-cell office:value-type="float" office:value="5879.1306" calcext:value-type="float">
            <text:p>5879.1306</text:p>
          </table:table-cell>
        </table:table-row>
        <table:table-row table:style-name="ro1">
          <table:table-cell office:value-type="float" office:value="2436.9219" calcext:value-type="float">
            <text:p>2436.9219</text:p>
          </table:table-cell>
        </table:table-row>
        <table:table-row table:style-name="ro1">
          <table:table-cell office:value-type="float" office:value="2618.7175" calcext:value-type="float">
            <text:p>2618.7175</text:p>
          </table:table-cell>
        </table:table-row>
        <table:table-row table:style-name="ro1">
          <table:table-cell office:value-type="float" office:value="3571.7148" calcext:value-type="float">
            <text:p>3571.7148</text:p>
          </table:table-cell>
        </table:table-row>
        <table:table-row table:style-name="ro1">
          <table:table-cell office:value-type="float" office:value="3267.085" calcext:value-type="float">
            <text:p>3267.085</text:p>
          </table:table-cell>
        </table:table-row>
        <table:table-row table:style-name="ro1">
          <table:table-cell office:value-type="float" office:value="3172.1658" calcext:value-type="float">
            <text:p>3172.1658</text:p>
          </table:table-cell>
        </table:table-row>
        <table:table-row table:style-name="ro1">
          <table:table-cell office:value-type="float" office:value="4201.1654" calcext:value-type="float">
            <text:p>4201.1654</text:p>
          </table:table-cell>
        </table:table-row>
        <table:table-row table:style-name="ro1">
          <table:table-cell office:value-type="float" office:value="3124.1654" calcext:value-type="float">
            <text:p>3124.1654</text:p>
          </table:table-cell>
        </table:table-row>
        <table:table-row table:style-name="ro1">
          <table:table-cell office:value-type="float" office:value="2052.2144" calcext:value-type="float">
            <text:p>2052.2144</text:p>
          </table:table-cell>
        </table:table-row>
        <table:table-row table:style-name="ro1">
          <table:table-cell office:value-type="float" office:value="4109.4698" calcext:value-type="float">
            <text:p>4109.4698</text:p>
          </table:table-cell>
        </table:table-row>
        <table:table-row table:style-name="ro1">
          <table:table-cell office:value-type="float" office:value="5123.7498" calcext:value-type="float">
            <text:p>5123.7498</text:p>
          </table:table-cell>
        </table:table-row>
        <table:table-row table:style-name="ro1">
          <table:table-cell office:value-type="float" office:value="3659.9565" calcext:value-type="float">
            <text:p>3659.9565</text:p>
          </table:table-cell>
        </table:table-row>
        <table:table-row table:style-name="ro1">
          <table:table-cell office:value-type="float" office:value="6137.794" calcext:value-type="float">
            <text:p>6137.794</text:p>
          </table:table-cell>
        </table:table-row>
        <table:table-row table:style-name="ro1">
          <table:table-cell office:value-type="float" office:value="2823.5508" calcext:value-type="float">
            <text:p>2823.5508</text:p>
          </table:table-cell>
        </table:table-row>
        <table:table-row table:style-name="ro1">
          <table:table-cell office:value-type="float" office:value="5318.175" calcext:value-type="float">
            <text:p>5318.175</text:p>
          </table:table-cell>
        </table:table-row>
        <table:table-row table:style-name="ro1">
          <table:table-cell office:value-type="float" office:value="1720.4589" calcext:value-type="float">
            <text:p>1720.4589</text:p>
          </table:table-cell>
        </table:table-row>
        <table:table-row table:style-name="ro1">
          <table:table-cell office:value-type="float" office:value="7312.7987" calcext:value-type="float">
            <text:p>7312.7987</text:p>
          </table:table-cell>
        </table:table-row>
        <table:table-row table:style-name="ro1">
          <table:table-cell office:value-type="float" office:value="2320.0317" calcext:value-type="float">
            <text:p>2320.0317</text:p>
          </table:table-cell>
        </table:table-row>
        <table:table-row table:style-name="ro1">
          <table:table-cell office:value-type="float" office:value="6321.8794" calcext:value-type="float">
            <text:p>6321.8794</text:p>
          </table:table-cell>
        </table:table-row>
        <table:table-row table:style-name="ro1">
          <table:table-cell office:value-type="float" office:value="3214.3938" calcext:value-type="float">
            <text:p>3214.3938</text:p>
          </table:table-cell>
        </table:table-row>
        <table:table-row table:style-name="ro1">
          <table:table-cell office:value-type="float" office:value="3987.1231" calcext:value-type="float">
            <text:p>3987.1231</text:p>
          </table:table-cell>
        </table:table-row>
        <table:table-row table:style-name="ro1">
          <table:table-cell office:value-type="float" office:value="2801.5342" calcext:value-type="float">
            <text:p>2801.5342</text:p>
          </table:table-cell>
        </table:table-row>
        <table:table-row table:style-name="ro1">
          <table:table-cell office:value-type="float" office:value="4531.0634" calcext:value-type="float">
            <text:p>4531.0634</text:p>
          </table:table-cell>
        </table:table-row>
        <table:table-row table:style-name="ro1">
          <table:table-cell office:value-type="float" office:value="2707.4563" calcext:value-type="float">
            <text:p>2707.4563</text:p>
          </table:table-cell>
        </table:table-row>
        <table:table-row table:style-name="ro1">
          <table:table-cell office:value-type="float" office:value="5654.123" calcext:value-type="float">
            <text:p>5654.123</text:p>
          </table:table-cell>
        </table:table-row>
        <table:table-row table:style-name="ro1">
          <table:table-cell office:value-type="float" office:value="3461.0365" calcext:value-type="float">
            <text:p>3461.0365</text:p>
          </table:table-cell>
        </table:table-row>
        <table:table-row table:style-name="ro1">
          <table:table-cell office:value-type="float" office:value="2376.9846" calcext:value-type="float">
            <text:p>2376.9846</text:p>
          </table:table-cell>
        </table:table-row>
        <table:table-row table:style-name="ro1">
          <table:table-cell office:value-type="float" office:value="4175.1657" calcext:value-type="float">
            <text:p>4175.1657</text:p>
          </table:table-cell>
        </table:table-row>
        <table:table-row table:style-name="ro1">
          <table:table-cell office:value-type="float" office:value="3641.0064" calcext:value-type="float">
            <text:p>3641.0064</text:p>
          </table:table-cell>
        </table:table-row>
        <table:table-row table:style-name="ro1">
          <table:table-cell office:value-type="float" office:value="2586.8167" calcext:value-type="float">
            <text:p>2586.8167</text:p>
          </table:table-cell>
        </table:table-row>
        <table:table-row table:style-name="ro1">
          <table:table-cell office:value-type="float" office:value="4315.123" calcext:value-type="float">
            <text:p>4315.123</text:p>
          </table:table-cell>
        </table:table-row>
        <table:table-row table:style-name="ro1">
          <table:table-cell office:value-type="float" office:value="2619.7305" calcext:value-type="float">
            <text:p>2619.7305</text:p>
          </table:table-cell>
        </table:table-row>
        <table:table-row table:style-name="ro1">
          <table:table-cell office:value-type="float" office:value="6502.2464" calcext:value-type="float">
            <text:p>6502.2464</text:p>
          </table:table-cell>
        </table:table-row>
        <table:table-row table:style-name="ro1">
          <table:table-cell office:value-type="float" office:value="2949.6208" calcext:value-type="float">
            <text:p>2949.6208</text:p>
          </table:table-cell>
        </table:table-row>
        <table:table-row table:style-name="ro1">
          <table:table-cell office:value-type="float" office:value="5167.64651" calcext:value-type="float">
            <text:p>5167.64651</text:p>
          </table:table-cell>
        </table:table-row>
        <table:table-row table:style-name="ro1">
          <table:table-cell office:value-type="float" office:value="2148.4321" calcext:value-type="float">
            <text:p>2148.4321</text:p>
          </table:table-cell>
        </table:table-row>
        <table:table-row table:style-name="ro1">
          <table:table-cell office:value-type="float" office:value="4034.546" calcext:value-type="float">
            <text:p>4034.546</text:p>
          </table:table-cell>
        </table:table-row>
        <table:table-row table:style-name="ro1">
          <table:table-cell office:value-type="float" office:value="2531.8354" calcext:value-type="float">
            <text:p>2531.8354</text:p>
          </table:table-cell>
        </table:table-row>
        <table:table-row table:style-name="ro1">
          <table:table-cell office:value-type="float" office:value="2465.4654" calcext:value-type="float">
            <text:p>2465.4654</text:p>
          </table:table-cell>
        </table:table-row>
        <table:table-row table:style-name="ro1">
          <table:table-cell office:value-type="float" office:value="3095.8398" calcext:value-type="float">
            <text:p>3095.8398</text:p>
          </table:table-cell>
        </table:table-row>
        <table:table-row table:style-name="ro1">
          <table:table-cell office:value-type="float" office:value="6571.1657" calcext:value-type="float">
            <text:p>6571.1657</text:p>
          </table:table-cell>
        </table:table-row>
        <table:table-row table:style-name="ro1">
          <table:table-cell office:value-type="float" office:value="2315.387" calcext:value-type="float">
            <text:p>2315.387</text:p>
          </table:table-cell>
        </table:table-row>
        <table:table-row table:style-name="ro1">
          <table:table-cell office:value-type="float" office:value="5654.1657" calcext:value-type="float">
            <text:p>5654.1657</text:p>
          </table:table-cell>
        </table:table-row>
        <table:table-row table:style-name="ro1">
          <table:table-cell office:value-type="float" office:value="3070.1338" calcext:value-type="float">
            <text:p>3070.1338</text:p>
          </table:table-cell>
        </table:table-row>
        <table:table-row table:style-name="ro1">
          <table:table-cell office:value-type="float" office:value="4968.4987" calcext:value-type="float">
            <text:p>4968.4987</text:p>
          </table:table-cell>
        </table:table-row>
        <table:table-row table:style-name="ro1">
          <table:table-cell office:value-type="float" office:value="3357.8862" calcext:value-type="float">
            <text:p>3357.8862</text:p>
          </table:table-cell>
        </table:table-row>
        <table:table-row table:style-name="ro1">
          <table:table-cell office:value-type="float" office:value="4251.575" calcext:value-type="float">
            <text:p>4251.575</text:p>
          </table:table-cell>
        </table:table-row>
        <table:table-row table:style-name="ro1">
          <table:table-cell office:value-type="float" office:value="2580.625" calcext:value-type="float">
            <text:p>2580.625</text:p>
          </table:table-cell>
        </table:table-row>
        <table:table-row table:style-name="ro1">
          <table:table-cell office:value-type="float" office:value="5137.46" calcext:value-type="float">
            <text:p>5137.46</text:p>
          </table:table-cell>
        </table:table-row>
        <table:table-row table:style-name="ro1">
          <table:table-cell office:value-type="float" office:value="2268.9956" calcext:value-type="float">
            <text:p>2268.9956</text:p>
          </table:table-cell>
        </table:table-row>
        <table:table-row table:style-name="ro1">
          <table:table-cell office:value-type="float" office:value="6549.4565" calcext:value-type="float">
            <text:p>6549.4565</text:p>
          </table:table-cell>
        </table:table-row>
        <table:table-row table:style-name="ro1">
          <table:table-cell office:value-type="float" office:value="2104.7173" calcext:value-type="float">
            <text:p>2104.7173</text:p>
          </table:table-cell>
        </table:table-row>
        <table:table-row table:style-name="ro1">
          <table:table-cell office:value-type="float" office:value="5649.4948" calcext:value-type="float">
            <text:p>5649.4948</text:p>
          </table:table-cell>
        </table:table-row>
        <table:table-row table:style-name="ro1">
          <table:table-cell office:value-type="float" office:value="3012.66" calcext:value-type="float">
            <text:p>3012.66</text:p>
          </table:table-cell>
        </table:table-row>
        <table:table-row table:style-name="ro1">
          <table:table-cell office:value-type="float" office:value="2575.2454" calcext:value-type="float">
            <text:p>2575.2454</text:p>
          </table:table-cell>
        </table:table-row>
        <table:table-row table:style-name="ro1">
          <table:table-cell office:value-type="float" office:value="2666.1355" calcext:value-type="float">
            <text:p>2666.1355</text:p>
          </table:table-cell>
        </table:table-row>
        <table:table-row table:style-name="ro1">
          <table:table-cell office:value-type="float" office:value="4967.1646" calcext:value-type="float">
            <text:p>4967.1646</text:p>
          </table:table-cell>
        </table:table-row>
        <table:table-row table:style-name="ro1">
          <table:table-cell office:value-type="float" office:value="3386.6377" calcext:value-type="float">
            <text:p>3386.6377</text:p>
          </table:table-cell>
        </table:table-row>
        <table:table-row table:style-name="ro1">
          <table:table-cell office:value-type="float" office:value="5134.1646" calcext:value-type="float">
            <text:p>5134.1646</text:p>
          </table:table-cell>
        </table:table-row>
        <table:table-row table:style-name="ro1">
          <table:table-cell office:value-type="float" office:value="2632.8813" calcext:value-type="float">
            <text:p>2632.8813</text:p>
          </table:table-cell>
        </table:table-row>
        <table:table-row table:style-name="ro1">
          <table:table-cell office:value-type="float" office:value="6134.21675" calcext:value-type="float">
            <text:p>6134.21675</text:p>
          </table:table-cell>
        </table:table-row>
        <table:table-row table:style-name="ro1">
          <table:table-cell office:value-type="float" office:value="2984.1162" calcext:value-type="float">
            <text:p>2984.1162</text:p>
          </table:table-cell>
        </table:table-row>
        <table:table-row table:style-name="ro1">
          <table:table-cell office:value-type="float" office:value="3657.98749" calcext:value-type="float">
            <text:p>3657.98749</text:p>
          </table:table-cell>
        </table:table-row>
        <table:table-row table:style-name="ro1">
          <table:table-cell office:value-type="float" office:value="2770.2454" calcext:value-type="float">
            <text:p>2770.2454</text:p>
          </table:table-cell>
        </table:table-row>
        <table:table-row table:style-name="ro1">
          <table:table-cell office:value-type="float" office:value="3999.16516" calcext:value-type="float">
            <text:p>3999.16516</text:p>
          </table:table-cell>
        </table:table-row>
        <table:table-row table:style-name="ro1">
          <table:table-cell office:value-type="float" office:value="2388.6196" calcext:value-type="float">
            <text:p>2388.6196</text:p>
          </table:table-cell>
        </table:table-row>
        <table:table-row table:style-name="ro1">
          <table:table-cell office:value-type="float" office:value="5021.187" calcext:value-type="float">
            <text:p>5021.187</text:p>
          </table:table-cell>
        </table:table-row>
        <table:table-row table:style-name="ro1">
          <table:table-cell office:value-type="float" office:value="2672.5168" calcext:value-type="float">
            <text:p>2672.5168</text:p>
          </table:table-cell>
        </table:table-row>
        <table:table-row table:style-name="ro1">
          <table:table-cell office:value-type="float" office:value="5465.4942" calcext:value-type="float">
            <text:p>5465.4942</text:p>
          </table:table-cell>
        </table:table-row>
        <table:table-row table:style-name="ro1">
          <table:table-cell office:value-type="float" office:value="2989.1934" calcext:value-type="float">
            <text:p>2989.1934</text:p>
          </table:table-cell>
        </table:table-row>
        <table:table-row table:style-name="ro1">
          <table:table-cell office:value-type="float" office:value="5654.1327" calcext:value-type="float">
            <text:p>5654.1327</text:p>
          </table:table-cell>
        </table:table-row>
        <table:table-row table:style-name="ro1">
          <table:table-cell office:value-type="float" office:value="2230.5085" calcext:value-type="float">
            <text:p>2230.5085</text:p>
          </table:table-cell>
        </table:table-row>
        <table:table-row table:style-name="ro1">
          <table:table-cell office:value-type="float" office:value="5987.1687" calcext:value-type="float">
            <text:p>5987.1687</text:p>
          </table:table-cell>
        </table:table-row>
        <table:table-row table:style-name="ro1">
          <table:table-cell office:value-type="float" office:value="2683.1672" calcext:value-type="float">
            <text:p>2683.1672</text:p>
          </table:table-cell>
        </table:table-row>
        <table:table-row table:style-name="ro1">
          <table:table-cell office:value-type="float" office:value="6132.4984" calcext:value-type="float">
            <text:p>6132.4984</text:p>
          </table:table-cell>
        </table:table-row>
        <table:table-row table:style-name="ro1">
          <table:table-cell office:value-type="float" office:value="2996.1914" calcext:value-type="float">
            <text:p>2996.1914</text:p>
          </table:table-cell>
        </table:table-row>
        <table:table-row table:style-name="ro1">
          <table:table-cell office:value-type="float" office:value="4098.165" calcext:value-type="float">
            <text:p>4098.165</text:p>
          </table:table-cell>
        </table:table-row>
        <table:table-row table:style-name="ro1">
          <table:table-cell office:value-type="float" office:value="2584.6123" calcext:value-type="float">
            <text:p>2584.6123</text:p>
          </table:table-cell>
        </table:table-row>
        <table:table-row table:style-name="ro1">
          <table:table-cell office:value-type="float" office:value="4312.1654" calcext:value-type="float">
            <text:p>4312.1654</text:p>
          </table:table-cell>
        </table:table-row>
        <table:table-row table:style-name="ro1">
          <table:table-cell office:value-type="float" office:value="2441.7695" calcext:value-type="float">
            <text:p>2441.7695</text:p>
          </table:table-cell>
        </table:table-row>
        <table:table-row table:style-name="ro1">
          <table:table-cell office:value-type="float" office:value="4007.9795" calcext:value-type="float">
            <text:p>4007.9795</text:p>
          </table:table-cell>
        </table:table-row>
        <table:table-row table:style-name="ro1">
          <table:table-cell office:value-type="float" office:value="2556.7925" calcext:value-type="float">
            <text:p>2556.7925</text:p>
          </table:table-cell>
        </table:table-row>
        <table:table-row table:style-name="ro1">
          <table:table-cell office:value-type="float" office:value="4018.1324" calcext:value-type="float">
            <text:p>4018.1324</text:p>
          </table:table-cell>
        </table:table-row>
        <table:table-row table:style-name="ro1">
          <table:table-cell office:value-type="float" office:value="2934.4026" calcext:value-type="float">
            <text:p>2934.4026</text:p>
          </table:table-cell>
        </table:table-row>
        <table:table-row table:style-name="ro1">
          <table:table-cell office:value-type="float" office:value="5456.16516" calcext:value-type="float">
            <text:p>5456.16516</text:p>
          </table:table-cell>
        </table:table-row>
        <table:table-row table:style-name="ro1">
          <table:table-cell office:value-type="float" office:value="2557.1072" calcext:value-type="float">
            <text:p>2557.1072</text:p>
          </table:table-cell>
        </table:table-row>
        <table:table-row table:style-name="ro1">
          <table:table-cell office:value-type="float" office:value="4568.1654" calcext:value-type="float">
            <text:p>4568.1654</text:p>
          </table:table-cell>
        </table:table-row>
        <table:table-row table:style-name="ro1">
          <table:table-cell office:value-type="float" office:value="2882.3325" calcext:value-type="float">
            <text:p>2882.3325</text:p>
          </table:table-cell>
        </table:table-row>
        <table:table-row table:style-name="ro1">
          <table:table-cell office:value-type="float" office:value="5555.4654" calcext:value-type="float">
            <text:p>5555.4654</text:p>
          </table:table-cell>
        </table:table-row>
        <table:table-row table:style-name="ro1">
          <table:table-cell office:value-type="float" office:value="2821.6216" calcext:value-type="float">
            <text:p>2821.6216</text:p>
          </table:table-cell>
        </table:table-row>
        <table:table-row table:style-name="ro1">
          <table:table-cell office:value-type="float" office:value="6545.16546" calcext:value-type="float">
            <text:p>6545.16546</text:p>
          </table:table-cell>
        </table:table-row>
        <table:table-row table:style-name="ro1">
          <table:table-cell office:value-type="float" office:value="2262.3813" calcext:value-type="float">
            <text:p>2262.3813</text:p>
          </table:table-cell>
        </table:table-row>
        <table:table-row table:style-name="ro1">
          <table:table-cell office:value-type="float" office:value="4012.7984" calcext:value-type="float">
            <text:p>4012.7984</text:p>
          </table:table-cell>
        </table:table-row>
        <table:table-row table:style-name="ro1">
          <table:table-cell office:value-type="float" office:value="3536.3796" calcext:value-type="float">
            <text:p>3536.3796</text:p>
          </table:table-cell>
        </table:table-row>
        <table:table-row table:style-name="ro1">
          <table:table-cell office:value-type="float" office:value="6131.4654" calcext:value-type="float">
            <text:p>6131.4654</text:p>
          </table:table-cell>
        </table:table-row>
        <table:table-row table:style-name="ro1">
          <table:table-cell office:value-type="float" office:value="3024.8833" calcext:value-type="float">
            <text:p>3024.8833</text:p>
          </table:table-cell>
        </table:table-row>
        <table:table-row table:style-name="ro1">
          <table:table-cell office:value-type="float" office:value="5132.1234" calcext:value-type="float">
            <text:p>5132.1234</text:p>
          </table:table-cell>
        </table:table-row>
        <table:table-row table:style-name="ro1">
          <table:table-cell office:value-type="float" office:value="2371.6213" calcext:value-type="float">
            <text:p>2371.6213</text:p>
          </table:table-cell>
        </table:table-row>
        <table:table-row table:style-name="ro1">
          <table:table-cell office:value-type="float" office:value="4005.1635" calcext:value-type="float">
            <text:p>4005.1635</text:p>
          </table:table-cell>
        </table:table-row>
        <table:table-row table:style-name="ro1">
          <table:table-cell office:value-type="float" office:value="2230.1968" calcext:value-type="float">
            <text:p>2230.1968</text:p>
          </table:table-cell>
        </table:table-row>
        <table:table-row table:style-name="ro1">
          <table:table-cell office:value-type="float" office:value="7321.1654" calcext:value-type="float">
            <text:p>7321.1654</text:p>
          </table:table-cell>
        </table:table-row>
        <table:table-row table:style-name="ro1">
          <table:table-cell office:value-type="float" office:value="2235.4333" calcext:value-type="float">
            <text:p>2235.4333</text:p>
          </table:table-cell>
        </table:table-row>
        <table:table-row table:style-name="ro1">
          <table:table-cell office:value-type="float" office:value="6132.165" calcext:value-type="float">
            <text:p>6132.165</text:p>
          </table:table-cell>
        </table:table-row>
        <table:table-row table:style-name="ro1">
          <table:table-cell office:value-type="float" office:value="2190.8076" calcext:value-type="float">
            <text:p>2190.8076</text:p>
          </table:table-cell>
        </table:table-row>
        <table:table-row table:style-name="ro1">
          <table:table-cell office:value-type="float" office:value="5137.1546" calcext:value-type="float">
            <text:p>5137.1546</text:p>
          </table:table-cell>
        </table:table-row>
        <table:table-row table:style-name="ro1">
          <table:table-cell office:value-type="float" office:value="5793.321" calcext:value-type="float">
            <text:p>5793.321</text:p>
          </table:table-cell>
        </table:table-row>
        <table:table-row table:style-name="ro1">
          <table:table-cell office:value-type="float" office:value="5079.1654" calcext:value-type="float">
            <text:p>5079.1654</text:p>
          </table:table-cell>
        </table:table-row>
        <table:table-row table:style-name="ro1">
          <table:table-cell office:value-type="float" office:value="2385.7563" calcext:value-type="float">
            <text:p>2385.7563</text:p>
          </table:table-cell>
        </table:table-row>
        <table:table-row table:style-name="ro1">
          <table:table-cell office:value-type="float" office:value="4199.1756" calcext:value-type="float">
            <text:p>4199.1756</text:p>
          </table:table-cell>
        </table:table-row>
        <table:table-row table:style-name="ro1">
          <table:table-cell office:value-type="float" office:value="1752.4282" calcext:value-type="float">
            <text:p>1752.4282</text:p>
          </table:table-cell>
        </table:table-row>
        <table:table-row table:style-name="ro1">
          <table:table-cell office:value-type="float" office:value="3165.073" calcext:value-type="float">
            <text:p>3165.073</text:p>
          </table:table-cell>
        </table:table-row>
        <table:table-row table:style-name="ro1">
          <table:table-cell office:value-type="float" office:value="2445.6467" calcext:value-type="float">
            <text:p>2445.6467</text:p>
          </table:table-cell>
        </table:table-row>
        <table:table-row table:style-name="ro1">
          <table:table-cell office:value-type="float" office:value="2868.0017" calcext:value-type="float">
            <text:p>2868.0017</text:p>
          </table:table-cell>
        </table:table-row>
        <table:table-row table:style-name="ro1">
          <table:table-cell office:value-type="float" office:value="2509.4895" calcext:value-type="float">
            <text:p>2509.4895</text:p>
          </table:table-cell>
        </table:table-row>
        <table:table-row table:style-name="ro1">
          <table:table-cell office:value-type="float" office:value="2952.1765" calcext:value-type="float">
            <text:p>2952.1765</text:p>
          </table:table-cell>
        </table:table-row>
        <table:table-row table:style-name="ro1">
          <table:table-cell office:value-type="float" office:value="2884.6123" calcext:value-type="float">
            <text:p>2884.6123</text:p>
          </table:table-cell>
        </table:table-row>
        <table:table-row table:style-name="ro1">
          <table:table-cell office:value-type="float" office:value="2275.395" calcext:value-type="float">
            <text:p>2275.395</text:p>
          </table:table-cell>
        </table:table-row>
        <table:table-row table:style-name="ro1">
          <table:table-cell office:value-type="float" office:value="2699.839" calcext:value-type="float">
            <text:p>2699.839</text:p>
          </table:table-cell>
        </table:table-row>
        <table:table-row table:style-name="ro1">
          <table:table-cell office:value-type="float" office:value="1898.9213" calcext:value-type="float">
            <text:p>1898.9213</text:p>
          </table:table-cell>
        </table:table-row>
        <table:table-row table:style-name="ro1">
          <table:table-cell office:value-type="float" office:value="2837.3396" calcext:value-type="float">
            <text:p>2837.3396</text:p>
          </table:table-cell>
        </table:table-row>
        <table:table-row table:style-name="ro1">
          <table:table-cell office:value-type="float" office:value="2522.669" calcext:value-type="float">
            <text:p>2522.669</text:p>
          </table:table-cell>
        </table:table-row>
        <table:table-row table:style-name="ro1">
          <table:table-cell office:value-type="float" office:value="3010.8508" calcext:value-type="float">
            <text:p>3010.8508</text:p>
          </table:table-cell>
        </table:table-row>
        <table:table-row table:style-name="ro1">
          <table:table-cell office:value-type="float" office:value="3070.1184" calcext:value-type="float">
            <text:p>3070.1184</text:p>
          </table:table-cell>
        </table:table-row>
        <table:table-row table:style-name="ro1">
          <table:table-cell office:value-type="float" office:value="3465.9407" calcext:value-type="float">
            <text:p>3465.9407</text:p>
          </table:table-cell>
        </table:table-row>
        <table:table-row table:style-name="ro1">
          <table:table-cell office:value-type="float" office:value="2088.5408" calcext:value-type="float">
            <text:p>2088.5408</text:p>
          </table:table-cell>
        </table:table-row>
        <table:table-row table:style-name="ro1">
          <table:table-cell office:value-type="float" office:value="2638.6064" calcext:value-type="float">
            <text:p>2638.6064</text:p>
          </table:table-cell>
        </table:table-row>
        <table:table-row table:style-name="ro1">
          <table:table-cell office:value-type="float" office:value="1860.4684" calcext:value-type="float">
            <text:p>1860.4684</text:p>
          </table:table-cell>
        </table:table-row>
        <table:table-row table:style-name="ro1">
          <table:table-cell office:value-type="float" office:value="1936.4607" calcext:value-type="float">
            <text:p>1936.4607</text:p>
          </table:table-cell>
        </table:table-row>
        <table:table-row table:style-name="ro1">
          <table:table-cell office:value-type="float" office:value="2982.404" calcext:value-type="float">
            <text:p>2982.404</text:p>
          </table:table-cell>
        </table:table-row>
        <table:table-row table:style-name="ro1">
          <table:table-cell office:value-type="float" office:value="2061.705" calcext:value-type="float">
            <text:p>2061.705</text:p>
          </table:table-cell>
        </table:table-row>
        <table:table-row table:style-name="ro1">
          <table:table-cell office:value-type="float" office:value="2197.5322" calcext:value-type="float">
            <text:p>2197.5322</text:p>
          </table:table-cell>
        </table:table-row>
        <table:table-row table:style-name="ro1">
          <table:table-cell office:value-type="float" office:value="2918.5757" calcext:value-type="float">
            <text:p>2918.5757</text:p>
          </table:table-cell>
        </table:table-row>
        <table:table-row table:style-name="ro1">
          <table:table-cell office:value-type="float" office:value="2579.4165" calcext:value-type="float">
            <text:p>2579.4165</text:p>
          </table:table-cell>
        </table:table-row>
        <table:table-row table:style-name="ro1">
          <table:table-cell office:value-type="float" office:value="1439.4027" calcext:value-type="float">
            <text:p>1439.4027</text:p>
          </table:table-cell>
        </table:table-row>
        <table:table-row table:style-name="ro1">
          <table:table-cell office:value-type="float" office:value="3223.6404" calcext:value-type="float">
            <text:p>3223.6404</text:p>
          </table:table-cell>
        </table:table-row>
        <table:table-row table:style-name="ro1">
          <table:table-cell office:value-type="float" office:value="3549.4463" calcext:value-type="float">
            <text:p>3549.4463</text:p>
          </table:table-cell>
        </table:table-row>
        <table:table-row table:style-name="ro1">
          <table:table-cell office:value-type="float" office:value="2524.5337" calcext:value-type="float">
            <text:p>2524.5337</text:p>
          </table:table-cell>
        </table:table-row>
        <table:table-row table:style-name="ro1">
          <table:table-cell office:value-type="float" office:value="2384.454" calcext:value-type="float">
            <text:p>2384.454</text:p>
          </table:table-cell>
        </table:table-row>
        <table:table-row table:style-name="ro1">
          <table:table-cell office:value-type="float" office:value="2418.1494" calcext:value-type="float">
            <text:p>2418.1494</text:p>
          </table:table-cell>
        </table:table-row>
        <table:table-row table:style-name="ro1">
          <table:table-cell office:value-type="float" office:value="3280.428" calcext:value-type="float">
            <text:p>3280.428</text:p>
          </table:table-cell>
        </table:table-row>
        <table:table-row table:style-name="ro1">
          <table:table-cell office:value-type="float" office:value="2424.6462" calcext:value-type="float">
            <text:p>2424.6462</text:p>
          </table:table-cell>
        </table:table-row>
        <table:table-row table:style-name="ro1">
          <table:table-cell office:value-type="float" office:value="2480.1768" calcext:value-type="float">
            <text:p>2480.1768</text:p>
          </table:table-cell>
        </table:table-row>
        <table:table-row table:style-name="ro1">
          <table:table-cell office:value-type="float" office:value="1693.6586" calcext:value-type="float">
            <text:p>1693.6586</text:p>
          </table:table-cell>
        </table:table-row>
        <table:table-row table:style-name="ro1">
          <table:table-cell office:value-type="float" office:value="2464.0134" calcext:value-type="float">
            <text:p>2464.0134</text:p>
          </table:table-cell>
        </table:table-row>
        <table:table-row table:style-name="ro1">
          <table:table-cell office:value-type="float" office:value="3001.619" calcext:value-type="float">
            <text:p>3001.619</text:p>
          </table:table-cell>
        </table:table-row>
        <table:table-row table:style-name="ro1">
          <table:table-cell office:value-type="float" office:value="2533.4448" calcext:value-type="float">
            <text:p>2533.4448</text:p>
          </table:table-cell>
        </table:table-row>
        <table:table-row table:style-name="ro1">
          <table:table-cell office:value-type="float" office:value="2183.1487" calcext:value-type="float">
            <text:p>2183.1487</text:p>
          </table:table-cell>
        </table:table-row>
        <table:table-row table:style-name="ro1">
          <table:table-cell office:value-type="float" office:value="2804.2378" calcext:value-type="float">
            <text:p>2804.2378</text:p>
          </table:table-cell>
        </table:table-row>
        <table:table-row table:style-name="ro1">
          <table:table-cell office:value-type="float" office:value="3014.756" calcext:value-type="float">
            <text:p>3014.756</text:p>
          </table:table-cell>
        </table:table-row>
        <table:table-row table:style-name="ro1">
          <table:table-cell office:value-type="float" office:value="3449.0925" calcext:value-type="float">
            <text:p>3449.0925</text:p>
          </table:table-cell>
        </table:table-row>
        <table:table-row table:style-name="ro1">
          <table:table-cell office:value-type="float" office:value="2946.9744" calcext:value-type="float">
            <text:p>2946.9744</text:p>
          </table:table-cell>
        </table:table-row>
        <table:table-row table:style-name="ro1">
          <table:table-cell office:value-type="float" office:value="4114.199" calcext:value-type="float">
            <text:p>4114.199</text:p>
          </table:table-cell>
        </table:table-row>
        <table:table-row table:style-name="ro1">
          <table:table-cell office:value-type="float" office:value="3180.8555" calcext:value-type="float">
            <text:p>3180.8555</text:p>
          </table:table-cell>
        </table:table-row>
        <table:table-row table:style-name="ro1">
          <table:table-cell office:value-type="float" office:value="4010.498" calcext:value-type="float">
            <text:p>4010.498</text:p>
          </table:table-cell>
        </table:table-row>
        <table:table-row table:style-name="ro1">
          <table:table-cell office:value-type="float" office:value="5346.498" calcext:value-type="float">
            <text:p>5346.498</text:p>
          </table:table-cell>
        </table:table-row>
        <table:table-row table:style-name="ro1">
          <table:table-cell office:value-type="float" office:value="3345.8953" calcext:value-type="float">
            <text:p>3345.8953</text:p>
          </table:table-cell>
        </table:table-row>
        <table:table-row table:style-name="ro1">
          <table:table-cell office:value-type="float" office:value="4077.9988" calcext:value-type="float">
            <text:p>4077.9988</text:p>
          </table:table-cell>
        </table:table-row>
        <table:table-row table:style-name="ro1">
          <table:table-cell office:value-type="float" office:value="2936.2874" calcext:value-type="float">
            <text:p>2936.2874</text:p>
          </table:table-cell>
        </table:table-row>
        <table:table-row table:style-name="ro1">
          <table:table-cell office:value-type="float" office:value="8165.5337" calcext:value-type="float">
            <text:p>8165.5337</text:p>
          </table:table-cell>
        </table:table-row>
        <table:table-row table:style-name="ro1">
          <table:table-cell office:value-type="float" office:value="3499.5208" calcext:value-type="float">
            <text:p>3499.5208</text:p>
          </table:table-cell>
        </table:table-row>
        <table:table-row table:style-name="ro1">
          <table:table-cell office:value-type="float" office:value="3065.704" calcext:value-type="float">
            <text:p>3065.704</text:p>
          </table:table-cell>
        </table:table-row>
        <table:table-row table:style-name="ro1">
          <table:table-cell office:value-type="float" office:value="2834.9104" calcext:value-type="float">
            <text:p>2834.9104</text:p>
          </table:table-cell>
        </table:table-row>
        <table:table-row table:style-name="ro1">
          <table:table-cell office:value-type="float" office:value="4169.1055" calcext:value-type="float">
            <text:p>4169.1055</text:p>
          </table:table-cell>
        </table:table-row>
        <table:table-row table:style-name="ro1">
          <table:table-cell office:value-type="float" office:value="2497.5479" calcext:value-type="float">
            <text:p>2497.5479</text:p>
          </table:table-cell>
        </table:table-row>
        <table:table-row table:style-name="ro1">
          <table:table-cell office:value-type="float" office:value="2718.1055" calcext:value-type="float">
            <text:p>2718.1055</text:p>
          </table:table-cell>
        </table:table-row>
        <table:table-row table:style-name="ro1">
          <table:table-cell office:value-type="float" office:value="6765.2314" calcext:value-type="float">
            <text:p>6765.2314</text:p>
          </table:table-cell>
        </table:table-row>
        <table:table-row table:style-name="ro1">
          <table:table-cell office:value-type="float" office:value="4215.6456" calcext:value-type="float">
            <text:p>4215.6456</text:p>
          </table:table-cell>
        </table:table-row>
        <table:table-row table:style-name="ro1">
          <table:table-cell office:value-type="float" office:value="2643.5615" calcext:value-type="float">
            <text:p>2643.5615</text:p>
          </table:table-cell>
        </table:table-row>
        <table:table-row table:style-name="ro1">
          <table:table-cell office:value-type="float" office:value="2136.1936" calcext:value-type="float">
            <text:p>2136.1936</text:p>
          </table:table-cell>
        </table:table-row>
        <table:table-row table:style-name="ro1">
          <table:table-cell office:value-type="float" office:value="3102.3079" calcext:value-type="float">
            <text:p>3102.3079</text:p>
          </table:table-cell>
        </table:table-row>
        <table:table-row table:style-name="ro1">
          <table:table-cell office:value-type="float" office:value="4421.1654" calcext:value-type="float">
            <text:p>4421.1654</text:p>
          </table:table-cell>
        </table:table-row>
        <table:table-row table:style-name="ro1">
          <table:table-cell office:value-type="float" office:value="5465.1654" calcext:value-type="float">
            <text:p>5465.1654</text:p>
          </table:table-cell>
        </table:table-row>
        <table:table-row table:style-name="ro1">
          <table:table-cell office:value-type="float" office:value="2709.0908" calcext:value-type="float">
            <text:p>2709.0908</text:p>
          </table:table-cell>
        </table:table-row>
        <table:table-row table:style-name="ro1">
          <table:table-cell office:value-type="float" office:value="2825.045" calcext:value-type="float">
            <text:p>2825.045</text:p>
          </table:table-cell>
        </table:table-row>
        <table:table-row table:style-name="ro1">
          <table:table-cell office:value-type="float" office:value="1999.4641" calcext:value-type="float">
            <text:p>1999.4641</text:p>
          </table:table-cell>
        </table:table-row>
        <table:table-row table:style-name="ro1">
          <table:table-cell office:value-type="float" office:value="2389.2126" calcext:value-type="float">
            <text:p>2389.2126</text:p>
          </table:table-cell>
        </table:table-row>
        <table:table-row table:style-name="ro1">
          <table:table-cell office:value-type="float" office:value="4121.412" calcext:value-type="float">
            <text:p>4121.412</text:p>
          </table:table-cell>
        </table:table-row>
        <table:table-row table:style-name="ro1">
          <table:table-cell office:value-type="float" office:value="4040.798" calcext:value-type="float">
            <text:p>4040.798</text:p>
          </table:table-cell>
        </table:table-row>
        <table:table-row table:style-name="ro1">
          <table:table-cell office:value-type="float" office:value="5467.169" calcext:value-type="float">
            <text:p>5467.169</text:p>
          </table:table-cell>
        </table:table-row>
        <table:table-row table:style-name="ro1">
          <table:table-cell office:value-type="float" office:value="2845.8208" calcext:value-type="float">
            <text:p>2845.8208</text:p>
          </table:table-cell>
        </table:table-row>
        <table:table-row table:style-name="ro1">
          <table:table-cell office:value-type="float" office:value="2537.722" calcext:value-type="float">
            <text:p>2537.722</text:p>
          </table:table-cell>
        </table:table-row>
        <table:table-row table:style-name="ro1">
          <table:table-cell office:value-type="float" office:value="7321.1654" calcext:value-type="float">
            <text:p>7321.1654</text:p>
          </table:table-cell>
        </table:table-row>
        <table:table-row table:style-name="ro1">
          <table:table-cell office:value-type="float" office:value="3404.7476" calcext:value-type="float">
            <text:p>3404.7476</text:p>
          </table:table-cell>
        </table:table-row>
        <table:table-row table:style-name="ro1">
          <table:table-cell office:value-type="float" office:value="2673.7036" calcext:value-type="float">
            <text:p>2673.7036</text:p>
          </table:table-cell>
        </table:table-row>
        <table:table-row table:style-name="ro1">
          <table:table-cell office:value-type="float" office:value="6321.165" calcext:value-type="float">
            <text:p>6321.165</text:p>
          </table:table-cell>
        </table:table-row>
        <table:table-row table:style-name="ro1">
          <table:table-cell office:value-type="float" office:value="3148.7905" calcext:value-type="float">
            <text:p>3148.7905</text:p>
          </table:table-cell>
        </table:table-row>
        <table:table-row table:style-name="ro1">
          <table:table-cell office:value-type="float" office:value="2670.5151" calcext:value-type="float">
            <text:p>2670.5151</text:p>
          </table:table-cell>
        </table:table-row>
        <table:table-row table:style-name="ro1">
          <table:table-cell office:value-type="float" office:value="8001.0005" calcext:value-type="float">
            <text:p>8001.0005</text:p>
          </table:table-cell>
        </table:table-row>
        <table:table-row table:style-name="ro1">
          <table:table-cell office:value-type="float" office:value="2507.4822" calcext:value-type="float">
            <text:p>2507.4822</text:p>
          </table:table-cell>
        </table:table-row>
        <table:table-row table:style-name="ro1">
          <table:table-cell office:value-type="float" office:value="2781.7144" calcext:value-type="float">
            <text:p>2781.7144</text:p>
          </table:table-cell>
        </table:table-row>
        <table:table-row table:style-name="ro1">
          <table:table-cell office:value-type="float" office:value="6513.1324" calcext:value-type="float">
            <text:p>6513.1324</text:p>
          </table:table-cell>
        </table:table-row>
        <table:table-row table:style-name="ro1">
          <table:table-cell office:value-type="float" office:value="2947.926" calcext:value-type="float">
            <text:p>2947.926</text:p>
          </table:table-cell>
        </table:table-row>
        <table:table-row table:style-name="ro1">
          <table:table-cell office:value-type="float" office:value="4999.798" calcext:value-type="float">
            <text:p>4999.798</text:p>
          </table:table-cell>
        </table:table-row>
        <table:table-row table:style-name="ro1">
          <table:table-cell office:value-type="float" office:value="1914.6514" calcext:value-type="float">
            <text:p>1914.6514</text:p>
          </table:table-cell>
        </table:table-row>
        <table:table-row table:style-name="ro1">
          <table:table-cell office:value-type="float" office:value="5134.1654" calcext:value-type="float">
            <text:p>5134.1654</text:p>
          </table:table-cell>
        </table:table-row>
        <table:table-row table:style-name="ro1">
          <table:table-cell office:value-type="float" office:value="2375.2961" calcext:value-type="float">
            <text:p>2375.2961</text:p>
          </table:table-cell>
        </table:table-row>
        <table:table-row table:style-name="ro1">
          <table:table-cell office:value-type="float" office:value="2851.3503" calcext:value-type="float">
            <text:p>2851.3503</text:p>
          </table:table-cell>
        </table:table-row>
        <table:table-row table:style-name="ro1">
          <table:table-cell office:value-type="float" office:value="3407.7332" calcext:value-type="float">
            <text:p>3407.7332</text:p>
          </table:table-cell>
        </table:table-row>
        <table:table-row table:style-name="ro1">
          <table:table-cell office:value-type="float" office:value="2745.0576" calcext:value-type="float">
            <text:p>2745.0576</text:p>
          </table:table-cell>
        </table:table-row>
        <table:table-row table:style-name="ro1">
          <table:table-cell office:value-type="float" office:value="6487.1321" calcext:value-type="float">
            <text:p>6487.1321</text:p>
          </table:table-cell>
        </table:table-row>
        <table:table-row table:style-name="ro1">
          <table:table-cell office:value-type="float" office:value="3687.9434" calcext:value-type="float">
            <text:p>3687.9434</text:p>
          </table:table-cell>
        </table:table-row>
        <table:table-row table:style-name="ro1">
          <table:table-cell office:value-type="float" office:value="2176.045" calcext:value-type="float">
            <text:p>2176.045</text:p>
          </table:table-cell>
        </table:table-row>
        <table:table-row table:style-name="ro1">
          <table:table-cell office:value-type="float" office:value="4016.1634" calcext:value-type="float">
            <text:p>4016.1634</text:p>
          </table:table-cell>
        </table:table-row>
        <table:table-row table:style-name="ro1">
          <table:table-cell office:value-type="float" office:value="2683.5742" calcext:value-type="float">
            <text:p>2683.5742</text:p>
          </table:table-cell>
        </table:table-row>
        <table:table-row table:style-name="ro1">
          <table:table-cell office:value-type="float" office:value="5133.7561" calcext:value-type="float">
            <text:p>5133.7561</text:p>
          </table:table-cell>
        </table:table-row>
        <table:table-row table:style-name="ro1">
          <table:table-cell office:value-type="float" office:value="2575.555" calcext:value-type="float">
            <text:p>2575.555</text:p>
          </table:table-cell>
        </table:table-row>
        <table:table-row table:style-name="ro1">
          <table:table-cell office:value-type="float" office:value="4999.4657" calcext:value-type="float">
            <text:p>4999.4657</text:p>
          </table:table-cell>
        </table:table-row>
        <table:table-row table:style-name="ro1">
          <table:table-cell office:value-type="float" office:value="1898.6648" calcext:value-type="float">
            <text:p>1898.6648</text:p>
          </table:table-cell>
        </table:table-row>
        <table:table-row table:style-name="ro1">
          <table:table-cell office:value-type="float" office:value="5648.3246" calcext:value-type="float">
            <text:p>5648.3246</text:p>
          </table:table-cell>
        </table:table-row>
        <table:table-row table:style-name="ro1">
          <table:table-cell office:value-type="float" office:value="3808.3604" calcext:value-type="float">
            <text:p>3808.3604</text:p>
          </table:table-cell>
        </table:table-row>
        <table:table-row table:style-name="ro1">
          <table:table-cell office:value-type="float" office:value="2667.0708" calcext:value-type="float">
            <text:p>2667.0708</text:p>
          </table:table-cell>
        </table:table-row>
        <table:table-row table:style-name="ro1">
          <table:table-cell office:value-type="float" office:value="3183.5383" calcext:value-type="float">
            <text:p>3183.5383</text:p>
          </table:table-cell>
        </table:table-row>
        <table:table-row table:style-name="ro1">
          <table:table-cell office:value-type="float" office:value="3884.2412" calcext:value-type="float">
            <text:p>3884.2412</text:p>
          </table:table-cell>
        </table:table-row>
        <table:table-row table:style-name="ro1">
          <table:table-cell office:value-type="float" office:value="2884.7017" calcext:value-type="float">
            <text:p>2884.7017</text:p>
          </table:table-cell>
        </table:table-row>
        <table:table-row table:style-name="ro1">
          <table:table-cell office:value-type="float" office:value="3024.7646" calcext:value-type="float">
            <text:p>3024.7646</text:p>
          </table:table-cell>
        </table:table-row>
        <table:table-row table:style-name="ro1">
          <table:table-cell office:value-type="float" office:value="2847.4734" calcext:value-type="float">
            <text:p>2847.4734</text:p>
          </table:table-cell>
        </table:table-row>
        <table:table-row table:style-name="ro1">
          <table:table-cell office:value-type="float" office:value="2835.0713" calcext:value-type="float">
            <text:p>2835.0713</text:p>
          </table:table-cell>
        </table:table-row>
        <table:table-row table:style-name="ro1">
          <table:table-cell office:value-type="float" office:value="2261.5303" calcext:value-type="float">
            <text:p>2261.5303</text:p>
          </table:table-cell>
        </table:table-row>
        <table:table-row table:style-name="ro1">
          <table:table-cell office:value-type="float" office:value="2680.2573" calcext:value-type="float">
            <text:p>2680.2573</text:p>
          </table:table-cell>
        </table:table-row>
        <table:table-row table:style-name="ro1">
          <table:table-cell office:value-type="float" office:value="2415.2185" calcext:value-type="float">
            <text:p>2415.2185</text:p>
          </table:table-cell>
        </table:table-row>
        <table:table-row table:style-name="ro1">
          <table:table-cell office:value-type="float" office:value="3049.441" calcext:value-type="float">
            <text:p>3049.441</text:p>
          </table:table-cell>
        </table:table-row>
        <table:table-row table:style-name="ro1">
          <table:table-cell office:value-type="float" office:value="2152.684" calcext:value-type="float">
            <text:p>2152.684</text:p>
          </table:table-cell>
        </table:table-row>
        <table:table-row table:style-name="ro1">
          <table:table-cell office:value-type="float" office:value="3840.9758" calcext:value-type="float">
            <text:p>3840.9758</text:p>
          </table:table-cell>
        </table:table-row>
        <table:table-row table:style-name="ro1">
          <table:table-cell office:value-type="float" office:value="2334.3755" calcext:value-type="float">
            <text:p>2334.3755</text:p>
          </table:table-cell>
        </table:table-row>
        <table:table-row table:style-name="ro1">
          <table:table-cell office:value-type="float" office:value="4564.1321" calcext:value-type="float">
            <text:p>4564.1321</text:p>
          </table:table-cell>
        </table:table-row>
        <table:table-row table:style-name="ro1">
          <table:table-cell office:value-type="float" office:value="2510.0913" calcext:value-type="float">
            <text:p>2510.0913</text:p>
          </table:table-cell>
        </table:table-row>
        <table:table-row table:style-name="ro1">
          <table:table-cell office:value-type="float" office:value="5493.2546" calcext:value-type="float">
            <text:p>5493.2546</text:p>
          </table:table-cell>
        </table:table-row>
        <table:table-row table:style-name="ro1">
          <table:table-cell office:value-type="float" office:value="3890.4321" calcext:value-type="float">
            <text:p>3890.4321</text:p>
          </table:table-cell>
        </table:table-row>
        <table:table-row table:style-name="ro1">
          <table:table-cell office:value-type="float" office:value="6134.496" calcext:value-type="float">
            <text:p>6134.496</text:p>
          </table:table-cell>
        </table:table-row>
        <table:table-row table:style-name="ro1">
          <table:table-cell office:value-type="float" office:value="3908.2786" calcext:value-type="float">
            <text:p>3908.2786</text:p>
          </table:table-cell>
        </table:table-row>
        <table:table-row table:style-name="ro1">
          <table:table-cell office:value-type="float" office:value="4245.05215" calcext:value-type="float">
            <text:p>4245.05215</text:p>
          </table:table-cell>
        </table:table-row>
        <table:table-row table:style-name="ro1">
          <table:table-cell office:value-type="float" office:value="3782.8984" calcext:value-type="float">
            <text:p>3782.8984</text:p>
          </table:table-cell>
        </table:table-row>
        <table:table-row table:style-name="ro1">
          <table:table-cell office:value-type="float" office:value="5493.163" calcext:value-type="float">
            <text:p>5493.163</text:p>
          </table:table-cell>
        </table:table-row>
        <table:table-row table:style-name="ro1">
          <table:table-cell office:value-type="float" office:value="2668.3992" calcext:value-type="float">
            <text:p>2668.3992</text:p>
          </table:table-cell>
        </table:table-row>
        <table:table-row table:style-name="ro1">
          <table:table-cell office:value-type="float" office:value="6312.003" calcext:value-type="float">
            <text:p>6312.003</text:p>
          </table:table-cell>
        </table:table-row>
        <table:table-row table:style-name="ro1">
          <table:table-cell office:value-type="float" office:value="2526.8862" calcext:value-type="float">
            <text:p>2526.8862</text:p>
          </table:table-cell>
        </table:table-row>
        <table:table-row table:style-name="ro1">
          <table:table-cell office:value-type="float" office:value="5000.1321" calcext:value-type="float">
            <text:p>5000.1321</text:p>
          </table:table-cell>
        </table:table-row>
        <table:table-row table:style-name="ro1">
          <table:table-cell office:value-type="float" office:value="3068.6335" calcext:value-type="float">
            <text:p>3068.6335</text:p>
          </table:table-cell>
        </table:table-row>
        <table:table-row table:style-name="ro1">
          <table:table-cell office:value-type="float" office:value="6000.164" calcext:value-type="float">
            <text:p>6000.164</text:p>
          </table:table-cell>
        </table:table-row>
        <table:table-row table:style-name="ro1">
          <table:table-cell office:value-type="float" office:value="2441.2566" calcext:value-type="float">
            <text:p>2441.2566</text:p>
          </table:table-cell>
        </table:table-row>
        <table:table-row table:style-name="ro1">
          <table:table-cell office:value-type="float" office:value="4000.1654" calcext:value-type="float">
            <text:p>4000.1654</text:p>
          </table:table-cell>
        </table:table-row>
        <table:table-row table:style-name="ro1">
          <table:table-cell office:value-type="float" office:value="3147.2644" calcext:value-type="float">
            <text:p>3147.2644</text:p>
          </table:table-cell>
        </table:table-row>
        <table:table-row table:style-name="ro1">
          <table:table-cell office:value-type="float" office:value="6456.154" calcext:value-type="float">
            <text:p>6456.154</text:p>
          </table:table-cell>
        </table:table-row>
        <table:table-row table:style-name="ro1">
          <table:table-cell office:value-type="float" office:value="4793.169" calcext:value-type="float">
            <text:p>4793.169</text:p>
          </table:table-cell>
        </table:table-row>
        <table:table-row table:style-name="ro1">
          <table:table-cell office:value-type="float" office:value="5321.9879" calcext:value-type="float">
            <text:p>5321.9879</text:p>
          </table:table-cell>
        </table:table-row>
        <table:table-row table:style-name="ro1">
          <table:table-cell office:value-type="float" office:value="3152.0596" calcext:value-type="float">
            <text:p>3152.0596</text:p>
          </table:table-cell>
        </table:table-row>
        <table:table-row table:style-name="ro1">
          <table:table-cell office:value-type="float" office:value="3978.0515" calcext:value-type="float">
            <text:p>3978.0515</text:p>
          </table:table-cell>
        </table:table-row>
        <table:table-row table:style-name="ro1">
          <table:table-cell office:value-type="float" office:value="3672.616" calcext:value-type="float">
            <text:p>3672.616</text:p>
          </table:table-cell>
        </table:table-row>
        <table:table-row table:style-name="ro1">
          <table:table-cell office:value-type="float" office:value="5312.7951" calcext:value-type="float">
            <text:p>5312.7951</text:p>
          </table:table-cell>
        </table:table-row>
        <table:table-row table:style-name="ro1">
          <table:table-cell office:value-type="float" office:value="2206.0435" calcext:value-type="float">
            <text:p>2206.0435</text:p>
          </table:table-cell>
        </table:table-row>
        <table:table-row table:style-name="ro1">
          <table:table-cell office:value-type="float" office:value="4109.1564" calcext:value-type="float">
            <text:p>4109.1564</text:p>
          </table:table-cell>
        </table:table-row>
        <table:table-row table:style-name="ro1">
          <table:table-cell office:value-type="float" office:value="2924.595" calcext:value-type="float">
            <text:p>2924.595</text:p>
          </table:table-cell>
        </table:table-row>
        <table:table-row table:style-name="ro1">
          <table:table-cell office:value-type="float" office:value="4016.164" calcext:value-type="float">
            <text:p>4016.164</text:p>
          </table:table-cell>
        </table:table-row>
        <table:table-row table:style-name="ro1">
          <table:table-cell office:value-type="float" office:value="3374.1418" calcext:value-type="float">
            <text:p>3374.1418</text:p>
          </table:table-cell>
        </table:table-row>
        <table:table-row table:style-name="ro1">
          <table:table-cell office:value-type="float" office:value="6024.165" calcext:value-type="float">
            <text:p>6024.165</text:p>
          </table:table-cell>
        </table:table-row>
        <table:table-row table:style-name="ro1">
          <table:table-cell office:value-type="float" office:value="5045.487" calcext:value-type="float">
            <text:p>5045.487</text:p>
          </table:table-cell>
        </table:table-row>
        <table:table-row table:style-name="ro1">
          <table:table-cell office:value-type="float" office:value="3491.5913" calcext:value-type="float">
            <text:p>3491.5913</text:p>
          </table:table-cell>
        </table:table-row>
        <table:table-row table:style-name="ro1">
          <table:table-cell office:value-type="float" office:value="4210.0657" calcext:value-type="float">
            <text:p>4210.0657</text:p>
          </table:table-cell>
        </table:table-row>
        <table:table-row table:style-name="ro1">
          <table:table-cell office:value-type="float" office:value="2160.7617" calcext:value-type="float">
            <text:p>2160.7617</text:p>
          </table:table-cell>
        </table:table-row>
        <table:table-row table:style-name="ro1">
          <table:table-cell office:value-type="float" office:value="6540.257" calcext:value-type="float">
            <text:p>6540.257</text:p>
          </table:table-cell>
        </table:table-row>
        <table:table-row table:style-name="ro1">
          <table:table-cell office:value-type="float" office:value="4000.196" calcext:value-type="float">
            <text:p>4000.196</text:p>
          </table:table-cell>
        </table:table-row>
        <table:table-row table:style-name="ro1">
          <table:table-cell office:value-type="float" office:value="5064.576" calcext:value-type="float">
            <text:p>5064.576</text:p>
          </table:table-cell>
        </table:table-row>
        <table:table-row table:style-name="ro1">
          <table:table-cell office:value-type="float" office:value="2697.0522" calcext:value-type="float">
            <text:p>2697.0522</text:p>
          </table:table-cell>
        </table:table-row>
        <table:table-row table:style-name="ro1">
          <table:table-cell office:value-type="float" office:value="6405.5746" calcext:value-type="float">
            <text:p>6405.5746</text:p>
          </table:table-cell>
        </table:table-row>
        <table:table-row table:style-name="ro1">
          <table:table-cell office:value-type="float" office:value="2719.5603" calcext:value-type="float">
            <text:p>2719.5603</text:p>
          </table:table-cell>
        </table:table-row>
        <table:table-row table:style-name="ro1">
          <table:table-cell office:value-type="float" office:value="5056.1654" calcext:value-type="float">
            <text:p>5056.1654</text:p>
          </table:table-cell>
        </table:table-row>
        <table:table-row table:style-name="ro1">
          <table:table-cell office:value-type="float" office:value="5992.8751" calcext:value-type="float">
            <text:p>5992.8751</text:p>
          </table:table-cell>
        </table:table-row>
        <table:table-row table:style-name="ro1">
          <table:table-cell office:value-type="float" office:value="3453.1654" calcext:value-type="float">
            <text:p>3453.1654</text:p>
          </table:table-cell>
        </table:table-row>
        <table:table-row table:style-name="ro1">
          <table:table-cell office:value-type="float" office:value="3015.2407" calcext:value-type="float">
            <text:p>3015.2407</text:p>
          </table:table-cell>
        </table:table-row>
        <table:table-row table:style-name="ro1">
          <table:table-cell office:value-type="float" office:value="4987.5766" calcext:value-type="float">
            <text:p>4987.5766</text:p>
          </table:table-cell>
        </table:table-row>
        <table:table-row table:style-name="ro1">
          <table:table-cell office:value-type="float" office:value="2800.9282" calcext:value-type="float">
            <text:p>2800.9282</text:p>
          </table:table-cell>
        </table:table-row>
        <table:table-row table:style-name="ro1">
          <table:table-cell office:value-type="float" office:value="5132.1654" calcext:value-type="float">
            <text:p>5132.1654</text:p>
          </table:table-cell>
        </table:table-row>
        <table:table-row table:style-name="ro1">
          <table:table-cell office:value-type="float" office:value="2436.9219" calcext:value-type="float">
            <text:p>2436.9219</text:p>
          </table:table-cell>
        </table:table-row>
        <table:table-row table:style-name="ro1">
          <table:table-cell office:value-type="float" office:value="6132.2564" calcext:value-type="float">
            <text:p>6132.2564</text:p>
          </table:table-cell>
        </table:table-row>
        <table:table-row table:style-name="ro1">
          <table:table-cell office:value-type="float" office:value="3571.7148" calcext:value-type="float">
            <text:p>3571.7148</text:p>
          </table:table-cell>
        </table:table-row>
        <table:table-row table:style-name="ro1">
          <table:table-cell office:value-type="float" office:value="4054.4654" calcext:value-type="float">
            <text:p>4054.4654</text:p>
          </table:table-cell>
        </table:table-row>
        <table:table-row table:style-name="ro1">
          <table:table-cell office:value-type="float" office:value="3172.1658" calcext:value-type="float">
            <text:p>3172.1658</text:p>
          </table:table-cell>
        </table:table-row>
        <table:table-row table:style-name="ro1">
          <table:table-cell office:value-type="float" office:value="5134.4654" calcext:value-type="float">
            <text:p>5134.4654</text:p>
          </table:table-cell>
        </table:table-row>
        <table:table-row table:style-name="ro1">
          <table:table-cell office:value-type="float" office:value="2208.2554" calcext:value-type="float">
            <text:p>2208.2554</text:p>
          </table:table-cell>
        </table:table-row>
        <table:table-row table:style-name="ro1">
          <table:table-cell office:value-type="float" office:value="7312.0454" calcext:value-type="float">
            <text:p>7312.0454</text:p>
          </table:table-cell>
        </table:table-row>
        <table:table-row table:style-name="ro1">
          <table:table-cell office:value-type="float" office:value="4513.354" calcext:value-type="float">
            <text:p>4513.354</text:p>
          </table:table-cell>
        </table:table-row>
        <table:table-row table:style-name="ro1">
          <table:table-cell office:value-type="float" office:value="7321.06" calcext:value-type="float">
            <text:p>7321.06</text:p>
          </table:table-cell>
        </table:table-row>
        <table:table-row table:style-name="ro1">
          <table:table-cell office:value-type="float" office:value="3659.9565" calcext:value-type="float">
            <text:p>3659.9565</text:p>
          </table:table-cell>
        </table:table-row>
        <table:table-row table:style-name="ro1">
          <table:table-cell office:value-type="float" office:value="5013.354" calcext:value-type="float">
            <text:p>5013.354</text:p>
          </table:table-cell>
        </table:table-row>
        <table:table-row table:style-name="ro1">
          <table:table-cell office:value-type="float" office:value="2823.5508" calcext:value-type="float">
            <text:p>2823.5508</text:p>
          </table:table-cell>
        </table:table-row>
        <table:table-row table:style-name="ro1">
          <table:table-cell office:value-type="float" office:value="6798.1321" calcext:value-type="float">
            <text:p>6798.1321</text:p>
          </table:table-cell>
        </table:table-row>
        <table:table-row table:style-name="ro1">
          <table:table-cell office:value-type="float" office:value="1720.4589" calcext:value-type="float">
            <text:p>1720.4589</text:p>
          </table:table-cell>
        </table:table-row>
        <table:table-row table:style-name="ro1">
          <table:table-cell office:value-type="float" office:value="1875.2087" calcext:value-type="float">
            <text:p>1875.2087</text:p>
          </table:table-cell>
        </table:table-row>
        <table:table-row table:style-name="ro1">
          <table:table-cell office:value-type="float" office:value="2320.0317" calcext:value-type="float">
            <text:p>2320.0317</text:p>
          </table:table-cell>
        </table:table-row>
        <table:table-row table:style-name="ro1">
          <table:table-cell office:value-type="float" office:value="4031.1645" calcext:value-type="float">
            <text:p>4031.1645</text:p>
          </table:table-cell>
        </table:table-row>
        <table:table-row table:style-name="ro1">
          <table:table-cell office:value-type="float" office:value="3214.3938" calcext:value-type="float">
            <text:p>3214.3938</text:p>
          </table:table-cell>
        </table:table-row>
        <table:table-row table:style-name="ro1">
          <table:table-cell office:value-type="float" office:value="5013.496" calcext:value-type="float">
            <text:p>5013.496</text:p>
          </table:table-cell>
        </table:table-row>
        <table:table-row table:style-name="ro1">
          <table:table-cell office:value-type="float" office:value="2801.5342" calcext:value-type="float">
            <text:p>2801.5342</text:p>
          </table:table-cell>
        </table:table-row>
        <table:table-row table:style-name="ro1">
          <table:table-cell office:value-type="float" office:value="4094.785" calcext:value-type="float">
            <text:p>4094.785</text:p>
          </table:table-cell>
        </table:table-row>
        <table:table-row table:style-name="ro1">
          <table:table-cell office:value-type="float" office:value="2707.4563" calcext:value-type="float">
            <text:p>2707.4563</text:p>
          </table:table-cell>
        </table:table-row>
        <table:table-row table:style-name="ro1">
          <table:table-cell office:value-type="float" office:value="5987.161" calcext:value-type="float">
            <text:p>5987.161</text:p>
          </table:table-cell>
        </table:table-row>
        <table:table-row table:style-name="ro1">
          <table:table-cell office:value-type="float" office:value="3698.6252" calcext:value-type="float">
            <text:p>3698.6252</text:p>
          </table:table-cell>
        </table:table-row>
        <table:table-row table:style-name="ro1">
          <table:table-cell office:value-type="float" office:value="2376.9846" calcext:value-type="float">
            <text:p>2376.9846</text:p>
          </table:table-cell>
        </table:table-row>
        <table:table-row table:style-name="ro1">
          <table:table-cell office:value-type="float" office:value="2423.7756" calcext:value-type="float">
            <text:p>2423.7756</text:p>
          </table:table-cell>
        </table:table-row>
        <table:table-row table:style-name="ro1">
          <table:table-cell office:value-type="float" office:value="6134.167" calcext:value-type="float">
            <text:p>6134.167</text:p>
          </table:table-cell>
        </table:table-row>
        <table:table-row table:style-name="ro1">
          <table:table-cell office:value-type="float" office:value="2586.8167" calcext:value-type="float">
            <text:p>2586.8167</text:p>
          </table:table-cell>
        </table:table-row>
        <table:table-row table:style-name="ro1">
          <table:table-cell office:value-type="float" office:value="6898.732" calcext:value-type="float">
            <text:p>6898.732</text:p>
          </table:table-cell>
        </table:table-row>
        <table:table-row table:style-name="ro1">
          <table:table-cell office:value-type="float" office:value="2619.7305" calcext:value-type="float">
            <text:p>2619.7305</text:p>
          </table:table-cell>
        </table:table-row>
        <table:table-row table:style-name="ro1">
          <table:table-cell office:value-type="float" office:value="5103.1657" calcext:value-type="float">
            <text:p>5103.1657</text:p>
          </table:table-cell>
        </table:table-row>
        <table:table-row table:style-name="ro1">
          <table:table-cell office:value-type="float" office:value="2949.6208" calcext:value-type="float">
            <text:p>2949.6208</text:p>
          </table:table-cell>
        </table:table-row>
        <table:table-row table:style-name="ro1">
          <table:table-cell office:value-type="float" office:value="3756.1324" calcext:value-type="float">
            <text:p>3756.1324</text:p>
          </table:table-cell>
        </table:table-row>
        <table:table-row table:style-name="ro1">
          <table:table-cell office:value-type="float" office:value="2148.4321" calcext:value-type="float">
            <text:p>2148.4321</text:p>
          </table:table-cell>
        </table:table-row>
        <table:table-row table:style-name="ro1">
          <table:table-cell office:value-type="float" office:value="3058.3806" calcext:value-type="float">
            <text:p>3058.3806</text:p>
          </table:table-cell>
        </table:table-row>
        <table:table-row table:style-name="ro1">
          <table:table-cell office:value-type="float" office:value="2531.8354" calcext:value-type="float">
            <text:p>2531.8354</text:p>
          </table:table-cell>
        </table:table-row>
        <table:table-row table:style-name="ro1">
          <table:table-cell office:value-type="float" office:value="5048.49321" calcext:value-type="float">
            <text:p>5048.49321</text:p>
          </table:table-cell>
        </table:table-row>
        <table:table-row table:style-name="ro1">
          <table:table-cell office:value-type="float" office:value="3095.8398" calcext:value-type="float">
            <text:p>3095.8398</text:p>
          </table:table-cell>
        </table:table-row>
        <table:table-row table:style-name="ro1">
          <table:table-cell office:value-type="float" office:value="6456.124" calcext:value-type="float">
            <text:p>6456.124</text:p>
          </table:table-cell>
        </table:table-row>
        <table:table-row table:style-name="ro1">
          <table:table-cell office:value-type="float" office:value="2315.387" calcext:value-type="float">
            <text:p>2315.387</text:p>
          </table:table-cell>
        </table:table-row>
        <table:table-row table:style-name="ro1">
          <table:table-cell office:value-type="float" office:value="7324.794" calcext:value-type="float">
            <text:p>7324.794</text:p>
          </table:table-cell>
        </table:table-row>
        <table:table-row table:style-name="ro1">
          <table:table-cell office:value-type="float" office:value="3070.1338" calcext:value-type="float">
            <text:p>3070.1338</text:p>
          </table:table-cell>
        </table:table-row>
        <table:table-row table:style-name="ro1">
          <table:table-cell office:value-type="float" office:value="4065.1987" calcext:value-type="float">
            <text:p>4065.1987</text:p>
          </table:table-cell>
        </table:table-row>
        <table:table-row table:style-name="ro1">
          <table:table-cell office:value-type="float" office:value="3357.8862" calcext:value-type="float">
            <text:p>3357.8862</text:p>
          </table:table-cell>
        </table:table-row>
        <table:table-row table:style-name="ro1">
          <table:table-cell office:value-type="float" office:value="4001.1564" calcext:value-type="float">
            <text:p>4001.1564</text:p>
          </table:table-cell>
        </table:table-row>
        <table:table-row table:style-name="ro1">
          <table:table-cell office:value-type="float" office:value="2580.625" calcext:value-type="float">
            <text:p>2580.625</text:p>
          </table:table-cell>
        </table:table-row>
        <table:table-row table:style-name="ro1">
          <table:table-cell office:value-type="float" office:value="6765.1321" calcext:value-type="float">
            <text:p>6765.1321</text:p>
          </table:table-cell>
        </table:table-row>
        <table:table-row table:style-name="ro1">
          <table:table-cell office:value-type="float" office:value="2268.9956" calcext:value-type="float">
            <text:p>2268.9956</text:p>
          </table:table-cell>
        </table:table-row>
        <table:table-row table:style-name="ro1">
          <table:table-cell office:value-type="float" office:value="3245.165" calcext:value-type="float">
            <text:p>3245.165</text:p>
          </table:table-cell>
        </table:table-row>
        <table:table-row table:style-name="ro1">
          <table:table-cell office:value-type="float" office:value="2104.7173" calcext:value-type="float">
            <text:p>2104.7173</text:p>
          </table:table-cell>
        </table:table-row>
        <table:table-row table:style-name="ro1">
          <table:table-cell office:value-type="float" office:value="4500.1657" calcext:value-type="float">
            <text:p>4500.1657</text:p>
          </table:table-cell>
        </table:table-row>
        <table:table-row table:style-name="ro1">
          <table:table-cell office:value-type="float" office:value="3012.66" calcext:value-type="float">
            <text:p>3012.66</text:p>
          </table:table-cell>
        </table:table-row>
        <table:table-row table:style-name="ro1">
          <table:table-cell office:value-type="float" office:value="2575.2454" calcext:value-type="float">
            <text:p>2575.2454</text:p>
          </table:table-cell>
        </table:table-row>
        <table:table-row table:style-name="ro1">
          <table:table-cell office:value-type="float" office:value="5749.798" calcext:value-type="float">
            <text:p>5749.798</text:p>
          </table:table-cell>
        </table:table-row>
        <table:table-row table:style-name="ro1">
          <table:table-cell office:value-type="float" office:value="2552.0928" calcext:value-type="float">
            <text:p>2552.0928</text:p>
          </table:table-cell>
        </table:table-row>
        <table:table-row table:style-name="ro1">
          <table:table-cell office:value-type="float" office:value="6751.6346" calcext:value-type="float">
            <text:p>6751.6346</text:p>
          </table:table-cell>
        </table:table-row>
        <table:table-row table:style-name="ro1">
          <table:table-cell office:value-type="float" office:value="2052.797" calcext:value-type="float">
            <text:p>2052.797</text:p>
          </table:table-cell>
        </table:table-row>
        <table:table-row table:style-name="ro1">
          <table:table-cell office:value-type="float" office:value="2632.8813" calcext:value-type="float">
            <text:p>2632.8813</text:p>
          </table:table-cell>
        </table:table-row>
        <table:table-row table:style-name="ro1">
          <table:table-cell office:value-type="float" office:value="2417.5857" calcext:value-type="float">
            <text:p>2417.5857</text:p>
          </table:table-cell>
        </table:table-row>
        <table:table-row table:style-name="ro1">
          <table:table-cell office:value-type="float" office:value="4648.7987" calcext:value-type="float">
            <text:p>4648.7987</text:p>
          </table:table-cell>
        </table:table-row>
        <table:table-row table:style-name="ro1">
          <table:table-cell office:value-type="float" office:value="2293.4854" calcext:value-type="float">
            <text:p>2293.4854</text:p>
          </table:table-cell>
        </table:table-row>
        <table:table-row table:style-name="ro1">
          <table:table-cell office:value-type="float" office:value="5973.165" calcext:value-type="float">
            <text:p>5973.16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06.64pt" svg:y="26.16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5270.9097" calcext:value-type="float">
            <text:p>5270.9097</text:p>
          </table:table-cell>
        </table:table-row>
        <table:table-row table:style-name="ro1">
          <table:table-cell office:value-type="float" office:value="6009.9033" calcext:value-type="float">
            <text:p>6009.9033</text:p>
          </table:table-cell>
        </table:table-row>
        <table:table-row table:style-name="ro1">
          <table:table-cell office:value-type="float" office:value="4954.6241" calcext:value-type="float">
            <text:p>4954.6241</text:p>
          </table:table-cell>
        </table:table-row>
        <table:table-row table:style-name="ro1">
          <table:table-cell office:value-type="float" office:value="3529.1865" calcext:value-type="float">
            <text:p>3529.1865</text:p>
          </table:table-cell>
        </table:table-row>
        <table:table-row table:style-name="ro1">
          <table:table-cell office:value-type="float" office:value="5200.2607" calcext:value-type="float">
            <text:p>5200.2607</text:p>
          </table:table-cell>
        </table:table-row>
        <table:table-row table:style-name="ro1">
          <table:table-cell office:value-type="float" office:value="3389.3608" calcext:value-type="float">
            <text:p>3389.3608</text:p>
          </table:table-cell>
        </table:table-row>
        <table:table-row table:style-name="ro1">
          <table:table-cell office:value-type="float" office:value="4891.1654" calcext:value-type="float">
            <text:p>4891.1654</text:p>
          </table:table-cell>
        </table:table-row>
        <table:table-row table:style-name="ro1">
          <table:table-cell office:value-type="float" office:value="2739.0088" calcext:value-type="float">
            <text:p>2739.0088</text:p>
          </table:table-cell>
        </table:table-row>
        <table:table-row table:style-name="ro1">
          <table:table-cell office:value-type="float" office:value="4964.4654" calcext:value-type="float">
            <text:p>4964.4654</text:p>
          </table:table-cell>
        </table:table-row>
        <table:table-row table:style-name="ro1">
          <table:table-cell office:value-type="float" office:value="3401.1338" calcext:value-type="float">
            <text:p>3401.1338</text:p>
          </table:table-cell>
        </table:table-row>
        <table:table-row table:style-name="ro1">
          <table:table-cell office:value-type="float" office:value="2191.1814" calcext:value-type="float">
            <text:p>2191.1814</text:p>
          </table:table-cell>
        </table:table-row>
        <table:table-row table:style-name="ro1">
          <table:table-cell office:value-type="float" office:value="2982.076" calcext:value-type="float">
            <text:p>2982.076</text:p>
          </table:table-cell>
        </table:table-row>
        <table:table-row table:style-name="ro1">
          <table:table-cell office:value-type="float" office:value="2468.1545" calcext:value-type="float">
            <text:p>2468.1545</text:p>
          </table:table-cell>
        </table:table-row>
        <table:table-row table:style-name="ro1">
          <table:table-cell office:value-type="float" office:value="3956.0413" calcext:value-type="float">
            <text:p>3956.0413</text:p>
          </table:table-cell>
        </table:table-row>
        <table:table-row table:style-name="ro1">
          <table:table-cell office:value-type="float" office:value="2892.0322" calcext:value-type="float">
            <text:p>2892.0322</text:p>
          </table:table-cell>
        </table:table-row>
        <table:table-row table:style-name="ro1">
          <table:table-cell office:value-type="float" office:value="4867.4613" calcext:value-type="float">
            <text:p>4867.4613</text:p>
          </table:table-cell>
        </table:table-row>
        <table:table-row table:style-name="ro1">
          <table:table-cell office:value-type="float" office:value="3556.4265" calcext:value-type="float">
            <text:p>3556.4265</text:p>
          </table:table-cell>
        </table:table-row>
        <table:table-row table:style-name="ro1">
          <table:table-cell office:value-type="float" office:value="5216.1654" calcext:value-type="float">
            <text:p>5216.1654</text:p>
          </table:table-cell>
        </table:table-row>
        <table:table-row table:style-name="ro1">
          <table:table-cell office:value-type="float" office:value="5046.1582" calcext:value-type="float">
            <text:p>5046.1582</text:p>
          </table:table-cell>
        </table:table-row>
        <table:table-row table:style-name="ro1">
          <table:table-cell office:value-type="float" office:value="2068.7314" calcext:value-type="float">
            <text:p>2068.7314</text:p>
          </table:table-cell>
        </table:table-row>
        <table:table-row table:style-name="ro1">
          <table:table-cell office:value-type="float" office:value="2866.8691" calcext:value-type="float">
            <text:p>2866.8691</text:p>
          </table:table-cell>
        </table:table-row>
        <table:table-row table:style-name="ro1">
          <table:table-cell office:value-type="float" office:value="5975.1364" calcext:value-type="float">
            <text:p>5975.1364</text:p>
          </table:table-cell>
        </table:table-row>
        <table:table-row table:style-name="ro1">
          <table:table-cell office:value-type="float" office:value="6102.282" calcext:value-type="float">
            <text:p>6102.282</text:p>
          </table:table-cell>
        </table:table-row>
        <table:table-row table:style-name="ro1">
          <table:table-cell office:value-type="float" office:value="3694.4658" calcext:value-type="float">
            <text:p>3694.4658</text:p>
          </table:table-cell>
        </table:table-row>
        <table:table-row table:style-name="ro1">
          <table:table-cell office:value-type="float" office:value="3215.3677" calcext:value-type="float">
            <text:p>3215.3677</text:p>
          </table:table-cell>
        </table:table-row>
        <table:table-row table:style-name="ro1">
          <table:table-cell office:value-type="float" office:value="5876.9687" calcext:value-type="float">
            <text:p>5876.9687</text:p>
          </table:table-cell>
        </table:table-row>
        <table:table-row table:style-name="ro1">
          <table:table-cell office:value-type="float" office:value="2904.7144" calcext:value-type="float">
            <text:p>2904.7144</text:p>
          </table:table-cell>
        </table:table-row>
        <table:table-row table:style-name="ro1">
          <table:table-cell office:value-type="float" office:value="2742.8362" calcext:value-type="float">
            <text:p>2742.8362</text:p>
          </table:table-cell>
        </table:table-row>
        <table:table-row table:style-name="ro1">
          <table:table-cell office:value-type="float" office:value="2545.521" calcext:value-type="float">
            <text:p>2545.521</text:p>
          </table:table-cell>
        </table:table-row>
        <table:table-row table:style-name="ro1">
          <table:table-cell office:value-type="float" office:value="4987.02" calcext:value-type="float">
            <text:p>4987.02</text:p>
          </table:table-cell>
        </table:table-row>
        <table:table-row table:style-name="ro1">
          <table:table-cell office:value-type="float" office:value="3598.8901" calcext:value-type="float">
            <text:p>3598.8901</text:p>
          </table:table-cell>
        </table:table-row>
        <table:table-row table:style-name="ro1">
          <table:table-cell office:value-type="float" office:value="3630.722" calcext:value-type="float">
            <text:p>3630.722</text:p>
          </table:table-cell>
        </table:table-row>
        <table:table-row table:style-name="ro1">
          <table:table-cell office:value-type="float" office:value="2363.702" calcext:value-type="float">
            <text:p>2363.702</text:p>
          </table:table-cell>
        </table:table-row>
        <table:table-row table:style-name="ro1">
          <table:table-cell office:value-type="float" office:value="5642.1321" calcext:value-type="float">
            <text:p>5642.1321</text:p>
          </table:table-cell>
        </table:table-row>
        <table:table-row table:style-name="ro1">
          <table:table-cell office:value-type="float" office:value="3478.4675" calcext:value-type="float">
            <text:p>3478.4675</text:p>
          </table:table-cell>
        </table:table-row>
        <table:table-row table:style-name="ro1">
          <table:table-cell office:value-type="float" office:value="3118.6614" calcext:value-type="float">
            <text:p>3118.6614</text:p>
          </table:table-cell>
        </table:table-row>
        <table:table-row table:style-name="ro1">
          <table:table-cell office:value-type="float" office:value="3921.5867" calcext:value-type="float">
            <text:p>3921.5867</text:p>
          </table:table-cell>
        </table:table-row>
        <table:table-row table:style-name="ro1">
          <table:table-cell office:value-type="float" office:value="6179.016" calcext:value-type="float">
            <text:p>6179.016</text:p>
          </table:table-cell>
        </table:table-row>
        <table:table-row table:style-name="ro1">
          <table:table-cell office:value-type="float" office:value="2856.205" calcext:value-type="float">
            <text:p>2856.205</text:p>
          </table:table-cell>
        </table:table-row>
        <table:table-row table:style-name="ro1">
          <table:table-cell office:value-type="float" office:value="2613.4753" calcext:value-type="float">
            <text:p>2613.4753</text:p>
          </table:table-cell>
        </table:table-row>
        <table:table-row table:style-name="ro1">
          <table:table-cell office:value-type="float" office:value="2729.2324" calcext:value-type="float">
            <text:p>2729.2324</text:p>
          </table:table-cell>
        </table:table-row>
        <table:table-row table:style-name="ro1">
          <table:table-cell office:value-type="float" office:value="5498.546" calcext:value-type="float">
            <text:p>5498.546</text:p>
          </table:table-cell>
        </table:table-row>
        <table:table-row table:style-name="ro1">
          <table:table-cell office:value-type="float" office:value="4573.9792" calcext:value-type="float">
            <text:p>4573.9792</text:p>
          </table:table-cell>
        </table:table-row>
        <table:table-row table:style-name="ro1">
          <table:table-cell office:value-type="float" office:value="2170.9578" calcext:value-type="float">
            <text:p>2170.9578</text:p>
          </table:table-cell>
        </table:table-row>
        <table:table-row table:style-name="ro1">
          <table:table-cell office:value-type="float" office:value="2711.1958" calcext:value-type="float">
            <text:p>2711.1958</text:p>
          </table:table-cell>
        </table:table-row>
        <table:table-row table:style-name="ro1">
          <table:table-cell office:value-type="float" office:value="4731.1657" calcext:value-type="float">
            <text:p>4731.1657</text:p>
          </table:table-cell>
        </table:table-row>
        <table:table-row table:style-name="ro1">
          <table:table-cell office:value-type="float" office:value="2780.428" calcext:value-type="float">
            <text:p>2780.428</text:p>
          </table:table-cell>
        </table:table-row>
        <table:table-row table:style-name="ro1">
          <table:table-cell office:value-type="float" office:value="1991.9746" calcext:value-type="float">
            <text:p>1991.9746</text:p>
          </table:table-cell>
        </table:table-row>
        <table:table-row table:style-name="ro1">
          <table:table-cell office:value-type="float" office:value="3147.1392" calcext:value-type="float">
            <text:p>3147.1392</text:p>
          </table:table-cell>
        </table:table-row>
        <table:table-row table:style-name="ro1">
          <table:table-cell office:value-type="float" office:value="7548.4545" calcext:value-type="float">
            <text:p>7548.4545</text:p>
          </table:table-cell>
        </table:table-row>
        <table:table-row table:style-name="ro1">
          <table:table-cell office:value-type="float" office:value="2548.0242" calcext:value-type="float">
            <text:p>2548.0242</text:p>
          </table:table-cell>
        </table:table-row>
        <table:table-row table:style-name="ro1">
          <table:table-cell office:value-type="float" office:value="3525.7383" calcext:value-type="float">
            <text:p>3525.7383</text:p>
          </table:table-cell>
        </table:table-row>
        <table:table-row table:style-name="ro1">
          <table:table-cell office:value-type="float" office:value="3926.6047" calcext:value-type="float">
            <text:p>3926.6047</text:p>
          </table:table-cell>
        </table:table-row>
        <table:table-row table:style-name="ro1">
          <table:table-cell office:value-type="float" office:value="4999.1624" calcext:value-type="float">
            <text:p>4999.1624</text:p>
          </table:table-cell>
        </table:table-row>
        <table:table-row table:style-name="ro1">
          <table:table-cell office:value-type="float" office:value="2786.6277" calcext:value-type="float">
            <text:p>2786.6277</text:p>
          </table:table-cell>
        </table:table-row>
        <table:table-row table:style-name="ro1">
          <table:table-cell office:value-type="float" office:value="5317.2124" calcext:value-type="float">
            <text:p>5317.2124</text:p>
          </table:table-cell>
        </table:table-row>
        <table:table-row table:style-name="ro1">
          <table:table-cell office:value-type="float" office:value="2375.3298" calcext:value-type="float">
            <text:p>2375.3298</text:p>
          </table:table-cell>
        </table:table-row>
        <table:table-row table:style-name="ro1">
          <table:table-cell office:value-type="float" office:value="2921.615" calcext:value-type="float">
            <text:p>2921.615</text:p>
          </table:table-cell>
        </table:table-row>
        <table:table-row table:style-name="ro1">
          <table:table-cell office:value-type="float" office:value="3466.596" calcext:value-type="float">
            <text:p>3466.596</text:p>
          </table:table-cell>
        </table:table-row>
        <table:table-row table:style-name="ro1">
          <table:table-cell office:value-type="float" office:value="3669.6184" calcext:value-type="float">
            <text:p>3669.6184</text:p>
          </table:table-cell>
        </table:table-row>
        <table:table-row table:style-name="ro1">
          <table:table-cell office:value-type="float" office:value="2781.849" calcext:value-type="float">
            <text:p>2781.849</text:p>
          </table:table-cell>
        </table:table-row>
        <table:table-row table:style-name="ro1">
          <table:table-cell office:value-type="float" office:value="5548.1567" calcext:value-type="float">
            <text:p>5548.1567</text:p>
          </table:table-cell>
        </table:table-row>
        <table:table-row table:style-name="ro1">
          <table:table-cell office:value-type="float" office:value="3271.6675" calcext:value-type="float">
            <text:p>3271.6675</text:p>
          </table:table-cell>
        </table:table-row>
        <table:table-row table:style-name="ro1">
          <table:table-cell office:value-type="float" office:value="2830.206" calcext:value-type="float">
            <text:p>2830.206</text:p>
          </table:table-cell>
        </table:table-row>
        <table:table-row table:style-name="ro1">
          <table:table-cell office:value-type="float" office:value="2141.4143" calcext:value-type="float">
            <text:p>2141.4143</text:p>
          </table:table-cell>
        </table:table-row>
        <table:table-row table:style-name="ro1">
          <table:table-cell office:value-type="float" office:value="5623.1654" calcext:value-type="float">
            <text:p>5623.1654</text:p>
          </table:table-cell>
        </table:table-row>
        <table:table-row table:style-name="ro1">
          <table:table-cell office:value-type="float" office:value="3891.596" calcext:value-type="float">
            <text:p>3891.596</text:p>
          </table:table-cell>
        </table:table-row>
        <table:table-row table:style-name="ro1">
          <table:table-cell office:value-type="float" office:value="2416.9204" calcext:value-type="float">
            <text:p>2416.9204</text:p>
          </table:table-cell>
        </table:table-row>
        <table:table-row table:style-name="ro1">
          <table:table-cell office:value-type="float" office:value="1648.9741" calcext:value-type="float">
            <text:p>1648.9741</text:p>
          </table:table-cell>
        </table:table-row>
        <table:table-row table:style-name="ro1">
          <table:table-cell office:value-type="float" office:value="5000.1654" calcext:value-type="float">
            <text:p>5000.1654</text:p>
          </table:table-cell>
        </table:table-row>
        <table:table-row table:style-name="ro1">
          <table:table-cell office:value-type="float" office:value="2318.7607" calcext:value-type="float">
            <text:p>2318.7607</text:p>
          </table:table-cell>
        </table:table-row>
        <table:table-row table:style-name="ro1">
          <table:table-cell office:value-type="float" office:value="3746.4958" calcext:value-type="float">
            <text:p>3746.4958</text:p>
          </table:table-cell>
        </table:table-row>
        <table:table-row table:style-name="ro1">
          <table:table-cell office:value-type="float" office:value="4895.1365" calcext:value-type="float">
            <text:p>4895.1365</text:p>
          </table:table-cell>
        </table:table-row>
        <table:table-row table:style-name="ro1">
          <table:table-cell office:value-type="float" office:value="5789.1564" calcext:value-type="float">
            <text:p>5789.1564</text:p>
          </table:table-cell>
        </table:table-row>
        <table:table-row table:style-name="ro1">
          <table:table-cell office:value-type="float" office:value="2396.1052" calcext:value-type="float">
            <text:p>2396.1052</text:p>
          </table:table-cell>
        </table:table-row>
        <table:table-row table:style-name="ro1">
          <table:table-cell office:value-type="float" office:value="1878.8999" calcext:value-type="float">
            <text:p>1878.8999</text:p>
          </table:table-cell>
        </table:table-row>
        <table:table-row table:style-name="ro1">
          <table:table-cell office:value-type="float" office:value="2963.3716" calcext:value-type="float">
            <text:p>2963.3716</text:p>
          </table:table-cell>
        </table:table-row>
        <table:table-row table:style-name="ro1">
          <table:table-cell office:value-type="float" office:value="1875.8654" calcext:value-type="float">
            <text:p>1875.8654</text:p>
          </table:table-cell>
        </table:table-row>
        <table:table-row table:style-name="ro1">
          <table:table-cell office:value-type="float" office:value="3094.08" calcext:value-type="float">
            <text:p>3094.08</text:p>
          </table:table-cell>
        </table:table-row>
        <table:table-row table:style-name="ro1">
          <table:table-cell office:value-type="float" office:value="3170.4185" calcext:value-type="float">
            <text:p>3170.4185</text:p>
          </table:table-cell>
        </table:table-row>
        <table:table-row table:style-name="ro1">
          <table:table-cell office:value-type="float" office:value="2187.2349" calcext:value-type="float">
            <text:p>2187.2349</text:p>
          </table:table-cell>
        </table:table-row>
        <table:table-row table:style-name="ro1">
          <table:table-cell office:value-type="float" office:value="2328.0845" calcext:value-type="float">
            <text:p>2328.0845</text:p>
          </table:table-cell>
        </table:table-row>
        <table:table-row table:style-name="ro1">
          <table:table-cell office:value-type="float" office:value="3347.4631" calcext:value-type="float">
            <text:p>3347.4631</text:p>
          </table:table-cell>
        </table:table-row>
        <table:table-row table:style-name="ro1">
          <table:table-cell office:value-type="float" office:value="2840.0972" calcext:value-type="float">
            <text:p>2840.0972</text:p>
          </table:table-cell>
        </table:table-row>
        <table:table-row table:style-name="ro1">
          <table:table-cell office:value-type="float" office:value="1937.8159" calcext:value-type="float">
            <text:p>1937.8159</text:p>
          </table:table-cell>
        </table:table-row>
        <table:table-row table:style-name="ro1">
          <table:table-cell office:value-type="float" office:value="5548.457" calcext:value-type="float">
            <text:p>5548.457</text:p>
          </table:table-cell>
        </table:table-row>
        <table:table-row table:style-name="ro1">
          <table:table-cell office:value-type="float" office:value="2828.7014" calcext:value-type="float">
            <text:p>2828.7014</text:p>
          </table:table-cell>
        </table:table-row>
        <table:table-row table:style-name="ro1">
          <table:table-cell office:value-type="float" office:value="2114.7622" calcext:value-type="float">
            <text:p>2114.7622</text:p>
          </table:table-cell>
        </table:table-row>
        <table:table-row table:style-name="ro1">
          <table:table-cell office:value-type="float" office:value="2583.471" calcext:value-type="float">
            <text:p>2583.471</text:p>
          </table:table-cell>
        </table:table-row>
        <table:table-row table:style-name="ro1">
          <table:table-cell office:value-type="float" office:value="2535.076" calcext:value-type="float">
            <text:p>2535.076</text:p>
          </table:table-cell>
        </table:table-row>
        <table:table-row table:style-name="ro1">
          <table:table-cell office:value-type="float" office:value="4878.564" calcext:value-type="float">
            <text:p>4878.564</text:p>
          </table:table-cell>
        </table:table-row>
        <table:table-row table:style-name="ro1">
          <table:table-cell office:value-type="float" office:value="3245.6267" calcext:value-type="float">
            <text:p>3245.6267</text:p>
          </table:table-cell>
        </table:table-row>
        <table:table-row table:style-name="ro1">
          <table:table-cell office:value-type="float" office:value="2797.5757" calcext:value-type="float">
            <text:p>2797.5757</text:p>
          </table:table-cell>
        </table:table-row>
        <table:table-row table:style-name="ro1">
          <table:table-cell office:value-type="float" office:value="2982.336" calcext:value-type="float">
            <text:p>2982.336</text:p>
          </table:table-cell>
        </table:table-row>
        <table:table-row table:style-name="ro1">
          <table:table-cell office:value-type="float" office:value="3224.5933" calcext:value-type="float">
            <text:p>3224.5933</text:p>
          </table:table-cell>
        </table:table-row>
        <table:table-row table:style-name="ro1">
          <table:table-cell office:value-type="float" office:value="5231.10321" calcext:value-type="float">
            <text:p>5231.10321</text:p>
          </table:table-cell>
        </table:table-row>
        <table:table-row table:style-name="ro1">
          <table:table-cell office:value-type="float" office:value="2006.0089" calcext:value-type="float">
            <text:p>2006.0089</text:p>
          </table:table-cell>
        </table:table-row>
        <table:table-row table:style-name="ro1">
          <table:table-cell office:value-type="float" office:value="1871.5576" calcext:value-type="float">
            <text:p>1871.5576</text:p>
          </table:table-cell>
        </table:table-row>
        <table:table-row table:style-name="ro1">
          <table:table-cell office:value-type="float" office:value="3377.0857" calcext:value-type="float">
            <text:p>3377.0857</text:p>
          </table:table-cell>
        </table:table-row>
        <table:table-row table:style-name="ro1">
          <table:table-cell office:value-type="float" office:value="4876.49584" calcext:value-type="float">
            <text:p>4876.49584</text:p>
          </table:table-cell>
        </table:table-row>
        <table:table-row table:style-name="ro1">
          <table:table-cell office:value-type="float" office:value="2957.245" calcext:value-type="float">
            <text:p>2957.245</text:p>
          </table:table-cell>
        </table:table-row>
        <table:table-row table:style-name="ro1">
          <table:table-cell office:value-type="float" office:value="2298.6685" calcext:value-type="float">
            <text:p>2298.6685</text:p>
          </table:table-cell>
        </table:table-row>
        <table:table-row table:style-name="ro1">
          <table:table-cell office:value-type="float" office:value="3105.943" calcext:value-type="float">
            <text:p>3105.943</text:p>
          </table:table-cell>
        </table:table-row>
        <table:table-row table:style-name="ro1">
          <table:table-cell office:value-type="float" office:value="5798.132" calcext:value-type="float">
            <text:p>5798.132</text:p>
          </table:table-cell>
        </table:table-row>
        <table:table-row table:style-name="ro1">
          <table:table-cell office:value-type="float" office:value="2500.7798" calcext:value-type="float">
            <text:p>2500.7798</text:p>
          </table:table-cell>
        </table:table-row>
        <table:table-row table:style-name="ro1">
          <table:table-cell office:value-type="float" office:value="6789.156" calcext:value-type="float">
            <text:p>6789.156</text:p>
          </table:table-cell>
        </table:table-row>
        <table:table-row table:style-name="ro1">
          <table:table-cell office:value-type="float" office:value="2822.2163" calcext:value-type="float">
            <text:p>2822.2163</text:p>
          </table:table-cell>
        </table:table-row>
        <table:table-row table:style-name="ro1">
          <table:table-cell office:value-type="float" office:value="2382.1768" calcext:value-type="float">
            <text:p>2382.1768</text:p>
          </table:table-cell>
        </table:table-row>
        <table:table-row table:style-name="ro1">
          <table:table-cell office:value-type="float" office:value="2154.178" calcext:value-type="float">
            <text:p>2154.178</text:p>
          </table:table-cell>
        </table:table-row>
        <table:table-row table:style-name="ro1">
          <table:table-cell office:value-type="float" office:value="4898.1612" calcext:value-type="float">
            <text:p>4898.1612</text:p>
          </table:table-cell>
        </table:table-row>
        <table:table-row table:style-name="ro1">
          <table:table-cell office:value-type="float" office:value="3604.3357" calcext:value-type="float">
            <text:p>3604.3357</text:p>
          </table:table-cell>
        </table:table-row>
        <table:table-row table:style-name="ro1">
          <table:table-cell office:value-type="float" office:value="2196.0725" calcext:value-type="float">
            <text:p>2196.0725</text:p>
          </table:table-cell>
        </table:table-row>
        <table:table-row table:style-name="ro1">
          <table:table-cell office:value-type="float" office:value="1917.6173" calcext:value-type="float">
            <text:p>1917.6173</text:p>
          </table:table-cell>
        </table:table-row>
        <table:table-row table:style-name="ro1">
          <table:table-cell office:value-type="float" office:value="5798.116" calcext:value-type="float">
            <text:p>5798.116</text:p>
          </table:table-cell>
        </table:table-row>
        <table:table-row table:style-name="ro1">
          <table:table-cell office:value-type="float" office:value="2055.1492" calcext:value-type="float">
            <text:p>2055.1492</text:p>
          </table:table-cell>
        </table:table-row>
        <table:table-row table:style-name="ro1">
          <table:table-cell office:value-type="float" office:value="3056.6313" calcext:value-type="float">
            <text:p>3056.6313</text:p>
          </table:table-cell>
        </table:table-row>
        <table:table-row table:style-name="ro1">
          <table:table-cell office:value-type="float" office:value="4564.987" calcext:value-type="float">
            <text:p>4564.987</text:p>
          </table:table-cell>
        </table:table-row>
        <table:table-row table:style-name="ro1">
          <table:table-cell office:value-type="float" office:value="3729.5579" calcext:value-type="float">
            <text:p>3729.5579</text:p>
          </table:table-cell>
        </table:table-row>
        <table:table-row table:style-name="ro1">
          <table:table-cell office:value-type="float" office:value="3048.1973" calcext:value-type="float">
            <text:p>3048.1973</text:p>
          </table:table-cell>
        </table:table-row>
        <table:table-row table:style-name="ro1">
          <table:table-cell office:value-type="float" office:value="5101.1654" calcext:value-type="float">
            <text:p>5101.1654</text:p>
          </table:table-cell>
        </table:table-row>
        <table:table-row table:style-name="ro1">
          <table:table-cell office:value-type="float" office:value="2018.7427" calcext:value-type="float">
            <text:p>2018.7427</text:p>
          </table:table-cell>
        </table:table-row>
        <table:table-row table:style-name="ro1">
          <table:table-cell office:value-type="float" office:value="2477.378" calcext:value-type="float">
            <text:p>2477.378</text:p>
          </table:table-cell>
        </table:table-row>
        <table:table-row table:style-name="ro1">
          <table:table-cell office:value-type="float" office:value="3280.0222" calcext:value-type="float">
            <text:p>3280.0222</text:p>
          </table:table-cell>
        </table:table-row>
        <table:table-row table:style-name="ro1">
          <table:table-cell office:value-type="float" office:value="5689.1321" calcext:value-type="float">
            <text:p>5689.1321</text:p>
          </table:table-cell>
        </table:table-row>
        <table:table-row table:style-name="ro1">
          <table:table-cell office:value-type="float" office:value="2707.1213" calcext:value-type="float">
            <text:p>2707.1213</text:p>
          </table:table-cell>
        </table:table-row>
        <table:table-row table:style-name="ro1">
          <table:table-cell office:value-type="float" office:value="2436.6216" calcext:value-type="float">
            <text:p>2436.6216</text:p>
          </table:table-cell>
        </table:table-row>
        <table:table-row table:style-name="ro1">
          <table:table-cell office:value-type="float" office:value="2130.6343" calcext:value-type="float">
            <text:p>2130.6343</text:p>
          </table:table-cell>
        </table:table-row>
        <table:table-row table:style-name="ro1">
          <table:table-cell office:value-type="float" office:value="4987.1323" calcext:value-type="float">
            <text:p>4987.1323</text:p>
          </table:table-cell>
        </table:table-row>
        <table:table-row table:style-name="ro1">
          <table:table-cell office:value-type="float" office:value="3580.4624" calcext:value-type="float">
            <text:p>3580.4624</text:p>
          </table:table-cell>
        </table:table-row>
        <table:table-row table:style-name="ro1">
          <table:table-cell office:value-type="float" office:value="3908.6106" calcext:value-type="float">
            <text:p>3908.6106</text:p>
          </table:table-cell>
        </table:table-row>
        <table:table-row table:style-name="ro1">
          <table:table-cell office:value-type="float" office:value="3341.337" calcext:value-type="float">
            <text:p>3341.337</text:p>
          </table:table-cell>
        </table:table-row>
        <table:table-row table:style-name="ro1">
          <table:table-cell office:value-type="float" office:value="5644.1654" calcext:value-type="float">
            <text:p>5644.1654</text:p>
          </table:table-cell>
        </table:table-row>
        <table:table-row table:style-name="ro1">
          <table:table-cell office:value-type="float" office:value="2159.8071" calcext:value-type="float">
            <text:p>2159.8071</text:p>
          </table:table-cell>
        </table:table-row>
        <table:table-row table:style-name="ro1">
          <table:table-cell office:value-type="float" office:value="4138.6904" calcext:value-type="float">
            <text:p>4138.6904</text:p>
          </table:table-cell>
        </table:table-row>
        <table:table-row table:style-name="ro1">
          <table:table-cell office:value-type="float" office:value="3174.4363" calcext:value-type="float">
            <text:p>3174.4363</text:p>
          </table:table-cell>
        </table:table-row>
        <table:table-row table:style-name="ro1">
          <table:table-cell office:value-type="float" office:value="3043.6074" calcext:value-type="float">
            <text:p>3043.6074</text:p>
          </table:table-cell>
        </table:table-row>
        <table:table-row table:style-name="ro1">
          <table:table-cell office:value-type="float" office:value="2016.6559" calcext:value-type="float">
            <text:p>2016.6559</text:p>
          </table:table-cell>
        </table:table-row>
        <table:table-row table:style-name="ro1">
          <table:table-cell office:value-type="float" office:value="3192.8535" calcext:value-type="float">
            <text:p>3192.8535</text:p>
          </table:table-cell>
        </table:table-row>
        <table:table-row table:style-name="ro1">
          <table:table-cell office:value-type="float" office:value="3227.512" calcext:value-type="float">
            <text:p>3227.512</text:p>
          </table:table-cell>
        </table:table-row>
        <table:table-row table:style-name="ro1">
          <table:table-cell office:value-type="float" office:value="1943.0256" calcext:value-type="float">
            <text:p>1943.0256</text:p>
          </table:table-cell>
        </table:table-row>
        <table:table-row table:style-name="ro1">
          <table:table-cell office:value-type="float" office:value="1999.3602" calcext:value-type="float">
            <text:p>1999.3602</text:p>
          </table:table-cell>
        </table:table-row>
        <table:table-row table:style-name="ro1">
          <table:table-cell office:value-type="float" office:value="2240.8774" calcext:value-type="float">
            <text:p>2240.8774</text:p>
          </table:table-cell>
        </table:table-row>
        <table:table-row table:style-name="ro1">
          <table:table-cell office:value-type="float" office:value="3514.1045" calcext:value-type="float">
            <text:p>3514.1045</text:p>
          </table:table-cell>
        </table:table-row>
        <table:table-row table:style-name="ro1">
          <table:table-cell office:value-type="float" office:value="2908.9312" calcext:value-type="float">
            <text:p>2908.9312</text:p>
          </table:table-cell>
        </table:table-row>
        <table:table-row table:style-name="ro1">
          <table:table-cell office:value-type="float" office:value="2570.7388" calcext:value-type="float">
            <text:p>2570.7388</text:p>
          </table:table-cell>
        </table:table-row>
        <table:table-row table:style-name="ro1">
          <table:table-cell office:value-type="float" office:value="2093.8052" calcext:value-type="float">
            <text:p>2093.8052</text:p>
          </table:table-cell>
        </table:table-row>
        <table:table-row table:style-name="ro1">
          <table:table-cell office:value-type="float" office:value="3271.8008" calcext:value-type="float">
            <text:p>3271.8008</text:p>
          </table:table-cell>
        </table:table-row>
        <table:table-row table:style-name="ro1">
          <table:table-cell office:value-type="float" office:value="3076.416" calcext:value-type="float">
            <text:p>3076.416</text:p>
          </table:table-cell>
        </table:table-row>
        <table:table-row table:style-name="ro1">
          <table:table-cell office:value-type="float" office:value="2395.01" calcext:value-type="float">
            <text:p>2395.01</text:p>
          </table:table-cell>
        </table:table-row>
        <table:table-row table:style-name="ro1">
          <table:table-cell office:value-type="float" office:value="2904.8535" calcext:value-type="float">
            <text:p>2904.8535</text:p>
          </table:table-cell>
        </table:table-row>
        <table:table-row table:style-name="ro1">
          <table:table-cell office:value-type="float" office:value="4297.0645" calcext:value-type="float">
            <text:p>4297.0645</text:p>
          </table:table-cell>
        </table:table-row>
        <table:table-row table:style-name="ro1">
          <table:table-cell office:value-type="float" office:value="2139.6067" calcext:value-type="float">
            <text:p>2139.6067</text:p>
          </table:table-cell>
        </table:table-row>
        <table:table-row table:style-name="ro1">
          <table:table-cell office:value-type="float" office:value="2985.3604" calcext:value-type="float">
            <text:p>2985.3604</text:p>
          </table:table-cell>
        </table:table-row>
        <table:table-row table:style-name="ro1">
          <table:table-cell office:value-type="float" office:value="2160.5823" calcext:value-type="float">
            <text:p>2160.5823</text:p>
          </table:table-cell>
        </table:table-row>
        <table:table-row table:style-name="ro1">
          <table:table-cell office:value-type="float" office:value="2862.4878" calcext:value-type="float">
            <text:p>2862.4878</text:p>
          </table:table-cell>
        </table:table-row>
        <table:table-row table:style-name="ro1">
          <table:table-cell office:value-type="float" office:value="2064.3008" calcext:value-type="float">
            <text:p>2064.3008</text:p>
          </table:table-cell>
        </table:table-row>
        <table:table-row table:style-name="ro1">
          <table:table-cell office:value-type="float" office:value="4955.5215" calcext:value-type="float">
            <text:p>4955.5215</text:p>
          </table:table-cell>
        </table:table-row>
        <table:table-row table:style-name="ro1">
          <table:table-cell office:value-type="float" office:value="2413.1475" calcext:value-type="float">
            <text:p>2413.1475</text:p>
          </table:table-cell>
        </table:table-row>
        <table:table-row table:style-name="ro1">
          <table:table-cell office:value-type="float" office:value="2764.431" calcext:value-type="float">
            <text:p>2764.431</text:p>
          </table:table-cell>
        </table:table-row>
        <table:table-row table:style-name="ro1">
          <table:table-cell office:value-type="float" office:value="3131.9517" calcext:value-type="float">
            <text:p>3131.9517</text:p>
          </table:table-cell>
        </table:table-row>
        <table:table-row table:style-name="ro1">
          <table:table-cell office:value-type="float" office:value="1704.5011" calcext:value-type="float">
            <text:p>1704.5011</text:p>
          </table:table-cell>
        </table:table-row>
        <table:table-row table:style-name="ro1">
          <table:table-cell office:value-type="float" office:value="3021.4224" calcext:value-type="float">
            <text:p>3021.4224</text:p>
          </table:table-cell>
        </table:table-row>
        <table:table-row table:style-name="ro1">
          <table:table-cell office:value-type="float" office:value="2634.6067" calcext:value-type="float">
            <text:p>2634.6067</text:p>
          </table:table-cell>
        </table:table-row>
        <table:table-row table:style-name="ro1">
          <table:table-cell office:value-type="float" office:value="2356.3494" calcext:value-type="float">
            <text:p>2356.3494</text:p>
          </table:table-cell>
        </table:table-row>
        <table:table-row table:style-name="ro1">
          <table:table-cell office:value-type="float" office:value="2050.0054" calcext:value-type="float">
            <text:p>2050.0054</text:p>
          </table:table-cell>
        </table:table-row>
        <table:table-row table:style-name="ro1">
          <table:table-cell office:value-type="float" office:value="2601.7222" calcext:value-type="float">
            <text:p>2601.7222</text:p>
          </table:table-cell>
        </table:table-row>
        <table:table-row table:style-name="ro1">
          <table:table-cell office:value-type="float" office:value="4761.1654" calcext:value-type="float">
            <text:p>4761.1654</text:p>
          </table:table-cell>
        </table:table-row>
        <table:table-row table:style-name="ro1">
          <table:table-cell office:value-type="float" office:value="2462.965" calcext:value-type="float">
            <text:p>2462.965</text:p>
          </table:table-cell>
        </table:table-row>
        <table:table-row table:style-name="ro1">
          <table:table-cell office:value-type="float" office:value="2508.9" calcext:value-type="float">
            <text:p>2508.9</text:p>
          </table:table-cell>
        </table:table-row>
        <table:table-row table:style-name="ro1">
          <table:table-cell office:value-type="float" office:value="5975.1321" calcext:value-type="float">
            <text:p>5975.1321</text:p>
          </table:table-cell>
        </table:table-row>
        <table:table-row table:style-name="ro1">
          <table:table-cell office:value-type="float" office:value="2574.9666" calcext:value-type="float">
            <text:p>2574.9666</text:p>
          </table:table-cell>
        </table:table-row>
        <table:table-row table:style-name="ro1">
          <table:table-cell office:value-type="float" office:value="3227.2915" calcext:value-type="float">
            <text:p>3227.2915</text:p>
          </table:table-cell>
        </table:table-row>
        <table:table-row table:style-name="ro1">
          <table:table-cell office:value-type="float" office:value="2313.2253" calcext:value-type="float">
            <text:p>2313.2253</text:p>
          </table:table-cell>
        </table:table-row>
        <table:table-row table:style-name="ro1">
          <table:table-cell office:value-type="float" office:value="3587.8052" calcext:value-type="float">
            <text:p>3587.8052</text:p>
          </table:table-cell>
        </table:table-row>
        <table:table-row table:style-name="ro1">
          <table:table-cell office:value-type="float" office:value="4208.5913" calcext:value-type="float">
            <text:p>4208.5913</text:p>
          </table:table-cell>
        </table:table-row>
        <table:table-row table:style-name="ro1">
          <table:table-cell office:value-type="float" office:value="2605.4114" calcext:value-type="float">
            <text:p>2605.4114</text:p>
          </table:table-cell>
        </table:table-row>
        <table:table-row table:style-name="ro1">
          <table:table-cell office:value-type="float" office:value="2437.6077" calcext:value-type="float">
            <text:p>2437.6077</text:p>
          </table:table-cell>
        </table:table-row>
        <table:table-row table:style-name="ro1">
          <table:table-cell office:value-type="float" office:value="2463.6123" calcext:value-type="float">
            <text:p>2463.6123</text:p>
          </table:table-cell>
        </table:table-row>
        <table:table-row table:style-name="ro1">
          <table:table-cell office:value-type="float" office:value="2840.3179" calcext:value-type="float">
            <text:p>2840.3179</text:p>
          </table:table-cell>
        </table:table-row>
        <table:table-row table:style-name="ro1">
          <table:table-cell office:value-type="float" office:value="5897.1646" calcext:value-type="float">
            <text:p>5897.1646</text:p>
          </table:table-cell>
        </table:table-row>
        <table:table-row table:style-name="ro1">
          <table:table-cell office:value-type="float" office:value="2212.7444" calcext:value-type="float">
            <text:p>2212.7444</text:p>
          </table:table-cell>
        </table:table-row>
        <table:table-row table:style-name="ro1">
          <table:table-cell office:value-type="float" office:value="2783.7646" calcext:value-type="float">
            <text:p>2783.7646</text:p>
          </table:table-cell>
        </table:table-row>
        <table:table-row table:style-name="ro1">
          <table:table-cell office:value-type="float" office:value="5132.06456" calcext:value-type="float">
            <text:p>5132.06456</text:p>
          </table:table-cell>
        </table:table-row>
        <table:table-row table:style-name="ro1">
          <table:table-cell office:value-type="float" office:value="3387.1018" calcext:value-type="float">
            <text:p>3387.1018</text:p>
          </table:table-cell>
        </table:table-row>
        <table:table-row table:style-name="ro1">
          <table:table-cell office:value-type="float" office:value="2196.0876" calcext:value-type="float">
            <text:p>2196.0876</text:p>
          </table:table-cell>
        </table:table-row>
        <table:table-row table:style-name="ro1">
          <table:table-cell office:value-type="float" office:value="5321.1657" calcext:value-type="float">
            <text:p>5321.1657</text:p>
          </table:table-cell>
        </table:table-row>
        <table:table-row table:style-name="ro1">
          <table:table-cell office:value-type="float" office:value="3737.7793" calcext:value-type="float">
            <text:p>3737.7793</text:p>
          </table:table-cell>
        </table:table-row>
        <table:table-row table:style-name="ro1">
          <table:table-cell office:value-type="float" office:value="2775.778" calcext:value-type="float">
            <text:p>2775.778</text:p>
          </table:table-cell>
        </table:table-row>
        <table:table-row table:style-name="ro1">
          <table:table-cell office:value-type="float" office:value="3109.3586" calcext:value-type="float">
            <text:p>3109.3586</text:p>
          </table:table-cell>
        </table:table-row>
        <table:table-row table:style-name="ro1">
          <table:table-cell office:value-type="float" office:value="4756.3249" calcext:value-type="float">
            <text:p>4756.3249</text:p>
          </table:table-cell>
        </table:table-row>
        <table:table-row table:style-name="ro1">
          <table:table-cell office:value-type="float" office:value="2812.1729" calcext:value-type="float">
            <text:p>2812.1729</text:p>
          </table:table-cell>
        </table:table-row>
        <table:table-row table:style-name="ro1">
          <table:table-cell office:value-type="float" office:value="2390.3364" calcext:value-type="float">
            <text:p>2390.3364</text:p>
          </table:table-cell>
        </table:table-row>
        <table:table-row table:style-name="ro1">
          <table:table-cell office:value-type="float" office:value="2544.828" calcext:value-type="float">
            <text:p>2544.828</text:p>
          </table:table-cell>
        </table:table-row>
        <table:table-row table:style-name="ro1">
          <table:table-cell office:value-type="float" office:value="4986.1216" calcext:value-type="float">
            <text:p>4986.1216</text:p>
          </table:table-cell>
        </table:table-row>
        <table:table-row table:style-name="ro1">
          <table:table-cell office:value-type="float" office:value="2149.5176" calcext:value-type="float">
            <text:p>2149.5176</text:p>
          </table:table-cell>
        </table:table-row>
        <table:table-row table:style-name="ro1">
          <table:table-cell office:value-type="float" office:value="2232.1108" calcext:value-type="float">
            <text:p>2232.1108</text:p>
          </table:table-cell>
        </table:table-row>
        <table:table-row table:style-name="ro1">
          <table:table-cell office:value-type="float" office:value="2625.5425" calcext:value-type="float">
            <text:p>2625.5425</text:p>
          </table:table-cell>
        </table:table-row>
        <table:table-row table:style-name="ro1">
          <table:table-cell office:value-type="float" office:value="5987.165" calcext:value-type="float">
            <text:p>5987.165</text:p>
          </table:table-cell>
        </table:table-row>
        <table:table-row table:style-name="ro1">
          <table:table-cell office:value-type="float" office:value="2572.1562" calcext:value-type="float">
            <text:p>2572.1562</text:p>
          </table:table-cell>
        </table:table-row>
        <table:table-row table:style-name="ro1">
          <table:table-cell office:value-type="float" office:value="4541.572" calcext:value-type="float">
            <text:p>4541.572</text:p>
          </table:table-cell>
        </table:table-row>
        <table:table-row table:style-name="ro1">
          <table:table-cell office:value-type="float" office:value="2450.0854" calcext:value-type="float">
            <text:p>2450.0854</text:p>
          </table:table-cell>
        </table:table-row>
        <table:table-row table:style-name="ro1">
          <table:table-cell office:value-type="float" office:value="2464.5073" calcext:value-type="float">
            <text:p>2464.5073</text:p>
          </table:table-cell>
        </table:table-row>
        <table:table-row table:style-name="ro1">
          <table:table-cell office:value-type="float" office:value="4630.3357" calcext:value-type="float">
            <text:p>4630.3357</text:p>
          </table:table-cell>
        </table:table-row>
        <table:table-row table:style-name="ro1">
          <table:table-cell office:value-type="float" office:value="2990.553" calcext:value-type="float">
            <text:p>2990.553</text:p>
          </table:table-cell>
        </table:table-row>
        <table:table-row table:style-name="ro1">
          <table:table-cell office:value-type="float" office:value="1742.704" calcext:value-type="float">
            <text:p>1742.704</text:p>
          </table:table-cell>
        </table:table-row>
        <table:table-row table:style-name="ro1">
          <table:table-cell office:value-type="float" office:value="2630.7292" calcext:value-type="float">
            <text:p>2630.7292</text:p>
          </table:table-cell>
        </table:table-row>
        <table:table-row table:style-name="ro1">
          <table:table-cell office:value-type="float" office:value="2663.19" calcext:value-type="float">
            <text:p>2663.19</text:p>
          </table:table-cell>
        </table:table-row>
        <table:table-row table:style-name="ro1">
          <table:table-cell office:value-type="float" office:value="2825.168" calcext:value-type="float">
            <text:p>2825.168</text:p>
          </table:table-cell>
        </table:table-row>
        <table:table-row table:style-name="ro1">
          <table:table-cell office:value-type="float" office:value="2352.322" calcext:value-type="float">
            <text:p>2352.322</text:p>
          </table:table-cell>
        </table:table-row>
        <table:table-row table:style-name="ro1">
          <table:table-cell office:value-type="float" office:value="2134.386" calcext:value-type="float">
            <text:p>2134.386</text:p>
          </table:table-cell>
        </table:table-row>
        <table:table-row table:style-name="ro1">
          <table:table-cell office:value-type="float" office:value="2086.3901" calcext:value-type="float">
            <text:p>2086.3901</text:p>
          </table:table-cell>
        </table:table-row>
        <table:table-row table:style-name="ro1">
          <table:table-cell office:value-type="float" office:value="2744.113" calcext:value-type="float">
            <text:p>2744.113</text:p>
          </table:table-cell>
        </table:table-row>
        <table:table-row table:style-name="ro1">
          <table:table-cell office:value-type="float" office:value="2431.0876" calcext:value-type="float">
            <text:p>2431.0876</text:p>
          </table:table-cell>
        </table:table-row>
        <table:table-row table:style-name="ro1">
          <table:table-cell office:value-type="float" office:value="2542.0396" calcext:value-type="float">
            <text:p>2542.0396</text:p>
          </table:table-cell>
        </table:table-row>
        <table:table-row table:style-name="ro1">
          <table:table-cell office:value-type="float" office:value="2482.3818" calcext:value-type="float">
            <text:p>2482.3818</text:p>
          </table:table-cell>
        </table:table-row>
        <table:table-row table:style-name="ro1">
          <table:table-cell office:value-type="float" office:value="2128.6714" calcext:value-type="float">
            <text:p>2128.6714</text:p>
          </table:table-cell>
        </table:table-row>
        <table:table-row table:style-name="ro1">
          <table:table-cell office:value-type="float" office:value="3340.5842" calcext:value-type="float">
            <text:p>3340.5842</text:p>
          </table:table-cell>
        </table:table-row>
        <table:table-row table:style-name="ro1">
          <table:table-cell office:value-type="float" office:value="2961.9485" calcext:value-type="float">
            <text:p>2961.9485</text:p>
          </table:table-cell>
        </table:table-row>
        <table:table-row table:style-name="ro1">
          <table:table-cell office:value-type="float" office:value="4736.0815" calcext:value-type="float">
            <text:p>4736.0815</text:p>
          </table:table-cell>
        </table:table-row>
        <table:table-row table:style-name="ro1">
          <table:table-cell office:value-type="float" office:value="2881.3489" calcext:value-type="float">
            <text:p>2881.3489</text:p>
          </table:table-cell>
        </table:table-row>
        <table:table-row table:style-name="ro1">
          <table:table-cell office:value-type="float" office:value="2685.4707" calcext:value-type="float">
            <text:p>2685.4707</text:p>
          </table:table-cell>
        </table:table-row>
        <table:table-row table:style-name="ro1">
          <table:table-cell office:value-type="float" office:value="2316.5425" calcext:value-type="float">
            <text:p>2316.5425</text:p>
          </table:table-cell>
        </table:table-row>
        <table:table-row table:style-name="ro1">
          <table:table-cell office:value-type="float" office:value="3108.894" calcext:value-type="float">
            <text:p>3108.894</text:p>
          </table:table-cell>
        </table:table-row>
        <table:table-row table:style-name="ro1">
          <table:table-cell office:value-type="float" office:value="2614.9648" calcext:value-type="float">
            <text:p>2614.9648</text:p>
          </table:table-cell>
        </table:table-row>
        <table:table-row table:style-name="ro1">
          <table:table-cell office:value-type="float" office:value="2149.5767" calcext:value-type="float">
            <text:p>2149.5767</text:p>
          </table:table-cell>
        </table:table-row>
        <table:table-row table:style-name="ro1">
          <table:table-cell office:value-type="float" office:value="3198.8005" calcext:value-type="float">
            <text:p>3198.8005</text:p>
          </table:table-cell>
        </table:table-row>
        <table:table-row table:style-name="ro1">
          <table:table-cell office:value-type="float" office:value="2204.4956" calcext:value-type="float">
            <text:p>2204.4956</text:p>
          </table:table-cell>
        </table:table-row>
        <table:table-row table:style-name="ro1">
          <table:table-cell office:value-type="float" office:value="5797.165" calcext:value-type="float">
            <text:p>5797.165</text:p>
          </table:table-cell>
        </table:table-row>
        <table:table-row table:style-name="ro1">
          <table:table-cell office:value-type="float" office:value="2696.3127" calcext:value-type="float">
            <text:p>2696.3127</text:p>
          </table:table-cell>
        </table:table-row>
        <table:table-row table:style-name="ro1">
          <table:table-cell office:value-type="float" office:value="2511.4856" calcext:value-type="float">
            <text:p>2511.4856</text:p>
          </table:table-cell>
        </table:table-row>
        <table:table-row table:style-name="ro1">
          <table:table-cell office:value-type="float" office:value="6981.1657" calcext:value-type="float">
            <text:p>6981.1657</text:p>
          </table:table-cell>
        </table:table-row>
        <table:table-row table:style-name="ro1">
          <table:table-cell office:value-type="float" office:value="2714.855" calcext:value-type="float">
            <text:p>2714.855</text:p>
          </table:table-cell>
        </table:table-row>
        <table:table-row table:style-name="ro1">
          <table:table-cell office:value-type="float" office:value="5987.456" calcext:value-type="float">
            <text:p>5987.456</text:p>
          </table:table-cell>
        </table:table-row>
        <table:table-row table:style-name="ro1">
          <table:table-cell office:value-type="float" office:value="3640.6975" calcext:value-type="float">
            <text:p>3640.6975</text:p>
          </table:table-cell>
        </table:table-row>
        <table:table-row table:style-name="ro1">
          <table:table-cell office:value-type="float" office:value="2658.9338" calcext:value-type="float">
            <text:p>2658.9338</text:p>
          </table:table-cell>
        </table:table-row>
        <table:table-row table:style-name="ro1">
          <table:table-cell office:value-type="float" office:value="2994.4526" calcext:value-type="float">
            <text:p>2994.4526</text:p>
          </table:table-cell>
        </table:table-row>
        <table:table-row table:style-name="ro1">
          <table:table-cell office:value-type="float" office:value="5978.121" calcext:value-type="float">
            <text:p>5978.121</text:p>
          </table:table-cell>
        </table:table-row>
        <table:table-row table:style-name="ro1">
          <table:table-cell office:value-type="float" office:value="2088.0999" calcext:value-type="float">
            <text:p>2088.0999</text:p>
          </table:table-cell>
        </table:table-row>
        <table:table-row table:style-name="ro1">
          <table:table-cell office:value-type="float" office:value="3946.8142" calcext:value-type="float">
            <text:p>3946.8142</text:p>
          </table:table-cell>
        </table:table-row>
        <table:table-row table:style-name="ro1">
          <table:table-cell office:value-type="float" office:value="3024.102" calcext:value-type="float">
            <text:p>3024.102</text:p>
          </table:table-cell>
        </table:table-row>
        <table:table-row table:style-name="ro1">
          <table:table-cell office:value-type="float" office:value="1835.0348" calcext:value-type="float">
            <text:p>1835.0348</text:p>
          </table:table-cell>
        </table:table-row>
        <table:table-row table:style-name="ro1">
          <table:table-cell office:value-type="float" office:value="3808.6306" calcext:value-type="float">
            <text:p>3808.6306</text:p>
          </table:table-cell>
        </table:table-row>
        <table:table-row table:style-name="ro1">
          <table:table-cell office:value-type="float" office:value="2346.2375" calcext:value-type="float">
            <text:p>2346.2375</text:p>
          </table:table-cell>
        </table:table-row>
        <table:table-row table:style-name="ro1">
          <table:table-cell office:value-type="float" office:value="3356.645" calcext:value-type="float">
            <text:p>3356.645</text:p>
          </table:table-cell>
        </table:table-row>
        <table:table-row table:style-name="ro1">
          <table:table-cell office:value-type="float" office:value="5132.06324" calcext:value-type="float">
            <text:p>5132.06324</text:p>
          </table:table-cell>
        </table:table-row>
        <table:table-row table:style-name="ro1">
          <table:table-cell office:value-type="float" office:value="2649.4058" calcext:value-type="float">
            <text:p>2649.4058</text:p>
          </table:table-cell>
        </table:table-row>
        <table:table-row table:style-name="ro1">
          <table:table-cell office:value-type="float" office:value="4879.1654" calcext:value-type="float">
            <text:p>4879.1654</text:p>
          </table:table-cell>
        </table:table-row>
        <table:table-row table:style-name="ro1">
          <table:table-cell office:value-type="float" office:value="2852.3538" calcext:value-type="float">
            <text:p>2852.3538</text:p>
          </table:table-cell>
        </table:table-row>
        <table:table-row table:style-name="ro1">
          <table:table-cell office:value-type="float" office:value="4697.165" calcext:value-type="float">
            <text:p>4697.165</text:p>
          </table:table-cell>
        </table:table-row>
        <table:table-row table:style-name="ro1">
          <table:table-cell office:value-type="float" office:value="1910.012" calcext:value-type="float">
            <text:p>1910.012</text:p>
          </table:table-cell>
        </table:table-row>
        <table:table-row table:style-name="ro1">
          <table:table-cell office:value-type="float" office:value="4987.4564" calcext:value-type="float">
            <text:p>4987.4564</text:p>
          </table:table-cell>
        </table:table-row>
        <table:table-row table:style-name="ro1">
          <table:table-cell office:value-type="float" office:value="2330.685" calcext:value-type="float">
            <text:p>2330.685</text:p>
          </table:table-cell>
        </table:table-row>
        <table:table-row table:style-name="ro1">
          <table:table-cell office:value-type="float" office:value="4999.132" calcext:value-type="float">
            <text:p>4999.132</text:p>
          </table:table-cell>
        </table:table-row>
        <table:table-row table:style-name="ro1">
          <table:table-cell office:value-type="float" office:value="3951.9846" calcext:value-type="float">
            <text:p>3951.9846</text:p>
          </table:table-cell>
        </table:table-row>
        <table:table-row table:style-name="ro1">
          <table:table-cell office:value-type="float" office:value="3539.501" calcext:value-type="float">
            <text:p>3539.501</text:p>
          </table:table-cell>
        </table:table-row>
        <table:table-row table:style-name="ro1">
          <table:table-cell office:value-type="float" office:value="5987.156" calcext:value-type="float">
            <text:p>5987.156</text:p>
          </table:table-cell>
        </table:table-row>
        <table:table-row table:style-name="ro1">
          <table:table-cell office:value-type="float" office:value="2031.6615" calcext:value-type="float">
            <text:p>2031.6615</text:p>
          </table:table-cell>
        </table:table-row>
        <table:table-row table:style-name="ro1">
          <table:table-cell office:value-type="float" office:value="2580.9053" calcext:value-type="float">
            <text:p>2580.9053</text:p>
          </table:table-cell>
        </table:table-row>
        <table:table-row table:style-name="ro1">
          <table:table-cell office:value-type="float" office:value="1814.0337" calcext:value-type="float">
            <text:p>1814.0337</text:p>
          </table:table-cell>
        </table:table-row>
        <table:table-row table:style-name="ro1">
          <table:table-cell office:value-type="float" office:value="5987.156" calcext:value-type="float">
            <text:p>5987.156</text:p>
          </table:table-cell>
        </table:table-row>
        <table:table-row table:style-name="ro1">
          <table:table-cell office:value-type="float" office:value="4723.1843" calcext:value-type="float">
            <text:p>4723.1843</text:p>
          </table:table-cell>
        </table:table-row>
        <table:table-row table:style-name="ro1">
          <table:table-cell office:value-type="float" office:value="4134.573" calcext:value-type="float">
            <text:p>4134.573</text:p>
          </table:table-cell>
        </table:table-row>
        <table:table-row table:style-name="ro1">
          <table:table-cell office:value-type="float" office:value="6481.1256" calcext:value-type="float">
            <text:p>6481.1256</text:p>
          </table:table-cell>
        </table:table-row>
        <table:table-row table:style-name="ro1">
          <table:table-cell office:value-type="float" office:value="2625.3853" calcext:value-type="float">
            <text:p>2625.3853</text:p>
          </table:table-cell>
        </table:table-row>
        <table:table-row table:style-name="ro1">
          <table:table-cell office:value-type="float" office:value="4785.156" calcext:value-type="float">
            <text:p>4785.156</text:p>
          </table:table-cell>
        </table:table-row>
        <table:table-row table:style-name="ro1">
          <table:table-cell office:value-type="float" office:value="2811.585" calcext:value-type="float">
            <text:p>2811.585</text:p>
          </table:table-cell>
        </table:table-row>
        <table:table-row table:style-name="ro1">
          <table:table-cell office:value-type="float" office:value="2895.6753" calcext:value-type="float">
            <text:p>2895.6753</text:p>
          </table:table-cell>
        </table:table-row>
        <table:table-row table:style-name="ro1">
          <table:table-cell office:value-type="float" office:value="4612.4198" calcext:value-type="float">
            <text:p>4612.4198</text:p>
          </table:table-cell>
        </table:table-row>
        <table:table-row table:style-name="ro1">
          <table:table-cell office:value-type="float" office:value="2009.1011" calcext:value-type="float">
            <text:p>2009.1011</text:p>
          </table:table-cell>
        </table:table-row>
        <table:table-row table:style-name="ro1">
          <table:table-cell office:value-type="float" office:value="4897.1654" calcext:value-type="float">
            <text:p>4897.1654</text:p>
          </table:table-cell>
        </table:table-row>
        <table:table-row table:style-name="ro1">
          <table:table-cell office:value-type="float" office:value="2195.468" calcext:value-type="float">
            <text:p>2195.468</text:p>
          </table:table-cell>
        </table:table-row>
        <table:table-row table:style-name="ro1">
          <table:table-cell office:value-type="float" office:value="5981.1651" calcext:value-type="float">
            <text:p>5981.1651</text:p>
          </table:table-cell>
        </table:table-row>
        <table:table-row table:style-name="ro1">
          <table:table-cell office:value-type="float" office:value="3260.5417" calcext:value-type="float">
            <text:p>3260.5417</text:p>
          </table:table-cell>
        </table:table-row>
        <table:table-row table:style-name="ro1">
          <table:table-cell office:value-type="float" office:value="5166.0618" calcext:value-type="float">
            <text:p>5166.0618</text:p>
          </table:table-cell>
        </table:table-row>
        <table:table-row table:style-name="ro1">
          <table:table-cell office:value-type="float" office:value="3130.4893" calcext:value-type="float">
            <text:p>3130.4893</text:p>
          </table:table-cell>
        </table:table-row>
        <table:table-row table:style-name="ro1">
          <table:table-cell office:value-type="float" office:value="5978.165" calcext:value-type="float">
            <text:p>5978.165</text:p>
          </table:table-cell>
        </table:table-row>
        <table:table-row table:style-name="ro1">
          <table:table-cell office:value-type="float" office:value="1955.4305" calcext:value-type="float">
            <text:p>1955.4305</text:p>
          </table:table-cell>
        </table:table-row>
        <table:table-row table:style-name="ro1">
          <table:table-cell office:value-type="float" office:value="4765.165" calcext:value-type="float">
            <text:p>4765.165</text:p>
          </table:table-cell>
        </table:table-row>
        <table:table-row table:style-name="ro1">
          <table:table-cell office:value-type="float" office:value="2547.4014" calcext:value-type="float">
            <text:p>2547.4014</text:p>
          </table:table-cell>
        </table:table-row>
        <table:table-row table:style-name="ro1">
          <table:table-cell office:value-type="float" office:value="5973.1651" calcext:value-type="float">
            <text:p>5973.1651</text:p>
          </table:table-cell>
        </table:table-row>
        <table:table-row table:style-name="ro1">
          <table:table-cell office:value-type="float" office:value="1794.6263" calcext:value-type="float">
            <text:p>1794.6263</text:p>
          </table:table-cell>
        </table:table-row>
        <table:table-row table:style-name="ro1">
          <table:table-cell office:value-type="float" office:value="2819.023" calcext:value-type="float">
            <text:p>2819.023</text:p>
          </table:table-cell>
        </table:table-row>
        <table:table-row table:style-name="ro1">
          <table:table-cell office:value-type="float" office:value="2697.0159" calcext:value-type="float">
            <text:p>2697.0159</text:p>
          </table:table-cell>
        </table:table-row>
        <table:table-row table:style-name="ro1">
          <table:table-cell office:value-type="float" office:value="5231.4967" calcext:value-type="float">
            <text:p>5231.4967</text:p>
          </table:table-cell>
        </table:table-row>
        <table:table-row table:style-name="ro1">
          <table:table-cell office:value-type="float" office:value="2223.045" calcext:value-type="float">
            <text:p>2223.045</text:p>
          </table:table-cell>
        </table:table-row>
        <table:table-row table:style-name="ro1">
          <table:table-cell office:value-type="float" office:value="5487.132" calcext:value-type="float">
            <text:p>5487.132</text:p>
          </table:table-cell>
        </table:table-row>
        <table:table-row table:style-name="ro1">
          <table:table-cell office:value-type="float" office:value="2547.654" calcext:value-type="float">
            <text:p>2547.654</text:p>
          </table:table-cell>
        </table:table-row>
        <table:table-row table:style-name="ro1">
          <table:table-cell office:value-type="float" office:value="2617.1248" calcext:value-type="float">
            <text:p>2617.1248</text:p>
          </table:table-cell>
        </table:table-row>
        <table:table-row table:style-name="ro1">
          <table:table-cell office:value-type="float" office:value="5324.16557" calcext:value-type="float">
            <text:p>5324.16557</text:p>
          </table:table-cell>
        </table:table-row>
        <table:table-row table:style-name="ro1">
          <table:table-cell office:value-type="float" office:value="2528.9583" calcext:value-type="float">
            <text:p>2528.9583</text:p>
          </table:table-cell>
        </table:table-row>
        <table:table-row table:style-name="ro1">
          <table:table-cell office:value-type="float" office:value="4493.9883" calcext:value-type="float">
            <text:p>4493.9883</text:p>
          </table:table-cell>
        </table:table-row>
        <table:table-row table:style-name="ro1">
          <table:table-cell office:value-type="float" office:value="2827.7166" calcext:value-type="float">
            <text:p>2827.7166</text:p>
          </table:table-cell>
        </table:table-row>
        <table:table-row table:style-name="ro1">
          <table:table-cell office:value-type="float" office:value="5264.187" calcext:value-type="float">
            <text:p>5264.187</text:p>
          </table:table-cell>
        </table:table-row>
        <table:table-row table:style-name="ro1">
          <table:table-cell office:value-type="float" office:value="2335.0444" calcext:value-type="float">
            <text:p>2335.0444</text:p>
          </table:table-cell>
        </table:table-row>
        <table:table-row table:style-name="ro1">
          <table:table-cell office:value-type="float" office:value="2039.5955" calcext:value-type="float">
            <text:p>2039.5955</text:p>
          </table:table-cell>
        </table:table-row>
        <table:table-row table:style-name="ro1">
          <table:table-cell office:value-type="float" office:value="6241.789" calcext:value-type="float">
            <text:p>6241.789</text:p>
          </table:table-cell>
        </table:table-row>
        <table:table-row table:style-name="ro1">
          <table:table-cell office:value-type="float" office:value="5711.3859" calcext:value-type="float">
            <text:p>5711.3859</text:p>
          </table:table-cell>
        </table:table-row>
        <table:table-row table:style-name="ro1">
          <table:table-cell office:value-type="float" office:value="1859.1943" calcext:value-type="float">
            <text:p>1859.1943</text:p>
          </table:table-cell>
        </table:table-row>
        <table:table-row table:style-name="ro1">
          <table:table-cell office:value-type="float" office:value="5458.497" calcext:value-type="float">
            <text:p>5458.497</text:p>
          </table:table-cell>
        </table:table-row>
        <table:table-row table:style-name="ro1">
          <table:table-cell office:value-type="float" office:value="5863.164" calcext:value-type="float">
            <text:p>5863.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31:01.863149201</meta:creation-date>
    <dc:date>2019-06-03T12:32:39.140287836</dc:date>
    <meta:editing-duration>PT1M37S</meta:editing-duration>
    <meta:editing-cycles>1</meta:editing-cycles>
    <meta:document-statistic meta:table-count="2" meta:cell-count="1028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737cm" svg:y="4.201cm" style:legend-expansion="high" chart:style-name="ch2"/>
        <chart:plot-area chart:style-name="ch3" chart:data-source-has-labels="both" svg:x="0.32cm" svg:y="0.18cm" svg:width="13.097cm" svg:height="8.64cm">
          <chartooo:coordinate-region svg:x="1.312cm" svg:y="0.379cm" svg:width="11.825cm" svg:height="7.794cm"/>
          <chart:axis chart:dimension="x" chart:name="primary-x" chart:style-name="ch4" chartooo:axis-type="auto">
            <chart:categories table:cell-range-address="local-table.$A$2:.$A$7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29" chart:label-cell-address="local-table.$B$1" chart:class="chart:scatter">
            <chart:data-point chart:repeated="7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9.0925">
                <text:p>3449.09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63.1679">
                <text:p>5463.1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6.1654">
                <text:p>4356.1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0.8555">
                <text:p>3180.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7.415">
                <text:p>4137.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4.381">
                <text:p>4204.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5.8953">
                <text:p>3345.8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78.1346">
                <text:p>6478.1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6.2874">
                <text:p>2936.2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27.5337">
                <text:p>7127.5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65.1325">
                <text:p>8465.1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5.704">
                <text:p>3065.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4.9104">
                <text:p>2834.9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2.64">
                <text:p>5132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7.5479">
                <text:p>2497.5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8.1055">
                <text:p>2718.1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42.225">
                <text:p>6542.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8.1234">
                <text:p>5648.1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43.5615">
                <text:p>2643.5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55.321">
                <text:p>5555.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2.3079">
                <text:p>3102.3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.154">
                <text:p>4500.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7.5547">
                <text:p>1767.5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99.26">
                <text:p>4899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4.1233">
                <text:p>5324.1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9.4641">
                <text:p>1999.4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9.3359">
                <text:p>5789.3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8.1324">
                <text:p>4648.1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9.2315">
                <text:p>5999.2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0.7651">
                <text:p>2580.7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46.135">
                <text:p>7546.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7.722">
                <text:p>2537.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94.132">
                <text:p>7894.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4.7476">
                <text:p>3404.7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3.7036">
                <text:p>2673.7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24.216">
                <text:p>7124.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8.7905">
                <text:p>3148.7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6.235">
                <text:p>7006.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61.6453">
                <text:p>2361.6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97.1346">
                <text:p>6197.1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1.7144">
                <text:p>2781.7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94.234">
                <text:p>6894.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47.926">
                <text:p>2947.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49.2346">
                <text:p>6549.23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14.6514">
                <text:p>1914.6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4.3121">
                <text:p>6154.3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75.2961">
                <text:p>2375.2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4.1657">
                <text:p>6154.1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7.7332">
                <text:p>3407.7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21.347">
                <text:p>6521.3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69.86">
                <text:p>3769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42.1237">
                <text:p>6842.1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76.045">
                <text:p>2176.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79.1346">
                <text:p>6479.1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83.5742">
                <text:p>2683.5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87.1654">
                <text:p>5487.1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5.555">
                <text:p>2575.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84.577">
                <text:p>3284.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9.2546">
                <text:p>3999.25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1.3464">
                <text:p>1941.3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2.10654">
                <text:p>4732.106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67.0708">
                <text:p>2667.0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20.416">
                <text:p>4120.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84.2412">
                <text:p>3884.2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50.1657">
                <text:p>4250.16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24.7646">
                <text:p>3024.7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15.75">
                <text:p>5315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5.0713">
                <text:p>2835.0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74.1324">
                <text:p>4074.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71.13">
                <text:p>4971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15.2185">
                <text:p>2415.2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31.165">
                <text:p>4831.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52.684">
                <text:p>2152.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06.161">
                <text:p>4106.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34.3755">
                <text:p>2334.3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9.1263">
                <text:p>3789.1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0.0913">
                <text:p>2510.0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.2348">
                <text:p>4000.2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0.4321">
                <text:p>3890.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3.7622">
                <text:p>3113.7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75.3248">
                <text:p>4975.3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02.1654">
                <text:p>4302.16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2.8984">
                <text:p>3782.8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31.1324">
                <text:p>5131.1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68.3992">
                <text:p>2668.3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37.1654">
                <text:p>5137.1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6.8862">
                <text:p>2526.8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84.213">
                <text:p>5984.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68.6335">
                <text:p>3068.6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41.0236">
                <text:p>5641.0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41.2566">
                <text:p>2441.25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74.234">
                <text:p>5874.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47.2644">
                <text:p>3147.2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32.9878">
                <text:p>5132.9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2.1657">
                <text:p>4102.1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13.123">
                <text:p>5213.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2.0596">
                <text:p>3152.0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8.4578">
                <text:p>4298.45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72.616">
                <text:p>3672.6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32.13">
                <text:p>5132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6.0435">
                <text:p>2206.0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71.235">
                <text:p>5971.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24.595">
                <text:p>2924.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1.4654">
                <text:p>4031.46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74.1418">
                <text:p>3374.1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4.489">
                <text:p>5134.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9.207">
                <text:p>3009.2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56.132">
                <text:p>5756.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88.6694">
                <text:p>2388.66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89.12314">
                <text:p>3789.12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5.0154">
                <text:p>3445.0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65.1654">
                <text:p>4065.1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4.8948">
                <text:p>2414.89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34.1675">
                <text:p>5134.1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87.358">
                <text:p>3887.3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30.456">
                <text:p>5130.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01.1654">
                <text:p>4201.16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0.79">
                <text:p>5000.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03.5051">
                <text:p>3203.50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0.4567">
                <text:p>5000.45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38.1436">
                <text:p>3938.1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01.5649">
                <text:p>5001.56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03.164">
                <text:p>4003.1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5.2549">
                <text:p>5005.25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18.7175">
                <text:p>2618.7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30.0314">
                <text:p>4130.03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67.085">
                <text:p>3267.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34.1567">
                <text:p>5034.15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43.0369">
                <text:p>2243.03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34.97">
                <text:p>5034.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2.2144">
                <text:p>2052.2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41.78">
                <text:p>4241.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18.5586">
                <text:p>3718.5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16.0635">
                <text:p>4316.0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56.3496">
                <text:p>2656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71.1324">
                <text:p>5671.1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03.7012">
                <text:p>2703.70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32.4897">
                <text:p>5132.48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75.2087">
                <text:p>1875.2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3.165">
                <text:p>1233.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76.4379">
                <text:p>1876.43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24.0154">
                <text:p>5124.01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25.8865">
                <text:p>1925.8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54.978">
                <text:p>3254.9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4.5566">
                <text:p>4294.5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03.165">
                <text:p>4303.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96.9854">
                <text:p>3396.9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21.2103">
                <text:p>5321.21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34.6576">
                <text:p>4034.65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23.7756">
                <text:p>2423.77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34.168">
                <text:p>6134.1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86.8167">
                <text:p>2586.81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25.2494">
                <text:p>1825.24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31.652301">
                <text:p>6131.6523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2.4622">
                <text:p>2552.46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64.3246">
                <text:p>4064.32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9.5414">
                <text:p>1679.5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12.1657">
                <text:p>5312.1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58.3806">
                <text:p>3058.38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05.1654">
                <text:p>4205.16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44.722">
                <text:p>2244.7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27.1657">
                <text:p>5327.1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74.0176">
                <text:p>3574.0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43.4657">
                <text:p>7643.4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1.6423">
                <text:p>3151.6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65.1657">
                <text:p>7365.16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29.7444">
                <text:p>2129.7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09.2314">
                <text:p>4109.23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22.1897">
                <text:p>4022.1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80.625">
                <text:p>2580.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32.154">
                <text:p>5132.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68.9956">
                <text:p>2268.99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78.1231">
                <text:p>4578.1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04.7173">
                <text:p>2104.7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2.1636">
                <text:p>2492.16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2.66">
                <text:p>3012.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75.2454">
                <text:p>2575.24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66.1355">
                <text:p>2666.1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52.0928">
                <text:p>2552.0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86.6377">
                <text:p>3386.63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2.797">
                <text:p>2052.7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32.8813">
                <text:p>2632.8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17.5857">
                <text:p>2417.5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84.1162">
                <text:p>2984.11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93.4854">
                <text:p>2293.48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70.2454">
                <text:p>2770.2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7.3699">
                <text:p>2457.36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88.6196">
                <text:p>2388.6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87.9644">
                <text:p>1487.96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72.5168">
                <text:p>2672.5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41.2391">
                <text:p>1641.2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89.1934">
                <text:p>2989.19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25.909">
                <text:p>3225.9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30.5085">
                <text:p>2230.50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09.4075">
                <text:p>3109.40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83.1672">
                <text:p>2683.16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5.8486">
                <text:p>2155.84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6.1914">
                <text:p>2996.1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59.354">
                <text:p>3059.3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84.6123">
                <text:p>2584.61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4.4624">
                <text:p>2374.4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41.7695">
                <text:p>2441.7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7.9795">
                <text:p>4007.97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56.7925">
                <text:p>2556.79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77.6172">
                <text:p>2477.61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34.4026">
                <text:p>2934.4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78.0886">
                <text:p>2478.08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57.1072">
                <text:p>2557.1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58.9907">
                <text:p>2658.99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82.3325">
                <text:p>2882.3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5.1403">
                <text:p>1965.14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21.6216">
                <text:p>2821.62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.387">
                <text:p>2130.3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62.3813">
                <text:p>2262.38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65.325">
                <text:p>2265.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6.3796">
                <text:p>3536.37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92.024">
                <text:p>2792.0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24.8833">
                <text:p>3024.88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35.7671">
                <text:p>2035.76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1.6213">
                <text:p>2371.62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34.833">
                <text:p>3734.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0.1968">
                <text:p>2230.1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12.864">
                <text:p>2912.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5.4333">
                <text:p>2235.4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57.8435">
                <text:p>3257.8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90.8076">
                <text:p>2190.80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20.7048">
                <text:p>2820.7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3.0493">
                <text:p>2693.0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22.7987">
                <text:p>4022.79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5.7563">
                <text:p>2385.7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0.219">
                <text:p>1400.2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52.4282">
                <text:p>1752.42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65.073">
                <text:p>3165.0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5.6467">
                <text:p>2445.64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68.0017">
                <text:p>2868.0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09.4895">
                <text:p>2509.48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52.1765">
                <text:p>2952.17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84.6123">
                <text:p>2884.6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75.395">
                <text:p>2275.3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99.839">
                <text:p>2699.8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98.9213">
                <text:p>1898.92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37.3396">
                <text:p>2837.33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2.669">
                <text:p>2522.6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10.8508">
                <text:p>3010.8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70.1184">
                <text:p>3070.11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65.9407">
                <text:p>3465.94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88.5408">
                <text:p>2088.54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38.6064">
                <text:p>2638.60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60.4684">
                <text:p>1860.46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36.4607">
                <text:p>1936.46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82.404">
                <text:p>2982.4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61.705">
                <text:p>2061.7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97.5322">
                <text:p>2197.53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18.5757">
                <text:p>2918.57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9.4165">
                <text:p>2579.41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39.4027">
                <text:p>1439.40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23.6404">
                <text:p>3223.64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49.4463">
                <text:p>3549.44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24.5337">
                <text:p>2524.53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84.454">
                <text:p>2384.4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28.1494">
                <text:p>2528.14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48.36">
                <text:p>3248.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24.6462">
                <text:p>2424.64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64.1263">
                <text:p>4864.1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87.65">
                <text:p>1987.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67.1324">
                <text:p>5667.1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01.619">
                <text:p>3001.6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21.137">
                <text:p>6321.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83.1487">
                <text:p>2183.14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21.1657">
                <text:p>5321.1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99.65">
                <text:p>2999.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10.132">
                <text:p>4210.1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6.9744">
                <text:p>2946.97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15.9">
                <text:p>4115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80.8555">
                <text:p>3180.85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60.5">
                <text:p>416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405.165">
                <text:p>6405.1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45.8953">
                <text:p>3345.89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77.1549">
                <text:p>5077.1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52.65">
                <text:p>3152.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01.7854">
                <text:p>7001.78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99.5208">
                <text:p>3499.52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458.1897">
                <text:p>6458.18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4.9104">
                <text:p>2834.91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12.564">
                <text:p>4112.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546.4578">
                <text:p>5546.45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18.1055">
                <text:p>2718.10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458.123">
                <text:p>6458.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00.1654">
                <text:p>4500.16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00.7987">
                <text:p>4800.79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36.1936">
                <text:p>2136.19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48.1324">
                <text:p>6548.1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95.2998">
                <text:p>3795.29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31.179">
                <text:p>4031.1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9.0908">
                <text:p>2709.0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24.137">
                <text:p>7324.1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00.45">
                <text:p>2000.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00.16574">
                <text:p>4000.165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26.3">
                <text:p>4126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99.187">
                <text:p>4199.1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81.36">
                <text:p>2581.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316.1368">
                <text:p>5316.13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64.12">
                <text:p>2564.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34.1305">
                <text:p>6134.13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04.7476">
                <text:p>3404.74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12.1054">
                <text:p>7312.10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70.9485">
                <text:p>2470.94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21.4">
                <text:p>5321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65.1376">
                <text:p>3165.1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33.33">
                <text:p>2333.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07.4822">
                <text:p>2507.48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78.1657">
                <text:p>4978.16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63.7002">
                <text:p>2963.70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74.1305">
                <text:p>5674.13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89.1657">
                <text:p>4989.16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32.1654">
                <text:p>6132.16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25.597">
                <text:p>2525.5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21.0248">
                <text:p>5321.0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51.3503">
                <text:p>2851.35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21.7981">
                <text:p>4021.79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56.987">
                <text:p>2456.9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99.1789">
                <text:p>4999.17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87.9434">
                <text:p>3687.94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98.1968">
                <text:p>5498.1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33.56">
                <text:p>2133.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83.5742">
                <text:p>2683.57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23.789">
                <text:p>3123.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75.555">
                <text:p>2575.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4.577">
                <text:p>3284.5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9.753">
                <text:p>1899.7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41.3464">
                <text:p>1941.34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08.3604">
                <text:p>3808.36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67.0708">
                <text:p>2667.07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83.5383">
                <text:p>3183.5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84.2412">
                <text:p>3884.24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84.7017">
                <text:p>2884.70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24.7646">
                <text:p>3024.76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47.4734">
                <text:p>2847.47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35.0713">
                <text:p>2835.07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61.5303">
                <text:p>2261.5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80.2573">
                <text:p>2680.25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15.2185">
                <text:p>2415.21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49.441">
                <text:p>3049.4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52.684">
                <text:p>2152.6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40.9758">
                <text:p>3840.97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34.3755">
                <text:p>2334.3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99.2998">
                <text:p>2899.29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10.0913">
                <text:p>2510.09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16.8567">
                <text:p>3216.85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0.4321">
                <text:p>3890.43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13.7622">
                <text:p>3113.76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08.2786">
                <text:p>3908.27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78.9028">
                <text:p>2478.90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82.8984">
                <text:p>3782.89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42.2742">
                <text:p>2342.27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68.3992">
                <text:p>2668.39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06.5939">
                <text:p>2006.59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26.8862">
                <text:p>2526.88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77.7764">
                <text:p>2377.77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68.6335">
                <text:p>3068.63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70.0598">
                <text:p>2970.05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41.2566">
                <text:p>2441.25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98.1785">
                <text:p>2398.17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47.2644">
                <text:p>3147.2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17.2422">
                <text:p>2217.24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94.1616">
                <text:p>5794.1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45.7844">
                <text:p>2945.78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52.0596">
                <text:p>3152.05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43.2988">
                <text:p>3843.29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72.616">
                <text:p>3672.6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95.6326">
                <text:p>2195.63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06.0435">
                <text:p>2206.04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03.0372">
                <text:p>1903.03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24.595">
                <text:p>2924.5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75.1188">
                <text:p>1975.11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74.1418">
                <text:p>3374.14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6.8005">
                <text:p>2086.80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09.207">
                <text:p>3009.2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91.5913">
                <text:p>3491.59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88.6694">
                <text:p>2388.66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60.7617">
                <text:p>2160.76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45.0154">
                <text:p>3445.01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40.954">
                <text:p>4540.9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14.8948">
                <text:p>2414.89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97.0522">
                <text:p>2697.05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7.358">
                <text:p>3887.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19.5603">
                <text:p>2719.56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98.2103">
                <text:p>3798.21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23.0776">
                <text:p>2123.07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03.5051">
                <text:p>3203.50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15.2407">
                <text:p>3015.24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8.1436">
                <text:p>3938.14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00.9282">
                <text:p>2800.92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79.1306">
                <text:p>5879.13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36.9219">
                <text:p>2436.92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18.7175">
                <text:p>2618.71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71.7148">
                <text:p>3571.71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67.085">
                <text:p>3267.0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72.1658">
                <text:p>3172.16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01.1654">
                <text:p>4201.16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24.1654">
                <text:p>3124.16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52.2144">
                <text:p>2052.21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09.4698">
                <text:p>4109.46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23.7498">
                <text:p>5123.74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59.9565">
                <text:p>3659.95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37.794">
                <text:p>6137.7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23.5508">
                <text:p>2823.55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18.175">
                <text:p>5318.1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0.4589">
                <text:p>1720.45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312.7987">
                <text:p>7312.79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20.0317">
                <text:p>2320.03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321.8794">
                <text:p>6321.87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14.3938">
                <text:p>3214.39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87.1231">
                <text:p>3987.12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01.5342">
                <text:p>2801.53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31.0634">
                <text:p>4531.06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07.4563">
                <text:p>2707.45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54.123">
                <text:p>5654.1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61.0365">
                <text:p>3461.03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76.9846">
                <text:p>2376.98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75.1657">
                <text:p>4175.16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41.0064">
                <text:p>3641.0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86.8167">
                <text:p>2586.81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15.123">
                <text:p>4315.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19.7305">
                <text:p>2619.73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02.2464">
                <text:p>6502.24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49.6208">
                <text:p>2949.62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67.64651">
                <text:p>5167.646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8.4321">
                <text:p>2148.43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34.546">
                <text:p>4034.5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31.8354">
                <text:p>2531.83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65.4654">
                <text:p>2465.46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95.8398">
                <text:p>3095.83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571.1657">
                <text:p>6571.16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15.387">
                <text:p>2315.3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54.1657">
                <text:p>5654.16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70.1338">
                <text:p>3070.13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68.4987">
                <text:p>4968.49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57.8862">
                <text:p>3357.88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51.575">
                <text:p>4251.5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80.625">
                <text:p>2580.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137.46">
                <text:p>5137.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68.9956">
                <text:p>2268.99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549.4565">
                <text:p>6549.45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04.7173">
                <text:p>2104.7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49.4948">
                <text:p>5649.49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12.66">
                <text:p>3012.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75.2454">
                <text:p>2575.24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66.1355">
                <text:p>2666.13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67.1646">
                <text:p>4967.16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86.6377">
                <text:p>3386.63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34.1646">
                <text:p>5134.16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32.8813">
                <text:p>2632.88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34.21675">
                <text:p>6134.216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84.1162">
                <text:p>2984.11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57.98749">
                <text:p>3657.987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70.2454">
                <text:p>2770.24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99.16516">
                <text:p>3999.165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88.6196">
                <text:p>2388.61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21.187">
                <text:p>5021.1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72.5168">
                <text:p>2672.51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65.4942">
                <text:p>5465.49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89.1934">
                <text:p>2989.19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54.1327">
                <text:p>5654.1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30.5085">
                <text:p>2230.50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87.1687">
                <text:p>5987.16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83.1672">
                <text:p>2683.16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32.4984">
                <text:p>6132.49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96.1914">
                <text:p>2996.19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98.165">
                <text:p>4098.1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84.6123">
                <text:p>2584.61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12.1654">
                <text:p>4312.16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41.7695">
                <text:p>2441.76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07.9795">
                <text:p>4007.97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56.7925">
                <text:p>2556.79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18.1324">
                <text:p>4018.13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34.4026">
                <text:p>2934.40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56.16516">
                <text:p>5456.165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57.1072">
                <text:p>2557.10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568.1654">
                <text:p>4568.16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82.3325">
                <text:p>2882.33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55.4654">
                <text:p>5555.46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21.6216">
                <text:p>2821.62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45.16546">
                <text:p>6545.165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62.3813">
                <text:p>2262.38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12.7984">
                <text:p>4012.79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36.3796">
                <text:p>3536.37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31.4654">
                <text:p>6131.4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24.8833">
                <text:p>3024.88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32.1234">
                <text:p>5132.12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71.6213">
                <text:p>2371.62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05.1635">
                <text:p>4005.16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30.1968">
                <text:p>2230.19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21.1654">
                <text:p>7321.16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35.4333">
                <text:p>2235.4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32.165">
                <text:p>6132.1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90.8076">
                <text:p>2190.80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37.1546">
                <text:p>5137.15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793.321">
                <text:p>5793.3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79.1654">
                <text:p>5079.16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85.7563">
                <text:p>2385.75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99.1756">
                <text:p>4199.17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52.4282">
                <text:p>1752.42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65.073">
                <text:p>3165.0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45.6467">
                <text:p>2445.64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68.0017">
                <text:p>2868.00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9.4895">
                <text:p>2509.48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52.1765">
                <text:p>2952.17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84.6123">
                <text:p>2884.61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75.395">
                <text:p>2275.3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99.839">
                <text:p>2699.8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98.9213">
                <text:p>1898.92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37.3396">
                <text:p>2837.33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22.669">
                <text:p>2522.6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10.8508">
                <text:p>3010.85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70.1184">
                <text:p>3070.11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465.9407">
                <text:p>3465.94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88.5408">
                <text:p>2088.54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38.6064">
                <text:p>2638.60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60.4684">
                <text:p>1860.4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36.4607">
                <text:p>1936.46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82.404">
                <text:p>2982.4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61.705">
                <text:p>2061.7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97.5322">
                <text:p>2197.53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18.5757">
                <text:p>2918.57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79.4165">
                <text:p>2579.41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9.4027">
                <text:p>1439.40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23.6404">
                <text:p>3223.64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49.4463">
                <text:p>3549.44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24.5337">
                <text:p>2524.53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84.454">
                <text:p>2384.4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18.1494">
                <text:p>2418.14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80.428">
                <text:p>3280.4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24.6462">
                <text:p>2424.64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480.1768">
                <text:p>2480.17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93.6586">
                <text:p>1693.65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464.0134">
                <text:p>2464.01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01.619">
                <text:p>3001.6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33.4448">
                <text:p>2533.44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83.1487">
                <text:p>2183.14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04.2378">
                <text:p>2804.23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14.756">
                <text:p>3014.7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49.0925">
                <text:p>3449.09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46.9744">
                <text:p>2946.97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14.199">
                <text:p>4114.1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80.8555">
                <text:p>3180.85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010.498">
                <text:p>4010.4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346.498">
                <text:p>5346.4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45.8953">
                <text:p>3345.89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077.9988">
                <text:p>4077.99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36.2874">
                <text:p>2936.28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165.5337">
                <text:p>8165.53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99.5208">
                <text:p>3499.52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65.704">
                <text:p>3065.7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34.9104">
                <text:p>2834.91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69.1055">
                <text:p>4169.1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97.5479">
                <text:p>2497.54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18.1055">
                <text:p>2718.10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765.2314">
                <text:p>6765.23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15.6456">
                <text:p>4215.64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43.5615">
                <text:p>2643.56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36.1936">
                <text:p>2136.19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102.3079">
                <text:p>3102.30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421.1654">
                <text:p>4421.16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65.1654">
                <text:p>5465.16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09.0908">
                <text:p>2709.09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25.045">
                <text:p>2825.0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99.4641">
                <text:p>1999.46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389.2126">
                <text:p>2389.21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21.412">
                <text:p>4121.4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40.798">
                <text:p>4040.7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67.169">
                <text:p>5467.1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45.8208">
                <text:p>2845.82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37.722">
                <text:p>2537.7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321.1654">
                <text:p>7321.16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04.7476">
                <text:p>3404.74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73.7036">
                <text:p>2673.70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321.165">
                <text:p>6321.1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148.7905">
                <text:p>3148.79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70.5151">
                <text:p>2670.51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001.0005">
                <text:p>8001.00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07.4822">
                <text:p>2507.48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81.7144">
                <text:p>2781.71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13.1324">
                <text:p>6513.13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47.926">
                <text:p>2947.9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99.798">
                <text:p>4999.7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14.6514">
                <text:p>1914.65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134.1654">
                <text:p>5134.16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75.2961">
                <text:p>2375.29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51.3503">
                <text:p>2851.35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07.7332">
                <text:p>3407.73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45.0576">
                <text:p>2745.05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487.1321">
                <text:p>6487.13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87.9434">
                <text:p>3687.94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76.045">
                <text:p>2176.0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16.1634">
                <text:p>4016.16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83.5742">
                <text:p>2683.57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133.7561">
                <text:p>5133.75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75.555">
                <text:p>2575.5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99.4657">
                <text:p>4999.46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98.6648">
                <text:p>1898.66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648.3246">
                <text:p>5648.32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08.3604">
                <text:p>3808.36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67.0708">
                <text:p>2667.07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183.5383">
                <text:p>3183.53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884.2412">
                <text:p>3884.24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84.7017">
                <text:p>2884.70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24.7646">
                <text:p>3024.76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47.4734">
                <text:p>2847.47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35.0713">
                <text:p>2835.07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61.5303">
                <text:p>2261.53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80.2573">
                <text:p>2680.25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15.2185">
                <text:p>2415.21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49.441">
                <text:p>3049.4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52.684">
                <text:p>2152.6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40.9758">
                <text:p>3840.97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334.3755">
                <text:p>2334.37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564.1321">
                <text:p>4564.13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510.0913">
                <text:p>2510.09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493.2546">
                <text:p>5493.25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90.4321">
                <text:p>3890.43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34.496">
                <text:p>6134.4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08.2786">
                <text:p>3908.27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45.05215">
                <text:p>4245.052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82.8984">
                <text:p>3782.89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493.163">
                <text:p>5493.1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68.3992">
                <text:p>2668.39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12.003">
                <text:p>6312.0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26.8862">
                <text:p>2526.886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00.1321">
                <text:p>5000.13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68.6335">
                <text:p>3068.63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000.164">
                <text:p>6000.1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441.2566">
                <text:p>2441.25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000.1654">
                <text:p>4000.16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47.2644">
                <text:p>3147.26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56.154">
                <text:p>6456.1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793.169">
                <text:p>4793.1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321.9879">
                <text:p>5321.98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52.0596">
                <text:p>3152.05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78.0515">
                <text:p>3978.05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72.616">
                <text:p>3672.6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312.7951">
                <text:p>5312.79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06.0435">
                <text:p>2206.04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09.1564">
                <text:p>4109.15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24.595">
                <text:p>2924.5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16.164">
                <text:p>4016.1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374.1418">
                <text:p>3374.14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24.165">
                <text:p>6024.1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045.487">
                <text:p>5045.4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491.5913">
                <text:p>3491.59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10.0657">
                <text:p>4210.06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60.7617">
                <text:p>2160.76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0.257">
                <text:p>6540.2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000.196">
                <text:p>4000.1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064.576">
                <text:p>5064.5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97.0522">
                <text:p>2697.05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405.5746">
                <text:p>6405.57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19.5603">
                <text:p>2719.560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56.1654">
                <text:p>5056.16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992.8751">
                <text:p>5992.87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53.1654">
                <text:p>3453.16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015.2407">
                <text:p>3015.24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987.5766">
                <text:p>4987.57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00.9282">
                <text:p>2800.92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132.1654">
                <text:p>5132.1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436.9219">
                <text:p>2436.92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32.2564">
                <text:p>6132.25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571.7148">
                <text:p>3571.71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54.4654">
                <text:p>4054.46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72.1658">
                <text:p>3172.16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34.4654">
                <text:p>5134.46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08.2554">
                <text:p>2208.25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312.0454">
                <text:p>7312.04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13.354">
                <text:p>4513.3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321.06">
                <text:p>7321.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59.9565">
                <text:p>3659.95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13.354">
                <text:p>5013.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23.5508">
                <text:p>2823.55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8.1321">
                <text:p>6798.13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20.4589">
                <text:p>1720.45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75.2087">
                <text:p>1875.20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20.0317">
                <text:p>2320.03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31.1645">
                <text:p>4031.16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14.3938">
                <text:p>3214.39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13.496">
                <text:p>5013.4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801.5342">
                <text:p>2801.53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94.785">
                <text:p>4094.7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07.4563">
                <text:p>2707.45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987.161">
                <text:p>5987.1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98.6252">
                <text:p>3698.62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76.9846">
                <text:p>2376.98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23.7756">
                <text:p>2423.77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34.167">
                <text:p>6134.1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586.8167">
                <text:p>2586.8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898.732">
                <text:p>6898.7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19.7305">
                <text:p>2619.73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103.1657">
                <text:p>5103.16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49.6208">
                <text:p>2949.62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56.1324">
                <text:p>3756.13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48.4321">
                <text:p>2148.43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58.3806">
                <text:p>3058.38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31.8354">
                <text:p>2531.83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48.49321">
                <text:p>5048.493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095.8398">
                <text:p>3095.83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56.124">
                <text:p>6456.1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15.387">
                <text:p>2315.3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24.794">
                <text:p>7324.7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070.1338">
                <text:p>3070.13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65.1987">
                <text:p>4065.19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357.8862">
                <text:p>3357.88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01.1564">
                <text:p>4001.15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80.625">
                <text:p>2580.6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65.1321">
                <text:p>6765.13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68.9956">
                <text:p>2268.99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45.165">
                <text:p>3245.1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04.7173">
                <text:p>2104.71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500.1657">
                <text:p>4500.16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012.66">
                <text:p>3012.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75.2454">
                <text:p>2575.24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749.798">
                <text:p>5749.7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52.0928">
                <text:p>2552.09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51.6346">
                <text:p>6751.63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52.797">
                <text:p>2052.7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32.8813">
                <text:p>2632.88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17.5857">
                <text:p>2417.58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648.7987">
                <text:p>4648.79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93.4854">
                <text:p>2293.48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973.165">
                <text:p>5973.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737cm" svg:y="4.201cm" style:legend-expansion="high" chart:style-name="ch2"/>
        <chart:plot-area chart:style-name="ch3" chart:data-source-has-labels="both" svg:x="0.32cm" svg:y="0.18cm" svg:width="13.097cm" svg:height="8.64cm">
          <chartooo:coordinate-region svg:x="1.312cm" svg:y="0.379cm" svg:width="11.826cm" svg:height="7.794cm"/>
          <chart:axis chart:dimension="x" chart:name="primary-x" chart:style-name="ch4" chartooo:axis-type="auto">
            <chart:categories table:cell-range-address="local-table.$A$2:.$A$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01" chart:label-cell-address="local-table.$B$1" chart:class="chart:scatte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70.9097">
                <text:p>5270.90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9.9033">
                <text:p>6009.9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54.6241">
                <text:p>4954.6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9.1865">
                <text:p>3529.1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00.2607">
                <text:p>5200.2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89.3608">
                <text:p>3389.3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1.1654">
                <text:p>4891.1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9.0088">
                <text:p>2739.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4.4654">
                <text:p>4964.4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1.1338">
                <text:p>3401.1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1.1814">
                <text:p>2191.1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2.076">
                <text:p>2982.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8.1545">
                <text:p>2468.1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56.0413">
                <text:p>3956.0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2.0322">
                <text:p>2892.0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67.4613">
                <text:p>4867.4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56.4265">
                <text:p>3556.4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16.1654">
                <text:p>5216.1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46.1582">
                <text:p>5046.1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8.7314">
                <text:p>2068.7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66.8691">
                <text:p>2866.8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75.1364">
                <text:p>5975.1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02.282">
                <text:p>6102.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4.4658">
                <text:p>3694.4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.3677">
                <text:p>3215.3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76.9687">
                <text:p>5876.9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4.7144">
                <text:p>2904.7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42.8362">
                <text:p>2742.8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5.521">
                <text:p>2545.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87.02">
                <text:p>4987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98.8901">
                <text:p>3598.8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30.722">
                <text:p>3630.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63.702">
                <text:p>2363.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42.1321">
                <text:p>5642.1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8.4675">
                <text:p>3478.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18.6614">
                <text:p>3118.6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21.5867">
                <text:p>3921.5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79.016">
                <text:p>6179.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6.205">
                <text:p>2856.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13.4753">
                <text:p>2613.4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9.2324">
                <text:p>2729.2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98.546">
                <text:p>5498.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73.9792">
                <text:p>4573.9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70.9578">
                <text:p>2170.9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11.1958">
                <text:p>2711.1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31.1657">
                <text:p>4731.1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80.428">
                <text:p>2780.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1.9746">
                <text:p>1991.9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7.1392">
                <text:p>3147.1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48.4545">
                <text:p>7548.4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48.0242">
                <text:p>2548.0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25.7383">
                <text:p>3525.7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26.6047">
                <text:p>3926.6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9.1624">
                <text:p>4999.1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86.6277">
                <text:p>2786.6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17.2124">
                <text:p>5317.2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5.3298">
                <text:p>2375.3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1.615">
                <text:p>2921.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66.596">
                <text:p>3466.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69.6184">
                <text:p>3669.6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81.849">
                <text:p>2781.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48.1567">
                <text:p>5548.15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71.6675">
                <text:p>3271.6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30.206">
                <text:p>2830.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41.4143">
                <text:p>2141.4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3.1654">
                <text:p>5623.16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91.596">
                <text:p>3891.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6.9204">
                <text:p>2416.9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8.9741">
                <text:p>1648.9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0.1654">
                <text:p>5000.1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8.7607">
                <text:p>2318.76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46.4958">
                <text:p>3746.4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95.1365">
                <text:p>4895.1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89.1564">
                <text:p>5789.15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96.1052">
                <text:p>2396.1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78.8999">
                <text:p>1878.8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63.3716">
                <text:p>2963.3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5.8654">
                <text:p>1875.8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94.08">
                <text:p>3094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0.4185">
                <text:p>3170.4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7.2349">
                <text:p>2187.23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28.0845">
                <text:p>2328.0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47.4631">
                <text:p>3347.4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40.0972">
                <text:p>2840.0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7.8159">
                <text:p>1937.8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48.457">
                <text:p>5548.4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28.7014">
                <text:p>2828.7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4.7622">
                <text:p>2114.76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83.471">
                <text:p>2583.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35.076">
                <text:p>2535.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78.564">
                <text:p>4878.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45.6267">
                <text:p>3245.62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7.5757">
                <text:p>2797.5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82.336">
                <text:p>2982.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24.5933">
                <text:p>3224.59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31.10321">
                <text:p>5231.10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6.0089">
                <text:p>2006.0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1.5576">
                <text:p>1871.5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77.0857">
                <text:p>3377.0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76.49584">
                <text:p>4876.49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7.245">
                <text:p>2957.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98.6685">
                <text:p>2298.6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5.943">
                <text:p>3105.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98.132">
                <text:p>5798.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.7798">
                <text:p>2500.7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89.156">
                <text:p>6789.1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22.2163">
                <text:p>2822.21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82.1768">
                <text:p>2382.1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54.178">
                <text:p>2154.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98.1612">
                <text:p>4898.1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04.3357">
                <text:p>3604.33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96.0725">
                <text:p>2196.0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17.6173">
                <text:p>1917.61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98.116">
                <text:p>5798.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55.1492">
                <text:p>2055.14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56.6313">
                <text:p>3056.63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64.987">
                <text:p>4564.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29.5579">
                <text:p>3729.5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48.1973">
                <text:p>3048.19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01.1654">
                <text:p>5101.1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8.7427">
                <text:p>2018.74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77.378">
                <text:p>2477.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80.0222">
                <text:p>3280.02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89.1321">
                <text:p>5689.13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07.1213">
                <text:p>2707.1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6.6216">
                <text:p>2436.6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30.6343">
                <text:p>2130.6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87.1323">
                <text:p>4987.13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0.4624">
                <text:p>3580.4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08.6106">
                <text:p>3908.61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41.337">
                <text:p>3341.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4.1654">
                <text:p>5644.1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59.8071">
                <text:p>2159.8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38.6904">
                <text:p>4138.6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74.4363">
                <text:p>3174.43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43.6074">
                <text:p>3043.6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6.6559">
                <text:p>2016.65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92.8535">
                <text:p>3192.85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27.512">
                <text:p>3227.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3.0256">
                <text:p>1943.0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99.3602">
                <text:p>1999.3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40.8774">
                <text:p>2240.8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14.1045">
                <text:p>3514.10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08.9312">
                <text:p>2908.9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70.7388">
                <text:p>2570.73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93.8052">
                <text:p>2093.8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71.8008">
                <text:p>3271.80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76.416">
                <text:p>3076.4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95.01">
                <text:p>2395.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04.8535">
                <text:p>2904.85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7.0645">
                <text:p>4297.06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39.6067">
                <text:p>2139.60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85.3604">
                <text:p>2985.3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60.5823">
                <text:p>2160.58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62.4878">
                <text:p>2862.48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64.3008">
                <text:p>2064.30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55.5215">
                <text:p>4955.5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13.1475">
                <text:p>2413.14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64.431">
                <text:p>2764.4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31.9517">
                <text:p>3131.9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4.5011">
                <text:p>1704.50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21.4224">
                <text:p>3021.4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34.6067">
                <text:p>2634.6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6.3494">
                <text:p>2356.34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0.0054">
                <text:p>2050.00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1.7222">
                <text:p>2601.7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61.1654">
                <text:p>4761.16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62.965">
                <text:p>2462.9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08.9">
                <text:p>2508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75.1321">
                <text:p>5975.1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74.9666">
                <text:p>2574.96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27.2915">
                <text:p>3227.2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13.2253">
                <text:p>2313.2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87.8052">
                <text:p>3587.80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08.5913">
                <text:p>4208.5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05.4114">
                <text:p>2605.41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7.6077">
                <text:p>2437.60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63.6123">
                <text:p>2463.6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0.3179">
                <text:p>2840.3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97.1646">
                <text:p>5897.1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12.7444">
                <text:p>2212.74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83.7646">
                <text:p>2783.76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32.06456">
                <text:p>5132.06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87.1018">
                <text:p>3387.10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96.0876">
                <text:p>2196.08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21.1657">
                <text:p>5321.1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7.7793">
                <text:p>3737.77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75.778">
                <text:p>2775.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09.3586">
                <text:p>3109.35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56.3249">
                <text:p>4756.32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12.1729">
                <text:p>2812.17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90.3364">
                <text:p>2390.3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44.828">
                <text:p>2544.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86.1216">
                <text:p>4986.12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49.5176">
                <text:p>2149.51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32.1108">
                <text:p>2232.1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25.5425">
                <text:p>2625.54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87.165">
                <text:p>5987.1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72.1562">
                <text:p>2572.15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41.572">
                <text:p>4541.5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50.0854">
                <text:p>2450.0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64.5073">
                <text:p>2464.50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30.3357">
                <text:p>4630.33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0.553">
                <text:p>2990.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42.704">
                <text:p>1742.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0.7292">
                <text:p>2630.72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63.19">
                <text:p>2663.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5.168">
                <text:p>2825.1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52.322">
                <text:p>2352.3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34.386">
                <text:p>2134.3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86.3901">
                <text:p>2086.39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44.113">
                <text:p>2744.1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31.0876">
                <text:p>2431.08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42.0396">
                <text:p>2542.03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82.3818">
                <text:p>2482.38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28.6714">
                <text:p>2128.67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40.5842">
                <text:p>3340.5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61.9485">
                <text:p>2961.94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36.0815">
                <text:p>4736.08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81.3489">
                <text:p>2881.34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85.4707">
                <text:p>2685.47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16.5425">
                <text:p>2316.54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08.894">
                <text:p>3108.8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14.9648">
                <text:p>2614.9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49.5767">
                <text:p>2149.57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98.8005">
                <text:p>3198.8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04.4956">
                <text:p>2204.49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97.165">
                <text:p>5797.1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96.3127">
                <text:p>2696.31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11.4856">
                <text:p>2511.48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81.1657">
                <text:p>6981.16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14.855">
                <text:p>2714.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87.456">
                <text:p>5987.4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40.6975">
                <text:p>3640.69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58.9338">
                <text:p>2658.93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94.4526">
                <text:p>2994.45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78.121">
                <text:p>5978.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88.0999">
                <text:p>2088.09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46.8142">
                <text:p>3946.81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24.102">
                <text:p>3024.1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35.0348">
                <text:p>1835.03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08.6306">
                <text:p>3808.63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46.2375">
                <text:p>2346.2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56.645">
                <text:p>3356.6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32.06324">
                <text:p>5132.063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9.4058">
                <text:p>2649.40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79.1654">
                <text:p>4879.16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52.3538">
                <text:p>2852.35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97.165">
                <text:p>4697.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10.012">
                <text:p>1910.0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87.4564">
                <text:p>4987.45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30.685">
                <text:p>2330.6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99.132">
                <text:p>4999.1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51.9846">
                <text:p>3951.9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39.501">
                <text:p>3539.5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87.156">
                <text:p>5987.1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1.6615">
                <text:p>2031.66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.9053">
                <text:p>2580.90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4.0337">
                <text:p>1814.03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87.156">
                <text:p>5987.1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23.1843">
                <text:p>4723.18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34.573">
                <text:p>4134.5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81.1256">
                <text:p>6481.12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5.3853">
                <text:p>2625.3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85.156">
                <text:p>4785.1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11.585">
                <text:p>2811.5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95.6753">
                <text:p>2895.67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12.4198">
                <text:p>4612.41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9.1011">
                <text:p>2009.1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7.1654">
                <text:p>4897.16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95.468">
                <text:p>2195.4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81.1651">
                <text:p>5981.16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60.5417">
                <text:p>3260.54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66.0618">
                <text:p>5166.06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30.4893">
                <text:p>3130.48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78.165">
                <text:p>5978.1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55.4305">
                <text:p>1955.4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65.165">
                <text:p>4765.1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47.4014">
                <text:p>2547.4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73.1651">
                <text:p>5973.1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4.6263">
                <text:p>1794.62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9.023">
                <text:p>2819.0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97.0159">
                <text:p>2697.01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31.4967">
                <text:p>5231.49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23.045">
                <text:p>2223.0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487.132">
                <text:p>5487.1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47.654">
                <text:p>2547.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17.1248">
                <text:p>2617.12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24.16557">
                <text:p>5324.165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28.9583">
                <text:p>2528.95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93.9883">
                <text:p>4493.98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27.7166">
                <text:p>2827.7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64.187">
                <text:p>5264.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35.0444">
                <text:p>2335.04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39.5955">
                <text:p>2039.59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41.789">
                <text:p>6241.7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11.3859">
                <text:p>5711.38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59.1943">
                <text:p>1859.19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58.497">
                <text:p>5458.4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863.164">
                <text:p>5863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